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5" style:display-name="MailMergeTable2020-03-06T13:43:47Z5" style:family="table">
      <style:table-properties style:width="13.748cm" table:align="margins"/>
    </style:style>
    <style:style style:name="MailMergeTable2020-03-06T13_3a_43_3a_47Z5.A" style:display-name="MailMergeTable2020-03-06T13:43:47Z5.A" style:family="table-column">
      <style:table-column-properties style:column-width="0.291cm" style:rel-column-width="1387*"/>
    </style:style>
    <style:style style:name="MailMergeTable2020-03-06T13_3a_43_3a_47Z5.B" style:display-name="MailMergeTable2020-03-06T13:43:47Z5.B" style:family="table-column">
      <style:table-column-properties style:column-width="3.635cm" style:rel-column-width="17329*"/>
    </style:style>
    <style:style style:name="MailMergeTable2020-03-06T13_3a_43_3a_47Z5.C" style:display-name="MailMergeTable2020-03-06T13:43:47Z5.C" style:family="table-column">
      <style:table-column-properties style:column-width="1.963cm" style:rel-column-width="9358*"/>
    </style:style>
    <style:style style:name="MailMergeTable2020-03-06T13_3a_43_3a_47Z5.E" style:display-name="MailMergeTable2020-03-06T13:43:47Z5.E" style:family="table-column">
      <style:table-column-properties style:column-width="1.965cm" style:rel-column-width="9366*"/>
    </style:style>
    <style:style style:name="MailMergeTable2020-03-06T13_3a_43_3a_47Z5.G" style:display-name="MailMergeTable2020-03-06T13:43:47Z5.G" style:family="table-column">
      <style:table-column-properties style:column-width="1.967cm" style:rel-column-width="9379*"/>
    </style:style>
    <style:style style:name="MailMergeTable2020-03-06T13_3a_43_3a_47Z5.A1" style:display-name="MailMergeTable2020-03-06T13:43:47Z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5.A2" style:display-name="MailMergeTable2020-03-06T13:43:47Z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5.3" style:display-name="MailMergeTable2020-03-06T13:43:47Z5.3" style:family="table-row">
      <style:table-row-properties style:min-row-height="5.724cm"/>
    </style:style>
    <style:style style:name="MailMergeTable2020-03-06T13_3a_43_3a_47Z5.A3" style:display-name="MailMergeTable2020-03-06T13:43:47Z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5.B3" style:display-name="MailMergeTable2020-03-06T13:43:47Z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5.4" style:display-name="MailMergeTable2020-03-06T13:43:47Z5.4" style:family="table-row">
      <style:table-row-properties style:min-row-height="0.515cm"/>
    </style:style>
    <style:style style:name="MailMergeTable2020-03-06T13_3a_43_3a_47Z5.G4" style:display-name="MailMergeTable2020-03-06T13:43:47Z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6" style:display-name="MailMergeTable2020-03-06T13:43:47Z6" style:family="table">
      <style:table-properties style:width="13.748cm" table:align="margins"/>
    </style:style>
    <style:style style:name="MailMergeTable2020-03-06T13_3a_43_3a_47Z6.A" style:display-name="MailMergeTable2020-03-06T13:43:47Z6.A" style:family="table-column">
      <style:table-column-properties style:column-width="0.291cm" style:rel-column-width="1387*"/>
    </style:style>
    <style:style style:name="MailMergeTable2020-03-06T13_3a_43_3a_47Z6.B" style:display-name="MailMergeTable2020-03-06T13:43:47Z6.B" style:family="table-column">
      <style:table-column-properties style:column-width="3.635cm" style:rel-column-width="17329*"/>
    </style:style>
    <style:style style:name="MailMergeTable2020-03-06T13_3a_43_3a_47Z6.C" style:display-name="MailMergeTable2020-03-06T13:43:47Z6.C" style:family="table-column">
      <style:table-column-properties style:column-width="1.963cm" style:rel-column-width="9358*"/>
    </style:style>
    <style:style style:name="MailMergeTable2020-03-06T13_3a_43_3a_47Z6.E" style:display-name="MailMergeTable2020-03-06T13:43:47Z6.E" style:family="table-column">
      <style:table-column-properties style:column-width="1.965cm" style:rel-column-width="9366*"/>
    </style:style>
    <style:style style:name="MailMergeTable2020-03-06T13_3a_43_3a_47Z6.G" style:display-name="MailMergeTable2020-03-06T13:43:47Z6.G" style:family="table-column">
      <style:table-column-properties style:column-width="1.967cm" style:rel-column-width="9379*"/>
    </style:style>
    <style:style style:name="MailMergeTable2020-03-06T13_3a_43_3a_47Z6.A1" style:display-name="MailMergeTable2020-03-06T13:43:47Z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6.A2" style:display-name="MailMergeTable2020-03-06T13:43:47Z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6.3" style:display-name="MailMergeTable2020-03-06T13:43:47Z6.3" style:family="table-row">
      <style:table-row-properties style:min-row-height="5.724cm"/>
    </style:style>
    <style:style style:name="MailMergeTable2020-03-06T13_3a_43_3a_47Z6.A3" style:display-name="MailMergeTable2020-03-06T13:43:47Z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6.B3" style:display-name="MailMergeTable2020-03-06T13:43:47Z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6.4" style:display-name="MailMergeTable2020-03-06T13:43:47Z6.4" style:family="table-row">
      <style:table-row-properties style:min-row-height="0.515cm"/>
    </style:style>
    <style:style style:name="MailMergeTable2020-03-06T13_3a_43_3a_47Z6.G4" style:display-name="MailMergeTable2020-03-06T13:43:47Z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7" style:display-name="MailMergeTable2020-03-06T13:43:47Z7" style:family="table">
      <style:table-properties style:width="13.748cm" table:align="margins"/>
    </style:style>
    <style:style style:name="MailMergeTable2020-03-06T13_3a_43_3a_47Z7.A" style:display-name="MailMergeTable2020-03-06T13:43:47Z7.A" style:family="table-column">
      <style:table-column-properties style:column-width="0.291cm" style:rel-column-width="1387*"/>
    </style:style>
    <style:style style:name="MailMergeTable2020-03-06T13_3a_43_3a_47Z7.B" style:display-name="MailMergeTable2020-03-06T13:43:47Z7.B" style:family="table-column">
      <style:table-column-properties style:column-width="3.635cm" style:rel-column-width="17329*"/>
    </style:style>
    <style:style style:name="MailMergeTable2020-03-06T13_3a_43_3a_47Z7.C" style:display-name="MailMergeTable2020-03-06T13:43:47Z7.C" style:family="table-column">
      <style:table-column-properties style:column-width="1.963cm" style:rel-column-width="9358*"/>
    </style:style>
    <style:style style:name="MailMergeTable2020-03-06T13_3a_43_3a_47Z7.E" style:display-name="MailMergeTable2020-03-06T13:43:47Z7.E" style:family="table-column">
      <style:table-column-properties style:column-width="1.965cm" style:rel-column-width="9366*"/>
    </style:style>
    <style:style style:name="MailMergeTable2020-03-06T13_3a_43_3a_47Z7.G" style:display-name="MailMergeTable2020-03-06T13:43:47Z7.G" style:family="table-column">
      <style:table-column-properties style:column-width="1.967cm" style:rel-column-width="9379*"/>
    </style:style>
    <style:style style:name="MailMergeTable2020-03-06T13_3a_43_3a_47Z7.A1" style:display-name="MailMergeTable2020-03-06T13:43:47Z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7.A2" style:display-name="MailMergeTable2020-03-06T13:43:47Z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7.3" style:display-name="MailMergeTable2020-03-06T13:43:47Z7.3" style:family="table-row">
      <style:table-row-properties style:min-row-height="5.724cm"/>
    </style:style>
    <style:style style:name="MailMergeTable2020-03-06T13_3a_43_3a_47Z7.A3" style:display-name="MailMergeTable2020-03-06T13:43:47Z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7.B3" style:display-name="MailMergeTable2020-03-06T13:43:47Z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7.4" style:display-name="MailMergeTable2020-03-06T13:43:47Z7.4" style:family="table-row">
      <style:table-row-properties style:min-row-height="0.515cm"/>
    </style:style>
    <style:style style:name="MailMergeTable2020-03-06T13_3a_43_3a_47Z7.G4" style:display-name="MailMergeTable2020-03-06T13:43:47Z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8" style:display-name="MailMergeTable2020-03-06T13:43:47Z8" style:family="table">
      <style:table-properties style:width="13.748cm" table:align="margins"/>
    </style:style>
    <style:style style:name="MailMergeTable2020-03-06T13_3a_43_3a_47Z8.A" style:display-name="MailMergeTable2020-03-06T13:43:47Z8.A" style:family="table-column">
      <style:table-column-properties style:column-width="0.291cm" style:rel-column-width="1387*"/>
    </style:style>
    <style:style style:name="MailMergeTable2020-03-06T13_3a_43_3a_47Z8.B" style:display-name="MailMergeTable2020-03-06T13:43:47Z8.B" style:family="table-column">
      <style:table-column-properties style:column-width="3.635cm" style:rel-column-width="17329*"/>
    </style:style>
    <style:style style:name="MailMergeTable2020-03-06T13_3a_43_3a_47Z8.C" style:display-name="MailMergeTable2020-03-06T13:43:47Z8.C" style:family="table-column">
      <style:table-column-properties style:column-width="1.963cm" style:rel-column-width="9358*"/>
    </style:style>
    <style:style style:name="MailMergeTable2020-03-06T13_3a_43_3a_47Z8.E" style:display-name="MailMergeTable2020-03-06T13:43:47Z8.E" style:family="table-column">
      <style:table-column-properties style:column-width="1.965cm" style:rel-column-width="9366*"/>
    </style:style>
    <style:style style:name="MailMergeTable2020-03-06T13_3a_43_3a_47Z8.G" style:display-name="MailMergeTable2020-03-06T13:43:47Z8.G" style:family="table-column">
      <style:table-column-properties style:column-width="1.967cm" style:rel-column-width="9379*"/>
    </style:style>
    <style:style style:name="MailMergeTable2020-03-06T13_3a_43_3a_47Z8.A1" style:display-name="MailMergeTable2020-03-06T13:43:47Z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8.A2" style:display-name="MailMergeTable2020-03-06T13:43:47Z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8.3" style:display-name="MailMergeTable2020-03-06T13:43:47Z8.3" style:family="table-row">
      <style:table-row-properties style:min-row-height="5.724cm"/>
    </style:style>
    <style:style style:name="MailMergeTable2020-03-06T13_3a_43_3a_47Z8.A3" style:display-name="MailMergeTable2020-03-06T13:43:47Z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8.B3" style:display-name="MailMergeTable2020-03-06T13:43:47Z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8.4" style:display-name="MailMergeTable2020-03-06T13:43:47Z8.4" style:family="table-row">
      <style:table-row-properties style:min-row-height="0.515cm"/>
    </style:style>
    <style:style style:name="MailMergeTable2020-03-06T13_3a_43_3a_47Z8.G4" style:display-name="MailMergeTable2020-03-06T13:43:47Z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9" style:display-name="MailMergeTable2020-03-06T13:43:47Z9" style:family="table">
      <style:table-properties style:width="13.748cm" table:align="margins"/>
    </style:style>
    <style:style style:name="MailMergeTable2020-03-06T13_3a_43_3a_47Z9.A" style:display-name="MailMergeTable2020-03-06T13:43:47Z9.A" style:family="table-column">
      <style:table-column-properties style:column-width="0.291cm" style:rel-column-width="1387*"/>
    </style:style>
    <style:style style:name="MailMergeTable2020-03-06T13_3a_43_3a_47Z9.B" style:display-name="MailMergeTable2020-03-06T13:43:47Z9.B" style:family="table-column">
      <style:table-column-properties style:column-width="3.635cm" style:rel-column-width="17329*"/>
    </style:style>
    <style:style style:name="MailMergeTable2020-03-06T13_3a_43_3a_47Z9.C" style:display-name="MailMergeTable2020-03-06T13:43:47Z9.C" style:family="table-column">
      <style:table-column-properties style:column-width="1.963cm" style:rel-column-width="9358*"/>
    </style:style>
    <style:style style:name="MailMergeTable2020-03-06T13_3a_43_3a_47Z9.E" style:display-name="MailMergeTable2020-03-06T13:43:47Z9.E" style:family="table-column">
      <style:table-column-properties style:column-width="1.965cm" style:rel-column-width="9366*"/>
    </style:style>
    <style:style style:name="MailMergeTable2020-03-06T13_3a_43_3a_47Z9.G" style:display-name="MailMergeTable2020-03-06T13:43:47Z9.G" style:family="table-column">
      <style:table-column-properties style:column-width="1.967cm" style:rel-column-width="9379*"/>
    </style:style>
    <style:style style:name="MailMergeTable2020-03-06T13_3a_43_3a_47Z9.A1" style:display-name="MailMergeTable2020-03-06T13:43:47Z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9.A2" style:display-name="MailMergeTable2020-03-06T13:43:47Z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9.3" style:display-name="MailMergeTable2020-03-06T13:43:47Z9.3" style:family="table-row">
      <style:table-row-properties style:min-row-height="5.724cm"/>
    </style:style>
    <style:style style:name="MailMergeTable2020-03-06T13_3a_43_3a_47Z9.A3" style:display-name="MailMergeTable2020-03-06T13:43:47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9.B3" style:display-name="MailMergeTable2020-03-06T13:43:47Z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9.4" style:display-name="MailMergeTable2020-03-06T13:43:47Z9.4" style:family="table-row">
      <style:table-row-properties style:min-row-height="0.515cm"/>
    </style:style>
    <style:style style:name="MailMergeTable2020-03-06T13_3a_43_3a_47Z9.G4" style:display-name="MailMergeTable2020-03-06T13:43:47Z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0" style:display-name="MailMergeTable2020-03-06T13:43:47Z10" style:family="table">
      <style:table-properties style:width="13.748cm" table:align="margins"/>
    </style:style>
    <style:style style:name="MailMergeTable2020-03-06T13_3a_43_3a_47Z10.A" style:display-name="MailMergeTable2020-03-06T13:43:47Z10.A" style:family="table-column">
      <style:table-column-properties style:column-width="0.291cm" style:rel-column-width="1387*"/>
    </style:style>
    <style:style style:name="MailMergeTable2020-03-06T13_3a_43_3a_47Z10.B" style:display-name="MailMergeTable2020-03-06T13:43:47Z10.B" style:family="table-column">
      <style:table-column-properties style:column-width="3.635cm" style:rel-column-width="17329*"/>
    </style:style>
    <style:style style:name="MailMergeTable2020-03-06T13_3a_43_3a_47Z10.C" style:display-name="MailMergeTable2020-03-06T13:43:47Z10.C" style:family="table-column">
      <style:table-column-properties style:column-width="1.963cm" style:rel-column-width="9358*"/>
    </style:style>
    <style:style style:name="MailMergeTable2020-03-06T13_3a_43_3a_47Z10.E" style:display-name="MailMergeTable2020-03-06T13:43:47Z10.E" style:family="table-column">
      <style:table-column-properties style:column-width="1.965cm" style:rel-column-width="9366*"/>
    </style:style>
    <style:style style:name="MailMergeTable2020-03-06T13_3a_43_3a_47Z10.G" style:display-name="MailMergeTable2020-03-06T13:43:47Z10.G" style:family="table-column">
      <style:table-column-properties style:column-width="1.967cm" style:rel-column-width="9379*"/>
    </style:style>
    <style:style style:name="MailMergeTable2020-03-06T13_3a_43_3a_47Z10.A1" style:display-name="MailMergeTable2020-03-06T13:43:47Z1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0.A2" style:display-name="MailMergeTable2020-03-06T13:43:47Z1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0.3" style:display-name="MailMergeTable2020-03-06T13:43:47Z10.3" style:family="table-row">
      <style:table-row-properties style:min-row-height="5.724cm"/>
    </style:style>
    <style:style style:name="MailMergeTable2020-03-06T13_3a_43_3a_47Z10.A3" style:display-name="MailMergeTable2020-03-06T13:43:47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0.B3" style:display-name="MailMergeTable2020-03-06T13:43:47Z1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0.4" style:display-name="MailMergeTable2020-03-06T13:43:47Z10.4" style:family="table-row">
      <style:table-row-properties style:min-row-height="0.515cm"/>
    </style:style>
    <style:style style:name="MailMergeTable2020-03-06T13_3a_43_3a_47Z10.G4" style:display-name="MailMergeTable2020-03-06T13:43:47Z1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1" style:display-name="MailMergeTable2020-03-06T13:43:47Z11" style:family="table">
      <style:table-properties style:width="13.748cm" table:align="margins"/>
    </style:style>
    <style:style style:name="MailMergeTable2020-03-06T13_3a_43_3a_47Z11.A" style:display-name="MailMergeTable2020-03-06T13:43:47Z11.A" style:family="table-column">
      <style:table-column-properties style:column-width="0.291cm" style:rel-column-width="1387*"/>
    </style:style>
    <style:style style:name="MailMergeTable2020-03-06T13_3a_43_3a_47Z11.B" style:display-name="MailMergeTable2020-03-06T13:43:47Z11.B" style:family="table-column">
      <style:table-column-properties style:column-width="3.635cm" style:rel-column-width="17329*"/>
    </style:style>
    <style:style style:name="MailMergeTable2020-03-06T13_3a_43_3a_47Z11.C" style:display-name="MailMergeTable2020-03-06T13:43:47Z11.C" style:family="table-column">
      <style:table-column-properties style:column-width="1.963cm" style:rel-column-width="9358*"/>
    </style:style>
    <style:style style:name="MailMergeTable2020-03-06T13_3a_43_3a_47Z11.E" style:display-name="MailMergeTable2020-03-06T13:43:47Z11.E" style:family="table-column">
      <style:table-column-properties style:column-width="1.965cm" style:rel-column-width="9366*"/>
    </style:style>
    <style:style style:name="MailMergeTable2020-03-06T13_3a_43_3a_47Z11.G" style:display-name="MailMergeTable2020-03-06T13:43:47Z11.G" style:family="table-column">
      <style:table-column-properties style:column-width="1.967cm" style:rel-column-width="9379*"/>
    </style:style>
    <style:style style:name="MailMergeTable2020-03-06T13_3a_43_3a_47Z11.A1" style:display-name="MailMergeTable2020-03-06T13:43:47Z1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1.A2" style:display-name="MailMergeTable2020-03-06T13:43:47Z1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1.3" style:display-name="MailMergeTable2020-03-06T13:43:47Z11.3" style:family="table-row">
      <style:table-row-properties style:min-row-height="5.724cm"/>
    </style:style>
    <style:style style:name="MailMergeTable2020-03-06T13_3a_43_3a_47Z11.A3" style:display-name="MailMergeTable2020-03-06T13:43:47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1.B3" style:display-name="MailMergeTable2020-03-06T13:43:47Z1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1.4" style:display-name="MailMergeTable2020-03-06T13:43:47Z11.4" style:family="table-row">
      <style:table-row-properties style:min-row-height="0.515cm"/>
    </style:style>
    <style:style style:name="MailMergeTable2020-03-06T13_3a_43_3a_47Z11.G4" style:display-name="MailMergeTable2020-03-06T13:43:47Z1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2" style:display-name="MailMergeTable2020-03-06T13:43:47Z12" style:family="table">
      <style:table-properties style:width="13.748cm" table:align="margins"/>
    </style:style>
    <style:style style:name="MailMergeTable2020-03-06T13_3a_43_3a_47Z12.A" style:display-name="MailMergeTable2020-03-06T13:43:47Z12.A" style:family="table-column">
      <style:table-column-properties style:column-width="0.291cm" style:rel-column-width="1387*"/>
    </style:style>
    <style:style style:name="MailMergeTable2020-03-06T13_3a_43_3a_47Z12.B" style:display-name="MailMergeTable2020-03-06T13:43:47Z12.B" style:family="table-column">
      <style:table-column-properties style:column-width="3.635cm" style:rel-column-width="17329*"/>
    </style:style>
    <style:style style:name="MailMergeTable2020-03-06T13_3a_43_3a_47Z12.C" style:display-name="MailMergeTable2020-03-06T13:43:47Z12.C" style:family="table-column">
      <style:table-column-properties style:column-width="1.963cm" style:rel-column-width="9358*"/>
    </style:style>
    <style:style style:name="MailMergeTable2020-03-06T13_3a_43_3a_47Z12.E" style:display-name="MailMergeTable2020-03-06T13:43:47Z12.E" style:family="table-column">
      <style:table-column-properties style:column-width="1.965cm" style:rel-column-width="9366*"/>
    </style:style>
    <style:style style:name="MailMergeTable2020-03-06T13_3a_43_3a_47Z12.G" style:display-name="MailMergeTable2020-03-06T13:43:47Z12.G" style:family="table-column">
      <style:table-column-properties style:column-width="1.967cm" style:rel-column-width="9379*"/>
    </style:style>
    <style:style style:name="MailMergeTable2020-03-06T13_3a_43_3a_47Z12.A1" style:display-name="MailMergeTable2020-03-06T13:43:47Z1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2.A2" style:display-name="MailMergeTable2020-03-06T13:43:47Z1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2.3" style:display-name="MailMergeTable2020-03-06T13:43:47Z12.3" style:family="table-row">
      <style:table-row-properties style:min-row-height="5.724cm"/>
    </style:style>
    <style:style style:name="MailMergeTable2020-03-06T13_3a_43_3a_47Z12.A3" style:display-name="MailMergeTable2020-03-06T13:43:47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2.B3" style:display-name="MailMergeTable2020-03-06T13:43:47Z1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2.4" style:display-name="MailMergeTable2020-03-06T13:43:47Z12.4" style:family="table-row">
      <style:table-row-properties style:min-row-height="0.515cm"/>
    </style:style>
    <style:style style:name="MailMergeTable2020-03-06T13_3a_43_3a_47Z12.G4" style:display-name="MailMergeTable2020-03-06T13:43:47Z1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3" style:display-name="MailMergeTable2020-03-06T13:43:47Z13" style:family="table">
      <style:table-properties style:width="13.748cm" table:align="margins"/>
    </style:style>
    <style:style style:name="MailMergeTable2020-03-06T13_3a_43_3a_47Z13.A" style:display-name="MailMergeTable2020-03-06T13:43:47Z13.A" style:family="table-column">
      <style:table-column-properties style:column-width="0.291cm" style:rel-column-width="1387*"/>
    </style:style>
    <style:style style:name="MailMergeTable2020-03-06T13_3a_43_3a_47Z13.B" style:display-name="MailMergeTable2020-03-06T13:43:47Z13.B" style:family="table-column">
      <style:table-column-properties style:column-width="3.635cm" style:rel-column-width="17329*"/>
    </style:style>
    <style:style style:name="MailMergeTable2020-03-06T13_3a_43_3a_47Z13.C" style:display-name="MailMergeTable2020-03-06T13:43:47Z13.C" style:family="table-column">
      <style:table-column-properties style:column-width="1.963cm" style:rel-column-width="9358*"/>
    </style:style>
    <style:style style:name="MailMergeTable2020-03-06T13_3a_43_3a_47Z13.E" style:display-name="MailMergeTable2020-03-06T13:43:47Z13.E" style:family="table-column">
      <style:table-column-properties style:column-width="1.965cm" style:rel-column-width="9366*"/>
    </style:style>
    <style:style style:name="MailMergeTable2020-03-06T13_3a_43_3a_47Z13.G" style:display-name="MailMergeTable2020-03-06T13:43:47Z13.G" style:family="table-column">
      <style:table-column-properties style:column-width="1.967cm" style:rel-column-width="9379*"/>
    </style:style>
    <style:style style:name="MailMergeTable2020-03-06T13_3a_43_3a_47Z13.A1" style:display-name="MailMergeTable2020-03-06T13:43:47Z1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3.A2" style:display-name="MailMergeTable2020-03-06T13:43:47Z1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3.3" style:display-name="MailMergeTable2020-03-06T13:43:47Z13.3" style:family="table-row">
      <style:table-row-properties style:min-row-height="5.724cm"/>
    </style:style>
    <style:style style:name="MailMergeTable2020-03-06T13_3a_43_3a_47Z13.A3" style:display-name="MailMergeTable2020-03-06T13:43:47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3.B3" style:display-name="MailMergeTable2020-03-06T13:43:47Z1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3.4" style:display-name="MailMergeTable2020-03-06T13:43:47Z13.4" style:family="table-row">
      <style:table-row-properties style:min-row-height="0.515cm"/>
    </style:style>
    <style:style style:name="MailMergeTable2020-03-06T13_3a_43_3a_47Z13.G4" style:display-name="MailMergeTable2020-03-06T13:43:47Z1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4" style:display-name="MailMergeTable2020-03-06T13:43:47Z14" style:family="table">
      <style:table-properties style:width="13.748cm" table:align="margins"/>
    </style:style>
    <style:style style:name="MailMergeTable2020-03-06T13_3a_43_3a_47Z14.A" style:display-name="MailMergeTable2020-03-06T13:43:47Z14.A" style:family="table-column">
      <style:table-column-properties style:column-width="0.291cm" style:rel-column-width="1387*"/>
    </style:style>
    <style:style style:name="MailMergeTable2020-03-06T13_3a_43_3a_47Z14.B" style:display-name="MailMergeTable2020-03-06T13:43:47Z14.B" style:family="table-column">
      <style:table-column-properties style:column-width="3.635cm" style:rel-column-width="17329*"/>
    </style:style>
    <style:style style:name="MailMergeTable2020-03-06T13_3a_43_3a_47Z14.C" style:display-name="MailMergeTable2020-03-06T13:43:47Z14.C" style:family="table-column">
      <style:table-column-properties style:column-width="1.963cm" style:rel-column-width="9358*"/>
    </style:style>
    <style:style style:name="MailMergeTable2020-03-06T13_3a_43_3a_47Z14.E" style:display-name="MailMergeTable2020-03-06T13:43:47Z14.E" style:family="table-column">
      <style:table-column-properties style:column-width="1.965cm" style:rel-column-width="9366*"/>
    </style:style>
    <style:style style:name="MailMergeTable2020-03-06T13_3a_43_3a_47Z14.G" style:display-name="MailMergeTable2020-03-06T13:43:47Z14.G" style:family="table-column">
      <style:table-column-properties style:column-width="1.967cm" style:rel-column-width="9379*"/>
    </style:style>
    <style:style style:name="MailMergeTable2020-03-06T13_3a_43_3a_47Z14.A1" style:display-name="MailMergeTable2020-03-06T13:43:47Z1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4.A2" style:display-name="MailMergeTable2020-03-06T13:43:47Z1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4.3" style:display-name="MailMergeTable2020-03-06T13:43:47Z14.3" style:family="table-row">
      <style:table-row-properties style:min-row-height="5.724cm"/>
    </style:style>
    <style:style style:name="MailMergeTable2020-03-06T13_3a_43_3a_47Z14.A3" style:display-name="MailMergeTable2020-03-06T13:43:47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4.B3" style:display-name="MailMergeTable2020-03-06T13:43:47Z1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4.4" style:display-name="MailMergeTable2020-03-06T13:43:47Z14.4" style:family="table-row">
      <style:table-row-properties style:min-row-height="0.515cm"/>
    </style:style>
    <style:style style:name="MailMergeTable2020-03-06T13_3a_43_3a_47Z14.G4" style:display-name="MailMergeTable2020-03-06T13:43:47Z1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5" style:display-name="MailMergeTable2020-03-06T13:43:47Z15" style:family="table">
      <style:table-properties style:width="13.748cm" table:align="margins"/>
    </style:style>
    <style:style style:name="MailMergeTable2020-03-06T13_3a_43_3a_47Z15.A" style:display-name="MailMergeTable2020-03-06T13:43:47Z15.A" style:family="table-column">
      <style:table-column-properties style:column-width="0.291cm" style:rel-column-width="1387*"/>
    </style:style>
    <style:style style:name="MailMergeTable2020-03-06T13_3a_43_3a_47Z15.B" style:display-name="MailMergeTable2020-03-06T13:43:47Z15.B" style:family="table-column">
      <style:table-column-properties style:column-width="3.635cm" style:rel-column-width="17329*"/>
    </style:style>
    <style:style style:name="MailMergeTable2020-03-06T13_3a_43_3a_47Z15.C" style:display-name="MailMergeTable2020-03-06T13:43:47Z15.C" style:family="table-column">
      <style:table-column-properties style:column-width="1.963cm" style:rel-column-width="9358*"/>
    </style:style>
    <style:style style:name="MailMergeTable2020-03-06T13_3a_43_3a_47Z15.E" style:display-name="MailMergeTable2020-03-06T13:43:47Z15.E" style:family="table-column">
      <style:table-column-properties style:column-width="1.965cm" style:rel-column-width="9366*"/>
    </style:style>
    <style:style style:name="MailMergeTable2020-03-06T13_3a_43_3a_47Z15.G" style:display-name="MailMergeTable2020-03-06T13:43:47Z15.G" style:family="table-column">
      <style:table-column-properties style:column-width="1.967cm" style:rel-column-width="9379*"/>
    </style:style>
    <style:style style:name="MailMergeTable2020-03-06T13_3a_43_3a_47Z15.A1" style:display-name="MailMergeTable2020-03-06T13:43:47Z1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5.A2" style:display-name="MailMergeTable2020-03-06T13:43:47Z1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5.3" style:display-name="MailMergeTable2020-03-06T13:43:47Z15.3" style:family="table-row">
      <style:table-row-properties style:min-row-height="5.724cm"/>
    </style:style>
    <style:style style:name="MailMergeTable2020-03-06T13_3a_43_3a_47Z15.A3" style:display-name="MailMergeTable2020-03-06T13:43:47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5.B3" style:display-name="MailMergeTable2020-03-06T13:43:47Z1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5.4" style:display-name="MailMergeTable2020-03-06T13:43:47Z15.4" style:family="table-row">
      <style:table-row-properties style:min-row-height="0.515cm"/>
    </style:style>
    <style:style style:name="MailMergeTable2020-03-06T13_3a_43_3a_47Z15.G4" style:display-name="MailMergeTable2020-03-06T13:43:47Z1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6" style:display-name="MailMergeTable2020-03-06T13:43:47Z16" style:family="table">
      <style:table-properties style:width="13.748cm" table:align="margins"/>
    </style:style>
    <style:style style:name="MailMergeTable2020-03-06T13_3a_43_3a_47Z16.A" style:display-name="MailMergeTable2020-03-06T13:43:47Z16.A" style:family="table-column">
      <style:table-column-properties style:column-width="0.291cm" style:rel-column-width="1387*"/>
    </style:style>
    <style:style style:name="MailMergeTable2020-03-06T13_3a_43_3a_47Z16.B" style:display-name="MailMergeTable2020-03-06T13:43:47Z16.B" style:family="table-column">
      <style:table-column-properties style:column-width="3.635cm" style:rel-column-width="17329*"/>
    </style:style>
    <style:style style:name="MailMergeTable2020-03-06T13_3a_43_3a_47Z16.C" style:display-name="MailMergeTable2020-03-06T13:43:47Z16.C" style:family="table-column">
      <style:table-column-properties style:column-width="1.963cm" style:rel-column-width="9358*"/>
    </style:style>
    <style:style style:name="MailMergeTable2020-03-06T13_3a_43_3a_47Z16.E" style:display-name="MailMergeTable2020-03-06T13:43:47Z16.E" style:family="table-column">
      <style:table-column-properties style:column-width="1.965cm" style:rel-column-width="9366*"/>
    </style:style>
    <style:style style:name="MailMergeTable2020-03-06T13_3a_43_3a_47Z16.G" style:display-name="MailMergeTable2020-03-06T13:43:47Z16.G" style:family="table-column">
      <style:table-column-properties style:column-width="1.967cm" style:rel-column-width="9379*"/>
    </style:style>
    <style:style style:name="MailMergeTable2020-03-06T13_3a_43_3a_47Z16.A1" style:display-name="MailMergeTable2020-03-06T13:43:47Z1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6.A2" style:display-name="MailMergeTable2020-03-06T13:43:47Z1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6.3" style:display-name="MailMergeTable2020-03-06T13:43:47Z16.3" style:family="table-row">
      <style:table-row-properties style:min-row-height="5.724cm"/>
    </style:style>
    <style:style style:name="MailMergeTable2020-03-06T13_3a_43_3a_47Z16.A3" style:display-name="MailMergeTable2020-03-06T13:43:47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6.B3" style:display-name="MailMergeTable2020-03-06T13:43:47Z1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6.4" style:display-name="MailMergeTable2020-03-06T13:43:47Z16.4" style:family="table-row">
      <style:table-row-properties style:min-row-height="0.515cm"/>
    </style:style>
    <style:style style:name="MailMergeTable2020-03-06T13_3a_43_3a_47Z16.G4" style:display-name="MailMergeTable2020-03-06T13:43:47Z1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7" style:display-name="MailMergeTable2020-03-06T13:43:47Z17" style:family="table">
      <style:table-properties style:width="13.748cm" table:align="margins"/>
    </style:style>
    <style:style style:name="MailMergeTable2020-03-06T13_3a_43_3a_47Z17.A" style:display-name="MailMergeTable2020-03-06T13:43:47Z17.A" style:family="table-column">
      <style:table-column-properties style:column-width="0.291cm" style:rel-column-width="1387*"/>
    </style:style>
    <style:style style:name="MailMergeTable2020-03-06T13_3a_43_3a_47Z17.B" style:display-name="MailMergeTable2020-03-06T13:43:47Z17.B" style:family="table-column">
      <style:table-column-properties style:column-width="3.635cm" style:rel-column-width="17329*"/>
    </style:style>
    <style:style style:name="MailMergeTable2020-03-06T13_3a_43_3a_47Z17.C" style:display-name="MailMergeTable2020-03-06T13:43:47Z17.C" style:family="table-column">
      <style:table-column-properties style:column-width="1.963cm" style:rel-column-width="9358*"/>
    </style:style>
    <style:style style:name="MailMergeTable2020-03-06T13_3a_43_3a_47Z17.E" style:display-name="MailMergeTable2020-03-06T13:43:47Z17.E" style:family="table-column">
      <style:table-column-properties style:column-width="1.965cm" style:rel-column-width="9366*"/>
    </style:style>
    <style:style style:name="MailMergeTable2020-03-06T13_3a_43_3a_47Z17.G" style:display-name="MailMergeTable2020-03-06T13:43:47Z17.G" style:family="table-column">
      <style:table-column-properties style:column-width="1.967cm" style:rel-column-width="9379*"/>
    </style:style>
    <style:style style:name="MailMergeTable2020-03-06T13_3a_43_3a_47Z17.A1" style:display-name="MailMergeTable2020-03-06T13:43:47Z1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7.A2" style:display-name="MailMergeTable2020-03-06T13:43:47Z1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7.3" style:display-name="MailMergeTable2020-03-06T13:43:47Z17.3" style:family="table-row">
      <style:table-row-properties style:min-row-height="5.724cm"/>
    </style:style>
    <style:style style:name="MailMergeTable2020-03-06T13_3a_43_3a_47Z17.A3" style:display-name="MailMergeTable2020-03-06T13:43:47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7.B3" style:display-name="MailMergeTable2020-03-06T13:43:47Z1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7.4" style:display-name="MailMergeTable2020-03-06T13:43:47Z17.4" style:family="table-row">
      <style:table-row-properties style:min-row-height="0.515cm"/>
    </style:style>
    <style:style style:name="MailMergeTable2020-03-06T13_3a_43_3a_47Z17.G4" style:display-name="MailMergeTable2020-03-06T13:43:47Z1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8" style:display-name="MailMergeTable2020-03-06T13:43:47Z18" style:family="table">
      <style:table-properties style:width="13.748cm" table:align="margins"/>
    </style:style>
    <style:style style:name="MailMergeTable2020-03-06T13_3a_43_3a_47Z18.A" style:display-name="MailMergeTable2020-03-06T13:43:47Z18.A" style:family="table-column">
      <style:table-column-properties style:column-width="0.291cm" style:rel-column-width="1387*"/>
    </style:style>
    <style:style style:name="MailMergeTable2020-03-06T13_3a_43_3a_47Z18.B" style:display-name="MailMergeTable2020-03-06T13:43:47Z18.B" style:family="table-column">
      <style:table-column-properties style:column-width="3.635cm" style:rel-column-width="17329*"/>
    </style:style>
    <style:style style:name="MailMergeTable2020-03-06T13_3a_43_3a_47Z18.C" style:display-name="MailMergeTable2020-03-06T13:43:47Z18.C" style:family="table-column">
      <style:table-column-properties style:column-width="1.963cm" style:rel-column-width="9358*"/>
    </style:style>
    <style:style style:name="MailMergeTable2020-03-06T13_3a_43_3a_47Z18.E" style:display-name="MailMergeTable2020-03-06T13:43:47Z18.E" style:family="table-column">
      <style:table-column-properties style:column-width="1.965cm" style:rel-column-width="9366*"/>
    </style:style>
    <style:style style:name="MailMergeTable2020-03-06T13_3a_43_3a_47Z18.G" style:display-name="MailMergeTable2020-03-06T13:43:47Z18.G" style:family="table-column">
      <style:table-column-properties style:column-width="1.967cm" style:rel-column-width="9379*"/>
    </style:style>
    <style:style style:name="MailMergeTable2020-03-06T13_3a_43_3a_47Z18.A1" style:display-name="MailMergeTable2020-03-06T13:43:47Z1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8.A2" style:display-name="MailMergeTable2020-03-06T13:43:47Z1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8.3" style:display-name="MailMergeTable2020-03-06T13:43:47Z18.3" style:family="table-row">
      <style:table-row-properties style:min-row-height="5.724cm"/>
    </style:style>
    <style:style style:name="MailMergeTable2020-03-06T13_3a_43_3a_47Z18.A3" style:display-name="MailMergeTable2020-03-06T13:43:47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8.B3" style:display-name="MailMergeTable2020-03-06T13:43:47Z1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8.4" style:display-name="MailMergeTable2020-03-06T13:43:47Z18.4" style:family="table-row">
      <style:table-row-properties style:min-row-height="0.515cm"/>
    </style:style>
    <style:style style:name="MailMergeTable2020-03-06T13_3a_43_3a_47Z18.G4" style:display-name="MailMergeTable2020-03-06T13:43:47Z1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19" style:display-name="MailMergeTable2020-03-06T13:43:47Z19" style:family="table">
      <style:table-properties style:width="13.748cm" table:align="margins"/>
    </style:style>
    <style:style style:name="MailMergeTable2020-03-06T13_3a_43_3a_47Z19.A" style:display-name="MailMergeTable2020-03-06T13:43:47Z19.A" style:family="table-column">
      <style:table-column-properties style:column-width="0.291cm" style:rel-column-width="1387*"/>
    </style:style>
    <style:style style:name="MailMergeTable2020-03-06T13_3a_43_3a_47Z19.B" style:display-name="MailMergeTable2020-03-06T13:43:47Z19.B" style:family="table-column">
      <style:table-column-properties style:column-width="3.635cm" style:rel-column-width="17329*"/>
    </style:style>
    <style:style style:name="MailMergeTable2020-03-06T13_3a_43_3a_47Z19.C" style:display-name="MailMergeTable2020-03-06T13:43:47Z19.C" style:family="table-column">
      <style:table-column-properties style:column-width="1.963cm" style:rel-column-width="9358*"/>
    </style:style>
    <style:style style:name="MailMergeTable2020-03-06T13_3a_43_3a_47Z19.E" style:display-name="MailMergeTable2020-03-06T13:43:47Z19.E" style:family="table-column">
      <style:table-column-properties style:column-width="1.965cm" style:rel-column-width="9366*"/>
    </style:style>
    <style:style style:name="MailMergeTable2020-03-06T13_3a_43_3a_47Z19.G" style:display-name="MailMergeTable2020-03-06T13:43:47Z19.G" style:family="table-column">
      <style:table-column-properties style:column-width="1.967cm" style:rel-column-width="9379*"/>
    </style:style>
    <style:style style:name="MailMergeTable2020-03-06T13_3a_43_3a_47Z19.A1" style:display-name="MailMergeTable2020-03-06T13:43:47Z1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19.A2" style:display-name="MailMergeTable2020-03-06T13:43:47Z1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19.3" style:display-name="MailMergeTable2020-03-06T13:43:47Z19.3" style:family="table-row">
      <style:table-row-properties style:min-row-height="5.724cm"/>
    </style:style>
    <style:style style:name="MailMergeTable2020-03-06T13_3a_43_3a_47Z19.A3" style:display-name="MailMergeTable2020-03-06T13:43:47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19.B3" style:display-name="MailMergeTable2020-03-06T13:43:47Z1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19.4" style:display-name="MailMergeTable2020-03-06T13:43:47Z19.4" style:family="table-row">
      <style:table-row-properties style:min-row-height="0.515cm"/>
    </style:style>
    <style:style style:name="MailMergeTable2020-03-06T13_3a_43_3a_47Z19.G4" style:display-name="MailMergeTable2020-03-06T13:43:47Z1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0" style:display-name="MailMergeTable2020-03-06T13:43:47Z20" style:family="table">
      <style:table-properties style:width="13.748cm" table:align="margins"/>
    </style:style>
    <style:style style:name="MailMergeTable2020-03-06T13_3a_43_3a_47Z20.A" style:display-name="MailMergeTable2020-03-06T13:43:47Z20.A" style:family="table-column">
      <style:table-column-properties style:column-width="0.291cm" style:rel-column-width="1387*"/>
    </style:style>
    <style:style style:name="MailMergeTable2020-03-06T13_3a_43_3a_47Z20.B" style:display-name="MailMergeTable2020-03-06T13:43:47Z20.B" style:family="table-column">
      <style:table-column-properties style:column-width="3.635cm" style:rel-column-width="17329*"/>
    </style:style>
    <style:style style:name="MailMergeTable2020-03-06T13_3a_43_3a_47Z20.C" style:display-name="MailMergeTable2020-03-06T13:43:47Z20.C" style:family="table-column">
      <style:table-column-properties style:column-width="1.963cm" style:rel-column-width="9358*"/>
    </style:style>
    <style:style style:name="MailMergeTable2020-03-06T13_3a_43_3a_47Z20.E" style:display-name="MailMergeTable2020-03-06T13:43:47Z20.E" style:family="table-column">
      <style:table-column-properties style:column-width="1.965cm" style:rel-column-width="9366*"/>
    </style:style>
    <style:style style:name="MailMergeTable2020-03-06T13_3a_43_3a_47Z20.G" style:display-name="MailMergeTable2020-03-06T13:43:47Z20.G" style:family="table-column">
      <style:table-column-properties style:column-width="1.967cm" style:rel-column-width="9379*"/>
    </style:style>
    <style:style style:name="MailMergeTable2020-03-06T13_3a_43_3a_47Z20.A1" style:display-name="MailMergeTable2020-03-06T13:43:47Z2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0.A2" style:display-name="MailMergeTable2020-03-06T13:43:47Z2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0.3" style:display-name="MailMergeTable2020-03-06T13:43:47Z20.3" style:family="table-row">
      <style:table-row-properties style:min-row-height="5.724cm"/>
    </style:style>
    <style:style style:name="MailMergeTable2020-03-06T13_3a_43_3a_47Z20.A3" style:display-name="MailMergeTable2020-03-06T13:43:47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0.B3" style:display-name="MailMergeTable2020-03-06T13:43:47Z2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0.4" style:display-name="MailMergeTable2020-03-06T13:43:47Z20.4" style:family="table-row">
      <style:table-row-properties style:min-row-height="0.515cm"/>
    </style:style>
    <style:style style:name="MailMergeTable2020-03-06T13_3a_43_3a_47Z20.G4" style:display-name="MailMergeTable2020-03-06T13:43:47Z2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1" style:display-name="MailMergeTable2020-03-06T13:43:47Z21" style:family="table">
      <style:table-properties style:width="13.748cm" table:align="margins"/>
    </style:style>
    <style:style style:name="MailMergeTable2020-03-06T13_3a_43_3a_47Z21.A" style:display-name="MailMergeTable2020-03-06T13:43:47Z21.A" style:family="table-column">
      <style:table-column-properties style:column-width="0.291cm" style:rel-column-width="1387*"/>
    </style:style>
    <style:style style:name="MailMergeTable2020-03-06T13_3a_43_3a_47Z21.B" style:display-name="MailMergeTable2020-03-06T13:43:47Z21.B" style:family="table-column">
      <style:table-column-properties style:column-width="3.635cm" style:rel-column-width="17329*"/>
    </style:style>
    <style:style style:name="MailMergeTable2020-03-06T13_3a_43_3a_47Z21.C" style:display-name="MailMergeTable2020-03-06T13:43:47Z21.C" style:family="table-column">
      <style:table-column-properties style:column-width="1.963cm" style:rel-column-width="9358*"/>
    </style:style>
    <style:style style:name="MailMergeTable2020-03-06T13_3a_43_3a_47Z21.E" style:display-name="MailMergeTable2020-03-06T13:43:47Z21.E" style:family="table-column">
      <style:table-column-properties style:column-width="1.965cm" style:rel-column-width="9366*"/>
    </style:style>
    <style:style style:name="MailMergeTable2020-03-06T13_3a_43_3a_47Z21.G" style:display-name="MailMergeTable2020-03-06T13:43:47Z21.G" style:family="table-column">
      <style:table-column-properties style:column-width="1.967cm" style:rel-column-width="9379*"/>
    </style:style>
    <style:style style:name="MailMergeTable2020-03-06T13_3a_43_3a_47Z21.A1" style:display-name="MailMergeTable2020-03-06T13:43:47Z2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1.A2" style:display-name="MailMergeTable2020-03-06T13:43:47Z2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1.3" style:display-name="MailMergeTable2020-03-06T13:43:47Z21.3" style:family="table-row">
      <style:table-row-properties style:min-row-height="5.724cm"/>
    </style:style>
    <style:style style:name="MailMergeTable2020-03-06T13_3a_43_3a_47Z21.A3" style:display-name="MailMergeTable2020-03-06T13:43:47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1.B3" style:display-name="MailMergeTable2020-03-06T13:43:47Z2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1.4" style:display-name="MailMergeTable2020-03-06T13:43:47Z21.4" style:family="table-row">
      <style:table-row-properties style:min-row-height="0.515cm"/>
    </style:style>
    <style:style style:name="MailMergeTable2020-03-06T13_3a_43_3a_47Z21.G4" style:display-name="MailMergeTable2020-03-06T13:43:47Z2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2" style:display-name="MailMergeTable2020-03-06T13:43:47Z22" style:family="table">
      <style:table-properties style:width="13.748cm" table:align="margins"/>
    </style:style>
    <style:style style:name="MailMergeTable2020-03-06T13_3a_43_3a_47Z22.A" style:display-name="MailMergeTable2020-03-06T13:43:47Z22.A" style:family="table-column">
      <style:table-column-properties style:column-width="0.291cm" style:rel-column-width="1387*"/>
    </style:style>
    <style:style style:name="MailMergeTable2020-03-06T13_3a_43_3a_47Z22.B" style:display-name="MailMergeTable2020-03-06T13:43:47Z22.B" style:family="table-column">
      <style:table-column-properties style:column-width="3.635cm" style:rel-column-width="17329*"/>
    </style:style>
    <style:style style:name="MailMergeTable2020-03-06T13_3a_43_3a_47Z22.C" style:display-name="MailMergeTable2020-03-06T13:43:47Z22.C" style:family="table-column">
      <style:table-column-properties style:column-width="1.963cm" style:rel-column-width="9358*"/>
    </style:style>
    <style:style style:name="MailMergeTable2020-03-06T13_3a_43_3a_47Z22.E" style:display-name="MailMergeTable2020-03-06T13:43:47Z22.E" style:family="table-column">
      <style:table-column-properties style:column-width="1.965cm" style:rel-column-width="9366*"/>
    </style:style>
    <style:style style:name="MailMergeTable2020-03-06T13_3a_43_3a_47Z22.G" style:display-name="MailMergeTable2020-03-06T13:43:47Z22.G" style:family="table-column">
      <style:table-column-properties style:column-width="1.967cm" style:rel-column-width="9379*"/>
    </style:style>
    <style:style style:name="MailMergeTable2020-03-06T13_3a_43_3a_47Z22.A1" style:display-name="MailMergeTable2020-03-06T13:43:47Z2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2.A2" style:display-name="MailMergeTable2020-03-06T13:43:47Z2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2.3" style:display-name="MailMergeTable2020-03-06T13:43:47Z22.3" style:family="table-row">
      <style:table-row-properties style:min-row-height="5.724cm"/>
    </style:style>
    <style:style style:name="MailMergeTable2020-03-06T13_3a_43_3a_47Z22.A3" style:display-name="MailMergeTable2020-03-06T13:43:47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2.B3" style:display-name="MailMergeTable2020-03-06T13:43:47Z2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2.4" style:display-name="MailMergeTable2020-03-06T13:43:47Z22.4" style:family="table-row">
      <style:table-row-properties style:min-row-height="0.515cm"/>
    </style:style>
    <style:style style:name="MailMergeTable2020-03-06T13_3a_43_3a_47Z22.G4" style:display-name="MailMergeTable2020-03-06T13:43:47Z2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3" style:display-name="MailMergeTable2020-03-06T13:43:47Z23" style:family="table">
      <style:table-properties style:width="13.748cm" table:align="margins"/>
    </style:style>
    <style:style style:name="MailMergeTable2020-03-06T13_3a_43_3a_47Z23.A" style:display-name="MailMergeTable2020-03-06T13:43:47Z23.A" style:family="table-column">
      <style:table-column-properties style:column-width="0.291cm" style:rel-column-width="1387*"/>
    </style:style>
    <style:style style:name="MailMergeTable2020-03-06T13_3a_43_3a_47Z23.B" style:display-name="MailMergeTable2020-03-06T13:43:47Z23.B" style:family="table-column">
      <style:table-column-properties style:column-width="3.635cm" style:rel-column-width="17329*"/>
    </style:style>
    <style:style style:name="MailMergeTable2020-03-06T13_3a_43_3a_47Z23.C" style:display-name="MailMergeTable2020-03-06T13:43:47Z23.C" style:family="table-column">
      <style:table-column-properties style:column-width="1.963cm" style:rel-column-width="9358*"/>
    </style:style>
    <style:style style:name="MailMergeTable2020-03-06T13_3a_43_3a_47Z23.E" style:display-name="MailMergeTable2020-03-06T13:43:47Z23.E" style:family="table-column">
      <style:table-column-properties style:column-width="1.965cm" style:rel-column-width="9366*"/>
    </style:style>
    <style:style style:name="MailMergeTable2020-03-06T13_3a_43_3a_47Z23.G" style:display-name="MailMergeTable2020-03-06T13:43:47Z23.G" style:family="table-column">
      <style:table-column-properties style:column-width="1.967cm" style:rel-column-width="9379*"/>
    </style:style>
    <style:style style:name="MailMergeTable2020-03-06T13_3a_43_3a_47Z23.A1" style:display-name="MailMergeTable2020-03-06T13:43:47Z2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3.A2" style:display-name="MailMergeTable2020-03-06T13:43:47Z2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3.3" style:display-name="MailMergeTable2020-03-06T13:43:47Z23.3" style:family="table-row">
      <style:table-row-properties style:min-row-height="5.724cm"/>
    </style:style>
    <style:style style:name="MailMergeTable2020-03-06T13_3a_43_3a_47Z23.A3" style:display-name="MailMergeTable2020-03-06T13:43:47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3.B3" style:display-name="MailMergeTable2020-03-06T13:43:47Z2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3.4" style:display-name="MailMergeTable2020-03-06T13:43:47Z23.4" style:family="table-row">
      <style:table-row-properties style:min-row-height="0.515cm"/>
    </style:style>
    <style:style style:name="MailMergeTable2020-03-06T13_3a_43_3a_47Z23.G4" style:display-name="MailMergeTable2020-03-06T13:43:47Z2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4" style:display-name="MailMergeTable2020-03-06T13:43:47Z24" style:family="table">
      <style:table-properties style:width="13.748cm" table:align="margins"/>
    </style:style>
    <style:style style:name="MailMergeTable2020-03-06T13_3a_43_3a_47Z24.A" style:display-name="MailMergeTable2020-03-06T13:43:47Z24.A" style:family="table-column">
      <style:table-column-properties style:column-width="0.291cm" style:rel-column-width="1387*"/>
    </style:style>
    <style:style style:name="MailMergeTable2020-03-06T13_3a_43_3a_47Z24.B" style:display-name="MailMergeTable2020-03-06T13:43:47Z24.B" style:family="table-column">
      <style:table-column-properties style:column-width="3.635cm" style:rel-column-width="17329*"/>
    </style:style>
    <style:style style:name="MailMergeTable2020-03-06T13_3a_43_3a_47Z24.C" style:display-name="MailMergeTable2020-03-06T13:43:47Z24.C" style:family="table-column">
      <style:table-column-properties style:column-width="1.963cm" style:rel-column-width="9358*"/>
    </style:style>
    <style:style style:name="MailMergeTable2020-03-06T13_3a_43_3a_47Z24.E" style:display-name="MailMergeTable2020-03-06T13:43:47Z24.E" style:family="table-column">
      <style:table-column-properties style:column-width="1.965cm" style:rel-column-width="9366*"/>
    </style:style>
    <style:style style:name="MailMergeTable2020-03-06T13_3a_43_3a_47Z24.G" style:display-name="MailMergeTable2020-03-06T13:43:47Z24.G" style:family="table-column">
      <style:table-column-properties style:column-width="1.967cm" style:rel-column-width="9379*"/>
    </style:style>
    <style:style style:name="MailMergeTable2020-03-06T13_3a_43_3a_47Z24.A1" style:display-name="MailMergeTable2020-03-06T13:43:47Z2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4.A2" style:display-name="MailMergeTable2020-03-06T13:43:47Z2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4.3" style:display-name="MailMergeTable2020-03-06T13:43:47Z24.3" style:family="table-row">
      <style:table-row-properties style:min-row-height="5.724cm"/>
    </style:style>
    <style:style style:name="MailMergeTable2020-03-06T13_3a_43_3a_47Z24.A3" style:display-name="MailMergeTable2020-03-06T13:43:47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4.B3" style:display-name="MailMergeTable2020-03-06T13:43:47Z2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4.4" style:display-name="MailMergeTable2020-03-06T13:43:47Z24.4" style:family="table-row">
      <style:table-row-properties style:min-row-height="0.515cm"/>
    </style:style>
    <style:style style:name="MailMergeTable2020-03-06T13_3a_43_3a_47Z24.G4" style:display-name="MailMergeTable2020-03-06T13:43:47Z2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5" style:display-name="MailMergeTable2020-03-06T13:43:47Z25" style:family="table">
      <style:table-properties style:width="13.748cm" table:align="margins"/>
    </style:style>
    <style:style style:name="MailMergeTable2020-03-06T13_3a_43_3a_47Z25.A" style:display-name="MailMergeTable2020-03-06T13:43:47Z25.A" style:family="table-column">
      <style:table-column-properties style:column-width="0.291cm" style:rel-column-width="1387*"/>
    </style:style>
    <style:style style:name="MailMergeTable2020-03-06T13_3a_43_3a_47Z25.B" style:display-name="MailMergeTable2020-03-06T13:43:47Z25.B" style:family="table-column">
      <style:table-column-properties style:column-width="3.635cm" style:rel-column-width="17329*"/>
    </style:style>
    <style:style style:name="MailMergeTable2020-03-06T13_3a_43_3a_47Z25.C" style:display-name="MailMergeTable2020-03-06T13:43:47Z25.C" style:family="table-column">
      <style:table-column-properties style:column-width="1.963cm" style:rel-column-width="9358*"/>
    </style:style>
    <style:style style:name="MailMergeTable2020-03-06T13_3a_43_3a_47Z25.E" style:display-name="MailMergeTable2020-03-06T13:43:47Z25.E" style:family="table-column">
      <style:table-column-properties style:column-width="1.965cm" style:rel-column-width="9366*"/>
    </style:style>
    <style:style style:name="MailMergeTable2020-03-06T13_3a_43_3a_47Z25.G" style:display-name="MailMergeTable2020-03-06T13:43:47Z25.G" style:family="table-column">
      <style:table-column-properties style:column-width="1.967cm" style:rel-column-width="9379*"/>
    </style:style>
    <style:style style:name="MailMergeTable2020-03-06T13_3a_43_3a_47Z25.A1" style:display-name="MailMergeTable2020-03-06T13:43:47Z2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5.A2" style:display-name="MailMergeTable2020-03-06T13:43:47Z2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5.3" style:display-name="MailMergeTable2020-03-06T13:43:47Z25.3" style:family="table-row">
      <style:table-row-properties style:min-row-height="5.724cm"/>
    </style:style>
    <style:style style:name="MailMergeTable2020-03-06T13_3a_43_3a_47Z25.A3" style:display-name="MailMergeTable2020-03-06T13:43:47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5.B3" style:display-name="MailMergeTable2020-03-06T13:43:47Z2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5.4" style:display-name="MailMergeTable2020-03-06T13:43:47Z25.4" style:family="table-row">
      <style:table-row-properties style:min-row-height="0.515cm"/>
    </style:style>
    <style:style style:name="MailMergeTable2020-03-06T13_3a_43_3a_47Z25.G4" style:display-name="MailMergeTable2020-03-06T13:43:47Z2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6" style:display-name="MailMergeTable2020-03-06T13:43:47Z26" style:family="table">
      <style:table-properties style:width="13.748cm" table:align="margins"/>
    </style:style>
    <style:style style:name="MailMergeTable2020-03-06T13_3a_43_3a_47Z26.A" style:display-name="MailMergeTable2020-03-06T13:43:47Z26.A" style:family="table-column">
      <style:table-column-properties style:column-width="0.291cm" style:rel-column-width="1387*"/>
    </style:style>
    <style:style style:name="MailMergeTable2020-03-06T13_3a_43_3a_47Z26.B" style:display-name="MailMergeTable2020-03-06T13:43:47Z26.B" style:family="table-column">
      <style:table-column-properties style:column-width="3.635cm" style:rel-column-width="17329*"/>
    </style:style>
    <style:style style:name="MailMergeTable2020-03-06T13_3a_43_3a_47Z26.C" style:display-name="MailMergeTable2020-03-06T13:43:47Z26.C" style:family="table-column">
      <style:table-column-properties style:column-width="1.963cm" style:rel-column-width="9358*"/>
    </style:style>
    <style:style style:name="MailMergeTable2020-03-06T13_3a_43_3a_47Z26.E" style:display-name="MailMergeTable2020-03-06T13:43:47Z26.E" style:family="table-column">
      <style:table-column-properties style:column-width="1.965cm" style:rel-column-width="9366*"/>
    </style:style>
    <style:style style:name="MailMergeTable2020-03-06T13_3a_43_3a_47Z26.G" style:display-name="MailMergeTable2020-03-06T13:43:47Z26.G" style:family="table-column">
      <style:table-column-properties style:column-width="1.967cm" style:rel-column-width="9379*"/>
    </style:style>
    <style:style style:name="MailMergeTable2020-03-06T13_3a_43_3a_47Z26.A1" style:display-name="MailMergeTable2020-03-06T13:43:47Z2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6.A2" style:display-name="MailMergeTable2020-03-06T13:43:47Z2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6.3" style:display-name="MailMergeTable2020-03-06T13:43:47Z26.3" style:family="table-row">
      <style:table-row-properties style:min-row-height="5.724cm"/>
    </style:style>
    <style:style style:name="MailMergeTable2020-03-06T13_3a_43_3a_47Z26.A3" style:display-name="MailMergeTable2020-03-06T13:43:47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6.B3" style:display-name="MailMergeTable2020-03-06T13:43:47Z2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6.4" style:display-name="MailMergeTable2020-03-06T13:43:47Z26.4" style:family="table-row">
      <style:table-row-properties style:min-row-height="0.515cm"/>
    </style:style>
    <style:style style:name="MailMergeTable2020-03-06T13_3a_43_3a_47Z26.G4" style:display-name="MailMergeTable2020-03-06T13:43:47Z2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7" style:display-name="MailMergeTable2020-03-06T13:43:47Z27" style:family="table">
      <style:table-properties style:width="13.748cm" table:align="margins"/>
    </style:style>
    <style:style style:name="MailMergeTable2020-03-06T13_3a_43_3a_47Z27.A" style:display-name="MailMergeTable2020-03-06T13:43:47Z27.A" style:family="table-column">
      <style:table-column-properties style:column-width="0.291cm" style:rel-column-width="1387*"/>
    </style:style>
    <style:style style:name="MailMergeTable2020-03-06T13_3a_43_3a_47Z27.B" style:display-name="MailMergeTable2020-03-06T13:43:47Z27.B" style:family="table-column">
      <style:table-column-properties style:column-width="3.635cm" style:rel-column-width="17329*"/>
    </style:style>
    <style:style style:name="MailMergeTable2020-03-06T13_3a_43_3a_47Z27.C" style:display-name="MailMergeTable2020-03-06T13:43:47Z27.C" style:family="table-column">
      <style:table-column-properties style:column-width="1.963cm" style:rel-column-width="9358*"/>
    </style:style>
    <style:style style:name="MailMergeTable2020-03-06T13_3a_43_3a_47Z27.E" style:display-name="MailMergeTable2020-03-06T13:43:47Z27.E" style:family="table-column">
      <style:table-column-properties style:column-width="1.965cm" style:rel-column-width="9366*"/>
    </style:style>
    <style:style style:name="MailMergeTable2020-03-06T13_3a_43_3a_47Z27.G" style:display-name="MailMergeTable2020-03-06T13:43:47Z27.G" style:family="table-column">
      <style:table-column-properties style:column-width="1.967cm" style:rel-column-width="9379*"/>
    </style:style>
    <style:style style:name="MailMergeTable2020-03-06T13_3a_43_3a_47Z27.A1" style:display-name="MailMergeTable2020-03-06T13:43:47Z2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7.A2" style:display-name="MailMergeTable2020-03-06T13:43:47Z2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7.3" style:display-name="MailMergeTable2020-03-06T13:43:47Z27.3" style:family="table-row">
      <style:table-row-properties style:min-row-height="5.724cm"/>
    </style:style>
    <style:style style:name="MailMergeTable2020-03-06T13_3a_43_3a_47Z27.A3" style:display-name="MailMergeTable2020-03-06T13:43:47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7.B3" style:display-name="MailMergeTable2020-03-06T13:43:47Z2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7.4" style:display-name="MailMergeTable2020-03-06T13:43:47Z27.4" style:family="table-row">
      <style:table-row-properties style:min-row-height="0.515cm"/>
    </style:style>
    <style:style style:name="MailMergeTable2020-03-06T13_3a_43_3a_47Z27.G4" style:display-name="MailMergeTable2020-03-06T13:43:47Z2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8" style:display-name="MailMergeTable2020-03-06T13:43:47Z28" style:family="table">
      <style:table-properties style:width="13.748cm" table:align="margins"/>
    </style:style>
    <style:style style:name="MailMergeTable2020-03-06T13_3a_43_3a_47Z28.A" style:display-name="MailMergeTable2020-03-06T13:43:47Z28.A" style:family="table-column">
      <style:table-column-properties style:column-width="0.291cm" style:rel-column-width="1387*"/>
    </style:style>
    <style:style style:name="MailMergeTable2020-03-06T13_3a_43_3a_47Z28.B" style:display-name="MailMergeTable2020-03-06T13:43:47Z28.B" style:family="table-column">
      <style:table-column-properties style:column-width="3.635cm" style:rel-column-width="17329*"/>
    </style:style>
    <style:style style:name="MailMergeTable2020-03-06T13_3a_43_3a_47Z28.C" style:display-name="MailMergeTable2020-03-06T13:43:47Z28.C" style:family="table-column">
      <style:table-column-properties style:column-width="1.963cm" style:rel-column-width="9358*"/>
    </style:style>
    <style:style style:name="MailMergeTable2020-03-06T13_3a_43_3a_47Z28.E" style:display-name="MailMergeTable2020-03-06T13:43:47Z28.E" style:family="table-column">
      <style:table-column-properties style:column-width="1.965cm" style:rel-column-width="9366*"/>
    </style:style>
    <style:style style:name="MailMergeTable2020-03-06T13_3a_43_3a_47Z28.G" style:display-name="MailMergeTable2020-03-06T13:43:47Z28.G" style:family="table-column">
      <style:table-column-properties style:column-width="1.967cm" style:rel-column-width="9379*"/>
    </style:style>
    <style:style style:name="MailMergeTable2020-03-06T13_3a_43_3a_47Z28.A1" style:display-name="MailMergeTable2020-03-06T13:43:47Z2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8.A2" style:display-name="MailMergeTable2020-03-06T13:43:47Z2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8.3" style:display-name="MailMergeTable2020-03-06T13:43:47Z28.3" style:family="table-row">
      <style:table-row-properties style:min-row-height="5.724cm"/>
    </style:style>
    <style:style style:name="MailMergeTable2020-03-06T13_3a_43_3a_47Z28.A3" style:display-name="MailMergeTable2020-03-06T13:43:47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8.B3" style:display-name="MailMergeTable2020-03-06T13:43:47Z2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8.4" style:display-name="MailMergeTable2020-03-06T13:43:47Z28.4" style:family="table-row">
      <style:table-row-properties style:min-row-height="0.515cm"/>
    </style:style>
    <style:style style:name="MailMergeTable2020-03-06T13_3a_43_3a_47Z28.G4" style:display-name="MailMergeTable2020-03-06T13:43:47Z2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29" style:display-name="MailMergeTable2020-03-06T13:43:47Z29" style:family="table">
      <style:table-properties style:width="13.748cm" table:align="margins"/>
    </style:style>
    <style:style style:name="MailMergeTable2020-03-06T13_3a_43_3a_47Z29.A" style:display-name="MailMergeTable2020-03-06T13:43:47Z29.A" style:family="table-column">
      <style:table-column-properties style:column-width="0.291cm" style:rel-column-width="1387*"/>
    </style:style>
    <style:style style:name="MailMergeTable2020-03-06T13_3a_43_3a_47Z29.B" style:display-name="MailMergeTable2020-03-06T13:43:47Z29.B" style:family="table-column">
      <style:table-column-properties style:column-width="3.635cm" style:rel-column-width="17329*"/>
    </style:style>
    <style:style style:name="MailMergeTable2020-03-06T13_3a_43_3a_47Z29.C" style:display-name="MailMergeTable2020-03-06T13:43:47Z29.C" style:family="table-column">
      <style:table-column-properties style:column-width="1.963cm" style:rel-column-width="9358*"/>
    </style:style>
    <style:style style:name="MailMergeTable2020-03-06T13_3a_43_3a_47Z29.E" style:display-name="MailMergeTable2020-03-06T13:43:47Z29.E" style:family="table-column">
      <style:table-column-properties style:column-width="1.965cm" style:rel-column-width="9366*"/>
    </style:style>
    <style:style style:name="MailMergeTable2020-03-06T13_3a_43_3a_47Z29.G" style:display-name="MailMergeTable2020-03-06T13:43:47Z29.G" style:family="table-column">
      <style:table-column-properties style:column-width="1.967cm" style:rel-column-width="9379*"/>
    </style:style>
    <style:style style:name="MailMergeTable2020-03-06T13_3a_43_3a_47Z29.A1" style:display-name="MailMergeTable2020-03-06T13:43:47Z2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29.A2" style:display-name="MailMergeTable2020-03-06T13:43:47Z2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29.3" style:display-name="MailMergeTable2020-03-06T13:43:47Z29.3" style:family="table-row">
      <style:table-row-properties style:min-row-height="5.724cm"/>
    </style:style>
    <style:style style:name="MailMergeTable2020-03-06T13_3a_43_3a_47Z29.A3" style:display-name="MailMergeTable2020-03-06T13:43:47Z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29.B3" style:display-name="MailMergeTable2020-03-06T13:43:47Z2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29.4" style:display-name="MailMergeTable2020-03-06T13:43:47Z29.4" style:family="table-row">
      <style:table-row-properties style:min-row-height="0.515cm"/>
    </style:style>
    <style:style style:name="MailMergeTable2020-03-06T13_3a_43_3a_47Z29.G4" style:display-name="MailMergeTable2020-03-06T13:43:47Z2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30" style:display-name="MailMergeTable2020-03-06T13:43:47Z30" style:family="table">
      <style:table-properties style:width="13.748cm" table:align="margins"/>
    </style:style>
    <style:style style:name="MailMergeTable2020-03-06T13_3a_43_3a_47Z30.A" style:display-name="MailMergeTable2020-03-06T13:43:47Z30.A" style:family="table-column">
      <style:table-column-properties style:column-width="0.291cm" style:rel-column-width="1387*"/>
    </style:style>
    <style:style style:name="MailMergeTable2020-03-06T13_3a_43_3a_47Z30.B" style:display-name="MailMergeTable2020-03-06T13:43:47Z30.B" style:family="table-column">
      <style:table-column-properties style:column-width="3.635cm" style:rel-column-width="17329*"/>
    </style:style>
    <style:style style:name="MailMergeTable2020-03-06T13_3a_43_3a_47Z30.C" style:display-name="MailMergeTable2020-03-06T13:43:47Z30.C" style:family="table-column">
      <style:table-column-properties style:column-width="1.963cm" style:rel-column-width="9358*"/>
    </style:style>
    <style:style style:name="MailMergeTable2020-03-06T13_3a_43_3a_47Z30.E" style:display-name="MailMergeTable2020-03-06T13:43:47Z30.E" style:family="table-column">
      <style:table-column-properties style:column-width="1.965cm" style:rel-column-width="9366*"/>
    </style:style>
    <style:style style:name="MailMergeTable2020-03-06T13_3a_43_3a_47Z30.G" style:display-name="MailMergeTable2020-03-06T13:43:47Z30.G" style:family="table-column">
      <style:table-column-properties style:column-width="1.967cm" style:rel-column-width="9379*"/>
    </style:style>
    <style:style style:name="MailMergeTable2020-03-06T13_3a_43_3a_47Z30.A1" style:display-name="MailMergeTable2020-03-06T13:43:47Z3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30.A2" style:display-name="MailMergeTable2020-03-06T13:43:47Z3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30.3" style:display-name="MailMergeTable2020-03-06T13:43:47Z30.3" style:family="table-row">
      <style:table-row-properties style:min-row-height="5.724cm"/>
    </style:style>
    <style:style style:name="MailMergeTable2020-03-06T13_3a_43_3a_47Z30.A3" style:display-name="MailMergeTable2020-03-06T13:43:47Z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30.B3" style:display-name="MailMergeTable2020-03-06T13:43:47Z3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30.4" style:display-name="MailMergeTable2020-03-06T13:43:47Z30.4" style:family="table-row">
      <style:table-row-properties style:min-row-height="0.515cm"/>
    </style:style>
    <style:style style:name="MailMergeTable2020-03-06T13_3a_43_3a_47Z30.G4" style:display-name="MailMergeTable2020-03-06T13:43:47Z3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31" style:display-name="MailMergeTable2020-03-06T13:43:47Z31" style:family="table">
      <style:table-properties style:width="13.748cm" table:align="margins"/>
    </style:style>
    <style:style style:name="MailMergeTable2020-03-06T13_3a_43_3a_47Z31.A" style:display-name="MailMergeTable2020-03-06T13:43:47Z31.A" style:family="table-column">
      <style:table-column-properties style:column-width="0.291cm" style:rel-column-width="1387*"/>
    </style:style>
    <style:style style:name="MailMergeTable2020-03-06T13_3a_43_3a_47Z31.B" style:display-name="MailMergeTable2020-03-06T13:43:47Z31.B" style:family="table-column">
      <style:table-column-properties style:column-width="3.635cm" style:rel-column-width="17329*"/>
    </style:style>
    <style:style style:name="MailMergeTable2020-03-06T13_3a_43_3a_47Z31.C" style:display-name="MailMergeTable2020-03-06T13:43:47Z31.C" style:family="table-column">
      <style:table-column-properties style:column-width="1.963cm" style:rel-column-width="9358*"/>
    </style:style>
    <style:style style:name="MailMergeTable2020-03-06T13_3a_43_3a_47Z31.E" style:display-name="MailMergeTable2020-03-06T13:43:47Z31.E" style:family="table-column">
      <style:table-column-properties style:column-width="1.965cm" style:rel-column-width="9366*"/>
    </style:style>
    <style:style style:name="MailMergeTable2020-03-06T13_3a_43_3a_47Z31.G" style:display-name="MailMergeTable2020-03-06T13:43:47Z31.G" style:family="table-column">
      <style:table-column-properties style:column-width="1.967cm" style:rel-column-width="9379*"/>
    </style:style>
    <style:style style:name="MailMergeTable2020-03-06T13_3a_43_3a_47Z31.A1" style:display-name="MailMergeTable2020-03-06T13:43:47Z3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31.A2" style:display-name="MailMergeTable2020-03-06T13:43:47Z3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31.3" style:display-name="MailMergeTable2020-03-06T13:43:47Z31.3" style:family="table-row">
      <style:table-row-properties style:min-row-height="5.724cm"/>
    </style:style>
    <style:style style:name="MailMergeTable2020-03-06T13_3a_43_3a_47Z31.A3" style:display-name="MailMergeTable2020-03-06T13:43:47Z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31.B3" style:display-name="MailMergeTable2020-03-06T13:43:47Z3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31.4" style:display-name="MailMergeTable2020-03-06T13:43:47Z31.4" style:family="table-row">
      <style:table-row-properties style:min-row-height="0.515cm"/>
    </style:style>
    <style:style style:name="MailMergeTable2020-03-06T13_3a_43_3a_47Z31.G4" style:display-name="MailMergeTable2020-03-06T13:43:47Z3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7Z32" style:display-name="MailMergeTable2020-03-06T13:43:47Z32" style:family="table">
      <style:table-properties style:width="13.748cm" table:align="margins"/>
    </style:style>
    <style:style style:name="MailMergeTable2020-03-06T13_3a_43_3a_47Z32.A" style:display-name="MailMergeTable2020-03-06T13:43:47Z32.A" style:family="table-column">
      <style:table-column-properties style:column-width="0.291cm" style:rel-column-width="1387*"/>
    </style:style>
    <style:style style:name="MailMergeTable2020-03-06T13_3a_43_3a_47Z32.B" style:display-name="MailMergeTable2020-03-06T13:43:47Z32.B" style:family="table-column">
      <style:table-column-properties style:column-width="3.635cm" style:rel-column-width="17329*"/>
    </style:style>
    <style:style style:name="MailMergeTable2020-03-06T13_3a_43_3a_47Z32.C" style:display-name="MailMergeTable2020-03-06T13:43:47Z32.C" style:family="table-column">
      <style:table-column-properties style:column-width="1.963cm" style:rel-column-width="9358*"/>
    </style:style>
    <style:style style:name="MailMergeTable2020-03-06T13_3a_43_3a_47Z32.E" style:display-name="MailMergeTable2020-03-06T13:43:47Z32.E" style:family="table-column">
      <style:table-column-properties style:column-width="1.965cm" style:rel-column-width="9366*"/>
    </style:style>
    <style:style style:name="MailMergeTable2020-03-06T13_3a_43_3a_47Z32.G" style:display-name="MailMergeTable2020-03-06T13:43:47Z32.G" style:family="table-column">
      <style:table-column-properties style:column-width="1.967cm" style:rel-column-width="9379*"/>
    </style:style>
    <style:style style:name="MailMergeTable2020-03-06T13_3a_43_3a_47Z32.A1" style:display-name="MailMergeTable2020-03-06T13:43:47Z3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7Z32.A2" style:display-name="MailMergeTable2020-03-06T13:43:47Z3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7Z32.3" style:display-name="MailMergeTable2020-03-06T13:43:47Z32.3" style:family="table-row">
      <style:table-row-properties style:min-row-height="5.724cm"/>
    </style:style>
    <style:style style:name="MailMergeTable2020-03-06T13_3a_43_3a_47Z32.A3" style:display-name="MailMergeTable2020-03-06T13:43:47Z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7Z32.B3" style:display-name="MailMergeTable2020-03-06T13:43:47Z3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7Z32.4" style:display-name="MailMergeTable2020-03-06T13:43:47Z32.4" style:family="table-row">
      <style:table-row-properties style:min-row-height="0.515cm"/>
    </style:style>
    <style:style style:name="MailMergeTable2020-03-06T13_3a_43_3a_47Z32.G4" style:display-name="MailMergeTable2020-03-06T13:43:47Z3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3" style:display-name="MailMergeTable2020-03-06T13:43:48Z33" style:family="table">
      <style:table-properties style:width="13.748cm" table:align="margins"/>
    </style:style>
    <style:style style:name="MailMergeTable2020-03-06T13_3a_43_3a_48Z33.A" style:display-name="MailMergeTable2020-03-06T13:43:48Z33.A" style:family="table-column">
      <style:table-column-properties style:column-width="0.291cm" style:rel-column-width="1387*"/>
    </style:style>
    <style:style style:name="MailMergeTable2020-03-06T13_3a_43_3a_48Z33.B" style:display-name="MailMergeTable2020-03-06T13:43:48Z33.B" style:family="table-column">
      <style:table-column-properties style:column-width="3.635cm" style:rel-column-width="17329*"/>
    </style:style>
    <style:style style:name="MailMergeTable2020-03-06T13_3a_43_3a_48Z33.C" style:display-name="MailMergeTable2020-03-06T13:43:48Z33.C" style:family="table-column">
      <style:table-column-properties style:column-width="1.963cm" style:rel-column-width="9358*"/>
    </style:style>
    <style:style style:name="MailMergeTable2020-03-06T13_3a_43_3a_48Z33.E" style:display-name="MailMergeTable2020-03-06T13:43:48Z33.E" style:family="table-column">
      <style:table-column-properties style:column-width="1.965cm" style:rel-column-width="9366*"/>
    </style:style>
    <style:style style:name="MailMergeTable2020-03-06T13_3a_43_3a_48Z33.G" style:display-name="MailMergeTable2020-03-06T13:43:48Z33.G" style:family="table-column">
      <style:table-column-properties style:column-width="1.967cm" style:rel-column-width="9379*"/>
    </style:style>
    <style:style style:name="MailMergeTable2020-03-06T13_3a_43_3a_48Z33.A1" style:display-name="MailMergeTable2020-03-06T13:43:48Z3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3.A2" style:display-name="MailMergeTable2020-03-06T13:43:48Z3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3.3" style:display-name="MailMergeTable2020-03-06T13:43:48Z33.3" style:family="table-row">
      <style:table-row-properties style:min-row-height="5.724cm"/>
    </style:style>
    <style:style style:name="MailMergeTable2020-03-06T13_3a_43_3a_48Z33.A3" style:display-name="MailMergeTable2020-03-06T13:43:48Z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3.B3" style:display-name="MailMergeTable2020-03-06T13:43:48Z3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3.4" style:display-name="MailMergeTable2020-03-06T13:43:48Z33.4" style:family="table-row">
      <style:table-row-properties style:min-row-height="0.515cm"/>
    </style:style>
    <style:style style:name="MailMergeTable2020-03-06T13_3a_43_3a_48Z33.G4" style:display-name="MailMergeTable2020-03-06T13:43:48Z3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4" style:display-name="MailMergeTable2020-03-06T13:43:48Z34" style:family="table">
      <style:table-properties style:width="13.748cm" table:align="margins"/>
    </style:style>
    <style:style style:name="MailMergeTable2020-03-06T13_3a_43_3a_48Z34.A" style:display-name="MailMergeTable2020-03-06T13:43:48Z34.A" style:family="table-column">
      <style:table-column-properties style:column-width="0.291cm" style:rel-column-width="1387*"/>
    </style:style>
    <style:style style:name="MailMergeTable2020-03-06T13_3a_43_3a_48Z34.B" style:display-name="MailMergeTable2020-03-06T13:43:48Z34.B" style:family="table-column">
      <style:table-column-properties style:column-width="3.635cm" style:rel-column-width="17329*"/>
    </style:style>
    <style:style style:name="MailMergeTable2020-03-06T13_3a_43_3a_48Z34.C" style:display-name="MailMergeTable2020-03-06T13:43:48Z34.C" style:family="table-column">
      <style:table-column-properties style:column-width="1.963cm" style:rel-column-width="9358*"/>
    </style:style>
    <style:style style:name="MailMergeTable2020-03-06T13_3a_43_3a_48Z34.E" style:display-name="MailMergeTable2020-03-06T13:43:48Z34.E" style:family="table-column">
      <style:table-column-properties style:column-width="1.965cm" style:rel-column-width="9366*"/>
    </style:style>
    <style:style style:name="MailMergeTable2020-03-06T13_3a_43_3a_48Z34.G" style:display-name="MailMergeTable2020-03-06T13:43:48Z34.G" style:family="table-column">
      <style:table-column-properties style:column-width="1.967cm" style:rel-column-width="9379*"/>
    </style:style>
    <style:style style:name="MailMergeTable2020-03-06T13_3a_43_3a_48Z34.A1" style:display-name="MailMergeTable2020-03-06T13:43:48Z3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4.A2" style:display-name="MailMergeTable2020-03-06T13:43:48Z3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4.3" style:display-name="MailMergeTable2020-03-06T13:43:48Z34.3" style:family="table-row">
      <style:table-row-properties style:min-row-height="5.724cm"/>
    </style:style>
    <style:style style:name="MailMergeTable2020-03-06T13_3a_43_3a_48Z34.A3" style:display-name="MailMergeTable2020-03-06T13:43:48Z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4.B3" style:display-name="MailMergeTable2020-03-06T13:43:48Z3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4.4" style:display-name="MailMergeTable2020-03-06T13:43:48Z34.4" style:family="table-row">
      <style:table-row-properties style:min-row-height="0.515cm"/>
    </style:style>
    <style:style style:name="MailMergeTable2020-03-06T13_3a_43_3a_48Z34.G4" style:display-name="MailMergeTable2020-03-06T13:43:48Z3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5" style:display-name="MailMergeTable2020-03-06T13:43:48Z35" style:family="table">
      <style:table-properties style:width="13.748cm" table:align="margins"/>
    </style:style>
    <style:style style:name="MailMergeTable2020-03-06T13_3a_43_3a_48Z35.A" style:display-name="MailMergeTable2020-03-06T13:43:48Z35.A" style:family="table-column">
      <style:table-column-properties style:column-width="0.291cm" style:rel-column-width="1387*"/>
    </style:style>
    <style:style style:name="MailMergeTable2020-03-06T13_3a_43_3a_48Z35.B" style:display-name="MailMergeTable2020-03-06T13:43:48Z35.B" style:family="table-column">
      <style:table-column-properties style:column-width="3.635cm" style:rel-column-width="17329*"/>
    </style:style>
    <style:style style:name="MailMergeTable2020-03-06T13_3a_43_3a_48Z35.C" style:display-name="MailMergeTable2020-03-06T13:43:48Z35.C" style:family="table-column">
      <style:table-column-properties style:column-width="1.963cm" style:rel-column-width="9358*"/>
    </style:style>
    <style:style style:name="MailMergeTable2020-03-06T13_3a_43_3a_48Z35.E" style:display-name="MailMergeTable2020-03-06T13:43:48Z35.E" style:family="table-column">
      <style:table-column-properties style:column-width="1.965cm" style:rel-column-width="9366*"/>
    </style:style>
    <style:style style:name="MailMergeTable2020-03-06T13_3a_43_3a_48Z35.G" style:display-name="MailMergeTable2020-03-06T13:43:48Z35.G" style:family="table-column">
      <style:table-column-properties style:column-width="1.967cm" style:rel-column-width="9379*"/>
    </style:style>
    <style:style style:name="MailMergeTable2020-03-06T13_3a_43_3a_48Z35.A1" style:display-name="MailMergeTable2020-03-06T13:43:48Z3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5.A2" style:display-name="MailMergeTable2020-03-06T13:43:48Z3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5.3" style:display-name="MailMergeTable2020-03-06T13:43:48Z35.3" style:family="table-row">
      <style:table-row-properties style:min-row-height="5.724cm"/>
    </style:style>
    <style:style style:name="MailMergeTable2020-03-06T13_3a_43_3a_48Z35.A3" style:display-name="MailMergeTable2020-03-06T13:43:48Z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5.B3" style:display-name="MailMergeTable2020-03-06T13:43:48Z3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5.4" style:display-name="MailMergeTable2020-03-06T13:43:48Z35.4" style:family="table-row">
      <style:table-row-properties style:min-row-height="0.515cm"/>
    </style:style>
    <style:style style:name="MailMergeTable2020-03-06T13_3a_43_3a_48Z35.G4" style:display-name="MailMergeTable2020-03-06T13:43:48Z3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6" style:display-name="MailMergeTable2020-03-06T13:43:48Z36" style:family="table">
      <style:table-properties style:width="13.748cm" table:align="margins"/>
    </style:style>
    <style:style style:name="MailMergeTable2020-03-06T13_3a_43_3a_48Z36.A" style:display-name="MailMergeTable2020-03-06T13:43:48Z36.A" style:family="table-column">
      <style:table-column-properties style:column-width="0.291cm" style:rel-column-width="1387*"/>
    </style:style>
    <style:style style:name="MailMergeTable2020-03-06T13_3a_43_3a_48Z36.B" style:display-name="MailMergeTable2020-03-06T13:43:48Z36.B" style:family="table-column">
      <style:table-column-properties style:column-width="3.635cm" style:rel-column-width="17329*"/>
    </style:style>
    <style:style style:name="MailMergeTable2020-03-06T13_3a_43_3a_48Z36.C" style:display-name="MailMergeTable2020-03-06T13:43:48Z36.C" style:family="table-column">
      <style:table-column-properties style:column-width="1.963cm" style:rel-column-width="9358*"/>
    </style:style>
    <style:style style:name="MailMergeTable2020-03-06T13_3a_43_3a_48Z36.E" style:display-name="MailMergeTable2020-03-06T13:43:48Z36.E" style:family="table-column">
      <style:table-column-properties style:column-width="1.965cm" style:rel-column-width="9366*"/>
    </style:style>
    <style:style style:name="MailMergeTable2020-03-06T13_3a_43_3a_48Z36.G" style:display-name="MailMergeTable2020-03-06T13:43:48Z36.G" style:family="table-column">
      <style:table-column-properties style:column-width="1.967cm" style:rel-column-width="9379*"/>
    </style:style>
    <style:style style:name="MailMergeTable2020-03-06T13_3a_43_3a_48Z36.A1" style:display-name="MailMergeTable2020-03-06T13:43:48Z3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6.A2" style:display-name="MailMergeTable2020-03-06T13:43:48Z3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6.3" style:display-name="MailMergeTable2020-03-06T13:43:48Z36.3" style:family="table-row">
      <style:table-row-properties style:min-row-height="5.724cm"/>
    </style:style>
    <style:style style:name="MailMergeTable2020-03-06T13_3a_43_3a_48Z36.A3" style:display-name="MailMergeTable2020-03-06T13:43:48Z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6.B3" style:display-name="MailMergeTable2020-03-06T13:43:48Z3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6.4" style:display-name="MailMergeTable2020-03-06T13:43:48Z36.4" style:family="table-row">
      <style:table-row-properties style:min-row-height="0.515cm"/>
    </style:style>
    <style:style style:name="MailMergeTable2020-03-06T13_3a_43_3a_48Z36.G4" style:display-name="MailMergeTable2020-03-06T13:43:48Z3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7" style:display-name="MailMergeTable2020-03-06T13:43:48Z37" style:family="table">
      <style:table-properties style:width="13.748cm" table:align="margins"/>
    </style:style>
    <style:style style:name="MailMergeTable2020-03-06T13_3a_43_3a_48Z37.A" style:display-name="MailMergeTable2020-03-06T13:43:48Z37.A" style:family="table-column">
      <style:table-column-properties style:column-width="0.291cm" style:rel-column-width="1387*"/>
    </style:style>
    <style:style style:name="MailMergeTable2020-03-06T13_3a_43_3a_48Z37.B" style:display-name="MailMergeTable2020-03-06T13:43:48Z37.B" style:family="table-column">
      <style:table-column-properties style:column-width="3.635cm" style:rel-column-width="17329*"/>
    </style:style>
    <style:style style:name="MailMergeTable2020-03-06T13_3a_43_3a_48Z37.C" style:display-name="MailMergeTable2020-03-06T13:43:48Z37.C" style:family="table-column">
      <style:table-column-properties style:column-width="1.963cm" style:rel-column-width="9358*"/>
    </style:style>
    <style:style style:name="MailMergeTable2020-03-06T13_3a_43_3a_48Z37.E" style:display-name="MailMergeTable2020-03-06T13:43:48Z37.E" style:family="table-column">
      <style:table-column-properties style:column-width="1.965cm" style:rel-column-width="9366*"/>
    </style:style>
    <style:style style:name="MailMergeTable2020-03-06T13_3a_43_3a_48Z37.G" style:display-name="MailMergeTable2020-03-06T13:43:48Z37.G" style:family="table-column">
      <style:table-column-properties style:column-width="1.967cm" style:rel-column-width="9379*"/>
    </style:style>
    <style:style style:name="MailMergeTable2020-03-06T13_3a_43_3a_48Z37.A1" style:display-name="MailMergeTable2020-03-06T13:43:48Z3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7.A2" style:display-name="MailMergeTable2020-03-06T13:43:48Z3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7.3" style:display-name="MailMergeTable2020-03-06T13:43:48Z37.3" style:family="table-row">
      <style:table-row-properties style:min-row-height="5.724cm"/>
    </style:style>
    <style:style style:name="MailMergeTable2020-03-06T13_3a_43_3a_48Z37.A3" style:display-name="MailMergeTable2020-03-06T13:43:48Z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7.B3" style:display-name="MailMergeTable2020-03-06T13:43:48Z3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7.4" style:display-name="MailMergeTable2020-03-06T13:43:48Z37.4" style:family="table-row">
      <style:table-row-properties style:min-row-height="0.515cm"/>
    </style:style>
    <style:style style:name="MailMergeTable2020-03-06T13_3a_43_3a_48Z37.G4" style:display-name="MailMergeTable2020-03-06T13:43:48Z3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8" style:display-name="MailMergeTable2020-03-06T13:43:48Z38" style:family="table">
      <style:table-properties style:width="13.748cm" table:align="margins"/>
    </style:style>
    <style:style style:name="MailMergeTable2020-03-06T13_3a_43_3a_48Z38.A" style:display-name="MailMergeTable2020-03-06T13:43:48Z38.A" style:family="table-column">
      <style:table-column-properties style:column-width="0.291cm" style:rel-column-width="1387*"/>
    </style:style>
    <style:style style:name="MailMergeTable2020-03-06T13_3a_43_3a_48Z38.B" style:display-name="MailMergeTable2020-03-06T13:43:48Z38.B" style:family="table-column">
      <style:table-column-properties style:column-width="3.635cm" style:rel-column-width="17329*"/>
    </style:style>
    <style:style style:name="MailMergeTable2020-03-06T13_3a_43_3a_48Z38.C" style:display-name="MailMergeTable2020-03-06T13:43:48Z38.C" style:family="table-column">
      <style:table-column-properties style:column-width="1.963cm" style:rel-column-width="9358*"/>
    </style:style>
    <style:style style:name="MailMergeTable2020-03-06T13_3a_43_3a_48Z38.E" style:display-name="MailMergeTable2020-03-06T13:43:48Z38.E" style:family="table-column">
      <style:table-column-properties style:column-width="1.965cm" style:rel-column-width="9366*"/>
    </style:style>
    <style:style style:name="MailMergeTable2020-03-06T13_3a_43_3a_48Z38.G" style:display-name="MailMergeTable2020-03-06T13:43:48Z38.G" style:family="table-column">
      <style:table-column-properties style:column-width="1.967cm" style:rel-column-width="9379*"/>
    </style:style>
    <style:style style:name="MailMergeTable2020-03-06T13_3a_43_3a_48Z38.A1" style:display-name="MailMergeTable2020-03-06T13:43:48Z3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8.A2" style:display-name="MailMergeTable2020-03-06T13:43:48Z3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8.3" style:display-name="MailMergeTable2020-03-06T13:43:48Z38.3" style:family="table-row">
      <style:table-row-properties style:min-row-height="5.724cm"/>
    </style:style>
    <style:style style:name="MailMergeTable2020-03-06T13_3a_43_3a_48Z38.A3" style:display-name="MailMergeTable2020-03-06T13:43:48Z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8.B3" style:display-name="MailMergeTable2020-03-06T13:43:48Z3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8.4" style:display-name="MailMergeTable2020-03-06T13:43:48Z38.4" style:family="table-row">
      <style:table-row-properties style:min-row-height="0.515cm"/>
    </style:style>
    <style:style style:name="MailMergeTable2020-03-06T13_3a_43_3a_48Z38.G4" style:display-name="MailMergeTable2020-03-06T13:43:48Z3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39" style:display-name="MailMergeTable2020-03-06T13:43:48Z39" style:family="table">
      <style:table-properties style:width="13.748cm" table:align="margins"/>
    </style:style>
    <style:style style:name="MailMergeTable2020-03-06T13_3a_43_3a_48Z39.A" style:display-name="MailMergeTable2020-03-06T13:43:48Z39.A" style:family="table-column">
      <style:table-column-properties style:column-width="0.291cm" style:rel-column-width="1387*"/>
    </style:style>
    <style:style style:name="MailMergeTable2020-03-06T13_3a_43_3a_48Z39.B" style:display-name="MailMergeTable2020-03-06T13:43:48Z39.B" style:family="table-column">
      <style:table-column-properties style:column-width="3.635cm" style:rel-column-width="17329*"/>
    </style:style>
    <style:style style:name="MailMergeTable2020-03-06T13_3a_43_3a_48Z39.C" style:display-name="MailMergeTable2020-03-06T13:43:48Z39.C" style:family="table-column">
      <style:table-column-properties style:column-width="1.963cm" style:rel-column-width="9358*"/>
    </style:style>
    <style:style style:name="MailMergeTable2020-03-06T13_3a_43_3a_48Z39.E" style:display-name="MailMergeTable2020-03-06T13:43:48Z39.E" style:family="table-column">
      <style:table-column-properties style:column-width="1.965cm" style:rel-column-width="9366*"/>
    </style:style>
    <style:style style:name="MailMergeTable2020-03-06T13_3a_43_3a_48Z39.G" style:display-name="MailMergeTable2020-03-06T13:43:48Z39.G" style:family="table-column">
      <style:table-column-properties style:column-width="1.967cm" style:rel-column-width="9379*"/>
    </style:style>
    <style:style style:name="MailMergeTable2020-03-06T13_3a_43_3a_48Z39.A1" style:display-name="MailMergeTable2020-03-06T13:43:48Z3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39.A2" style:display-name="MailMergeTable2020-03-06T13:43:48Z3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39.3" style:display-name="MailMergeTable2020-03-06T13:43:48Z39.3" style:family="table-row">
      <style:table-row-properties style:min-row-height="5.724cm"/>
    </style:style>
    <style:style style:name="MailMergeTable2020-03-06T13_3a_43_3a_48Z39.A3" style:display-name="MailMergeTable2020-03-06T13:43:48Z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39.B3" style:display-name="MailMergeTable2020-03-06T13:43:48Z3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39.4" style:display-name="MailMergeTable2020-03-06T13:43:48Z39.4" style:family="table-row">
      <style:table-row-properties style:min-row-height="0.515cm"/>
    </style:style>
    <style:style style:name="MailMergeTable2020-03-06T13_3a_43_3a_48Z39.G4" style:display-name="MailMergeTable2020-03-06T13:43:48Z3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0" style:display-name="MailMergeTable2020-03-06T13:43:48Z40" style:family="table">
      <style:table-properties style:width="13.748cm" table:align="margins"/>
    </style:style>
    <style:style style:name="MailMergeTable2020-03-06T13_3a_43_3a_48Z40.A" style:display-name="MailMergeTable2020-03-06T13:43:48Z40.A" style:family="table-column">
      <style:table-column-properties style:column-width="0.291cm" style:rel-column-width="1387*"/>
    </style:style>
    <style:style style:name="MailMergeTable2020-03-06T13_3a_43_3a_48Z40.B" style:display-name="MailMergeTable2020-03-06T13:43:48Z40.B" style:family="table-column">
      <style:table-column-properties style:column-width="3.635cm" style:rel-column-width="17329*"/>
    </style:style>
    <style:style style:name="MailMergeTable2020-03-06T13_3a_43_3a_48Z40.C" style:display-name="MailMergeTable2020-03-06T13:43:48Z40.C" style:family="table-column">
      <style:table-column-properties style:column-width="1.963cm" style:rel-column-width="9358*"/>
    </style:style>
    <style:style style:name="MailMergeTable2020-03-06T13_3a_43_3a_48Z40.E" style:display-name="MailMergeTable2020-03-06T13:43:48Z40.E" style:family="table-column">
      <style:table-column-properties style:column-width="1.965cm" style:rel-column-width="9366*"/>
    </style:style>
    <style:style style:name="MailMergeTable2020-03-06T13_3a_43_3a_48Z40.G" style:display-name="MailMergeTable2020-03-06T13:43:48Z40.G" style:family="table-column">
      <style:table-column-properties style:column-width="1.967cm" style:rel-column-width="9379*"/>
    </style:style>
    <style:style style:name="MailMergeTable2020-03-06T13_3a_43_3a_48Z40.A1" style:display-name="MailMergeTable2020-03-06T13:43:48Z4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0.A2" style:display-name="MailMergeTable2020-03-06T13:43:48Z4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0.3" style:display-name="MailMergeTable2020-03-06T13:43:48Z40.3" style:family="table-row">
      <style:table-row-properties style:min-row-height="5.724cm"/>
    </style:style>
    <style:style style:name="MailMergeTable2020-03-06T13_3a_43_3a_48Z40.A3" style:display-name="MailMergeTable2020-03-06T13:43:48Z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0.B3" style:display-name="MailMergeTable2020-03-06T13:43:48Z4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0.4" style:display-name="MailMergeTable2020-03-06T13:43:48Z40.4" style:family="table-row">
      <style:table-row-properties style:min-row-height="0.515cm"/>
    </style:style>
    <style:style style:name="MailMergeTable2020-03-06T13_3a_43_3a_48Z40.G4" style:display-name="MailMergeTable2020-03-06T13:43:48Z4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1" style:display-name="MailMergeTable2020-03-06T13:43:48Z41" style:family="table">
      <style:table-properties style:width="13.748cm" table:align="margins"/>
    </style:style>
    <style:style style:name="MailMergeTable2020-03-06T13_3a_43_3a_48Z41.A" style:display-name="MailMergeTable2020-03-06T13:43:48Z41.A" style:family="table-column">
      <style:table-column-properties style:column-width="0.291cm" style:rel-column-width="1387*"/>
    </style:style>
    <style:style style:name="MailMergeTable2020-03-06T13_3a_43_3a_48Z41.B" style:display-name="MailMergeTable2020-03-06T13:43:48Z41.B" style:family="table-column">
      <style:table-column-properties style:column-width="3.635cm" style:rel-column-width="17329*"/>
    </style:style>
    <style:style style:name="MailMergeTable2020-03-06T13_3a_43_3a_48Z41.C" style:display-name="MailMergeTable2020-03-06T13:43:48Z41.C" style:family="table-column">
      <style:table-column-properties style:column-width="1.963cm" style:rel-column-width="9358*"/>
    </style:style>
    <style:style style:name="MailMergeTable2020-03-06T13_3a_43_3a_48Z41.E" style:display-name="MailMergeTable2020-03-06T13:43:48Z41.E" style:family="table-column">
      <style:table-column-properties style:column-width="1.965cm" style:rel-column-width="9366*"/>
    </style:style>
    <style:style style:name="MailMergeTable2020-03-06T13_3a_43_3a_48Z41.G" style:display-name="MailMergeTable2020-03-06T13:43:48Z41.G" style:family="table-column">
      <style:table-column-properties style:column-width="1.967cm" style:rel-column-width="9379*"/>
    </style:style>
    <style:style style:name="MailMergeTable2020-03-06T13_3a_43_3a_48Z41.A1" style:display-name="MailMergeTable2020-03-06T13:43:48Z4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1.A2" style:display-name="MailMergeTable2020-03-06T13:43:48Z4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1.3" style:display-name="MailMergeTable2020-03-06T13:43:48Z41.3" style:family="table-row">
      <style:table-row-properties style:min-row-height="5.724cm"/>
    </style:style>
    <style:style style:name="MailMergeTable2020-03-06T13_3a_43_3a_48Z41.A3" style:display-name="MailMergeTable2020-03-06T13:43:48Z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1.B3" style:display-name="MailMergeTable2020-03-06T13:43:48Z4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1.4" style:display-name="MailMergeTable2020-03-06T13:43:48Z41.4" style:family="table-row">
      <style:table-row-properties style:min-row-height="0.515cm"/>
    </style:style>
    <style:style style:name="MailMergeTable2020-03-06T13_3a_43_3a_48Z41.G4" style:display-name="MailMergeTable2020-03-06T13:43:48Z4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2" style:display-name="MailMergeTable2020-03-06T13:43:48Z42" style:family="table">
      <style:table-properties style:width="13.748cm" table:align="margins"/>
    </style:style>
    <style:style style:name="MailMergeTable2020-03-06T13_3a_43_3a_48Z42.A" style:display-name="MailMergeTable2020-03-06T13:43:48Z42.A" style:family="table-column">
      <style:table-column-properties style:column-width="0.291cm" style:rel-column-width="1387*"/>
    </style:style>
    <style:style style:name="MailMergeTable2020-03-06T13_3a_43_3a_48Z42.B" style:display-name="MailMergeTable2020-03-06T13:43:48Z42.B" style:family="table-column">
      <style:table-column-properties style:column-width="3.635cm" style:rel-column-width="17329*"/>
    </style:style>
    <style:style style:name="MailMergeTable2020-03-06T13_3a_43_3a_48Z42.C" style:display-name="MailMergeTable2020-03-06T13:43:48Z42.C" style:family="table-column">
      <style:table-column-properties style:column-width="1.963cm" style:rel-column-width="9358*"/>
    </style:style>
    <style:style style:name="MailMergeTable2020-03-06T13_3a_43_3a_48Z42.E" style:display-name="MailMergeTable2020-03-06T13:43:48Z42.E" style:family="table-column">
      <style:table-column-properties style:column-width="1.965cm" style:rel-column-width="9366*"/>
    </style:style>
    <style:style style:name="MailMergeTable2020-03-06T13_3a_43_3a_48Z42.G" style:display-name="MailMergeTable2020-03-06T13:43:48Z42.G" style:family="table-column">
      <style:table-column-properties style:column-width="1.967cm" style:rel-column-width="9379*"/>
    </style:style>
    <style:style style:name="MailMergeTable2020-03-06T13_3a_43_3a_48Z42.A1" style:display-name="MailMergeTable2020-03-06T13:43:48Z4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2.A2" style:display-name="MailMergeTable2020-03-06T13:43:48Z4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2.3" style:display-name="MailMergeTable2020-03-06T13:43:48Z42.3" style:family="table-row">
      <style:table-row-properties style:min-row-height="5.724cm"/>
    </style:style>
    <style:style style:name="MailMergeTable2020-03-06T13_3a_43_3a_48Z42.A3" style:display-name="MailMergeTable2020-03-06T13:43:48Z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2.B3" style:display-name="MailMergeTable2020-03-06T13:43:48Z4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2.4" style:display-name="MailMergeTable2020-03-06T13:43:48Z42.4" style:family="table-row">
      <style:table-row-properties style:min-row-height="0.515cm"/>
    </style:style>
    <style:style style:name="MailMergeTable2020-03-06T13_3a_43_3a_48Z42.G4" style:display-name="MailMergeTable2020-03-06T13:43:48Z4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3" style:display-name="MailMergeTable2020-03-06T13:43:48Z43" style:family="table">
      <style:table-properties style:width="13.748cm" table:align="margins"/>
    </style:style>
    <style:style style:name="MailMergeTable2020-03-06T13_3a_43_3a_48Z43.A" style:display-name="MailMergeTable2020-03-06T13:43:48Z43.A" style:family="table-column">
      <style:table-column-properties style:column-width="0.291cm" style:rel-column-width="1387*"/>
    </style:style>
    <style:style style:name="MailMergeTable2020-03-06T13_3a_43_3a_48Z43.B" style:display-name="MailMergeTable2020-03-06T13:43:48Z43.B" style:family="table-column">
      <style:table-column-properties style:column-width="3.635cm" style:rel-column-width="17329*"/>
    </style:style>
    <style:style style:name="MailMergeTable2020-03-06T13_3a_43_3a_48Z43.C" style:display-name="MailMergeTable2020-03-06T13:43:48Z43.C" style:family="table-column">
      <style:table-column-properties style:column-width="1.963cm" style:rel-column-width="9358*"/>
    </style:style>
    <style:style style:name="MailMergeTable2020-03-06T13_3a_43_3a_48Z43.E" style:display-name="MailMergeTable2020-03-06T13:43:48Z43.E" style:family="table-column">
      <style:table-column-properties style:column-width="1.965cm" style:rel-column-width="9366*"/>
    </style:style>
    <style:style style:name="MailMergeTable2020-03-06T13_3a_43_3a_48Z43.G" style:display-name="MailMergeTable2020-03-06T13:43:48Z43.G" style:family="table-column">
      <style:table-column-properties style:column-width="1.967cm" style:rel-column-width="9379*"/>
    </style:style>
    <style:style style:name="MailMergeTable2020-03-06T13_3a_43_3a_48Z43.A1" style:display-name="MailMergeTable2020-03-06T13:43:48Z4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3.A2" style:display-name="MailMergeTable2020-03-06T13:43:48Z4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3.3" style:display-name="MailMergeTable2020-03-06T13:43:48Z43.3" style:family="table-row">
      <style:table-row-properties style:min-row-height="5.724cm"/>
    </style:style>
    <style:style style:name="MailMergeTable2020-03-06T13_3a_43_3a_48Z43.A3" style:display-name="MailMergeTable2020-03-06T13:43:48Z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3.B3" style:display-name="MailMergeTable2020-03-06T13:43:48Z4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3.4" style:display-name="MailMergeTable2020-03-06T13:43:48Z43.4" style:family="table-row">
      <style:table-row-properties style:min-row-height="0.515cm"/>
    </style:style>
    <style:style style:name="MailMergeTable2020-03-06T13_3a_43_3a_48Z43.G4" style:display-name="MailMergeTable2020-03-06T13:43:48Z4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4" style:display-name="MailMergeTable2020-03-06T13:43:48Z44" style:family="table">
      <style:table-properties style:width="13.748cm" table:align="margins"/>
    </style:style>
    <style:style style:name="MailMergeTable2020-03-06T13_3a_43_3a_48Z44.A" style:display-name="MailMergeTable2020-03-06T13:43:48Z44.A" style:family="table-column">
      <style:table-column-properties style:column-width="0.291cm" style:rel-column-width="1387*"/>
    </style:style>
    <style:style style:name="MailMergeTable2020-03-06T13_3a_43_3a_48Z44.B" style:display-name="MailMergeTable2020-03-06T13:43:48Z44.B" style:family="table-column">
      <style:table-column-properties style:column-width="3.635cm" style:rel-column-width="17329*"/>
    </style:style>
    <style:style style:name="MailMergeTable2020-03-06T13_3a_43_3a_48Z44.C" style:display-name="MailMergeTable2020-03-06T13:43:48Z44.C" style:family="table-column">
      <style:table-column-properties style:column-width="1.963cm" style:rel-column-width="9358*"/>
    </style:style>
    <style:style style:name="MailMergeTable2020-03-06T13_3a_43_3a_48Z44.E" style:display-name="MailMergeTable2020-03-06T13:43:48Z44.E" style:family="table-column">
      <style:table-column-properties style:column-width="1.965cm" style:rel-column-width="9366*"/>
    </style:style>
    <style:style style:name="MailMergeTable2020-03-06T13_3a_43_3a_48Z44.G" style:display-name="MailMergeTable2020-03-06T13:43:48Z44.G" style:family="table-column">
      <style:table-column-properties style:column-width="1.967cm" style:rel-column-width="9379*"/>
    </style:style>
    <style:style style:name="MailMergeTable2020-03-06T13_3a_43_3a_48Z44.A1" style:display-name="MailMergeTable2020-03-06T13:43:48Z4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4.A2" style:display-name="MailMergeTable2020-03-06T13:43:48Z4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4.3" style:display-name="MailMergeTable2020-03-06T13:43:48Z44.3" style:family="table-row">
      <style:table-row-properties style:min-row-height="5.724cm"/>
    </style:style>
    <style:style style:name="MailMergeTable2020-03-06T13_3a_43_3a_48Z44.A3" style:display-name="MailMergeTable2020-03-06T13:43:48Z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4.B3" style:display-name="MailMergeTable2020-03-06T13:43:48Z4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4.4" style:display-name="MailMergeTable2020-03-06T13:43:48Z44.4" style:family="table-row">
      <style:table-row-properties style:min-row-height="0.515cm"/>
    </style:style>
    <style:style style:name="MailMergeTable2020-03-06T13_3a_43_3a_48Z44.G4" style:display-name="MailMergeTable2020-03-06T13:43:48Z4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5" style:display-name="MailMergeTable2020-03-06T13:43:48Z45" style:family="table">
      <style:table-properties style:width="13.748cm" table:align="margins"/>
    </style:style>
    <style:style style:name="MailMergeTable2020-03-06T13_3a_43_3a_48Z45.A" style:display-name="MailMergeTable2020-03-06T13:43:48Z45.A" style:family="table-column">
      <style:table-column-properties style:column-width="0.291cm" style:rel-column-width="1387*"/>
    </style:style>
    <style:style style:name="MailMergeTable2020-03-06T13_3a_43_3a_48Z45.B" style:display-name="MailMergeTable2020-03-06T13:43:48Z45.B" style:family="table-column">
      <style:table-column-properties style:column-width="3.635cm" style:rel-column-width="17329*"/>
    </style:style>
    <style:style style:name="MailMergeTable2020-03-06T13_3a_43_3a_48Z45.C" style:display-name="MailMergeTable2020-03-06T13:43:48Z45.C" style:family="table-column">
      <style:table-column-properties style:column-width="1.963cm" style:rel-column-width="9358*"/>
    </style:style>
    <style:style style:name="MailMergeTable2020-03-06T13_3a_43_3a_48Z45.E" style:display-name="MailMergeTable2020-03-06T13:43:48Z45.E" style:family="table-column">
      <style:table-column-properties style:column-width="1.965cm" style:rel-column-width="9366*"/>
    </style:style>
    <style:style style:name="MailMergeTable2020-03-06T13_3a_43_3a_48Z45.G" style:display-name="MailMergeTable2020-03-06T13:43:48Z45.G" style:family="table-column">
      <style:table-column-properties style:column-width="1.967cm" style:rel-column-width="9379*"/>
    </style:style>
    <style:style style:name="MailMergeTable2020-03-06T13_3a_43_3a_48Z45.A1" style:display-name="MailMergeTable2020-03-06T13:43:48Z4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5.A2" style:display-name="MailMergeTable2020-03-06T13:43:48Z4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5.3" style:display-name="MailMergeTable2020-03-06T13:43:48Z45.3" style:family="table-row">
      <style:table-row-properties style:min-row-height="5.724cm"/>
    </style:style>
    <style:style style:name="MailMergeTable2020-03-06T13_3a_43_3a_48Z45.A3" style:display-name="MailMergeTable2020-03-06T13:43:48Z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5.B3" style:display-name="MailMergeTable2020-03-06T13:43:48Z4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5.4" style:display-name="MailMergeTable2020-03-06T13:43:48Z45.4" style:family="table-row">
      <style:table-row-properties style:min-row-height="0.515cm"/>
    </style:style>
    <style:style style:name="MailMergeTable2020-03-06T13_3a_43_3a_48Z45.G4" style:display-name="MailMergeTable2020-03-06T13:43:48Z4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6" style:display-name="MailMergeTable2020-03-06T13:43:48Z46" style:family="table">
      <style:table-properties style:width="13.748cm" table:align="margins"/>
    </style:style>
    <style:style style:name="MailMergeTable2020-03-06T13_3a_43_3a_48Z46.A" style:display-name="MailMergeTable2020-03-06T13:43:48Z46.A" style:family="table-column">
      <style:table-column-properties style:column-width="0.291cm" style:rel-column-width="1387*"/>
    </style:style>
    <style:style style:name="MailMergeTable2020-03-06T13_3a_43_3a_48Z46.B" style:display-name="MailMergeTable2020-03-06T13:43:48Z46.B" style:family="table-column">
      <style:table-column-properties style:column-width="3.635cm" style:rel-column-width="17329*"/>
    </style:style>
    <style:style style:name="MailMergeTable2020-03-06T13_3a_43_3a_48Z46.C" style:display-name="MailMergeTable2020-03-06T13:43:48Z46.C" style:family="table-column">
      <style:table-column-properties style:column-width="1.963cm" style:rel-column-width="9358*"/>
    </style:style>
    <style:style style:name="MailMergeTable2020-03-06T13_3a_43_3a_48Z46.E" style:display-name="MailMergeTable2020-03-06T13:43:48Z46.E" style:family="table-column">
      <style:table-column-properties style:column-width="1.965cm" style:rel-column-width="9366*"/>
    </style:style>
    <style:style style:name="MailMergeTable2020-03-06T13_3a_43_3a_48Z46.G" style:display-name="MailMergeTable2020-03-06T13:43:48Z46.G" style:family="table-column">
      <style:table-column-properties style:column-width="1.967cm" style:rel-column-width="9379*"/>
    </style:style>
    <style:style style:name="MailMergeTable2020-03-06T13_3a_43_3a_48Z46.A1" style:display-name="MailMergeTable2020-03-06T13:43:48Z4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6.A2" style:display-name="MailMergeTable2020-03-06T13:43:48Z4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6.3" style:display-name="MailMergeTable2020-03-06T13:43:48Z46.3" style:family="table-row">
      <style:table-row-properties style:min-row-height="5.724cm"/>
    </style:style>
    <style:style style:name="MailMergeTable2020-03-06T13_3a_43_3a_48Z46.A3" style:display-name="MailMergeTable2020-03-06T13:43:48Z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6.B3" style:display-name="MailMergeTable2020-03-06T13:43:48Z4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6.4" style:display-name="MailMergeTable2020-03-06T13:43:48Z46.4" style:family="table-row">
      <style:table-row-properties style:min-row-height="0.515cm"/>
    </style:style>
    <style:style style:name="MailMergeTable2020-03-06T13_3a_43_3a_48Z46.G4" style:display-name="MailMergeTable2020-03-06T13:43:48Z4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7" style:display-name="MailMergeTable2020-03-06T13:43:48Z47" style:family="table">
      <style:table-properties style:width="13.748cm" table:align="margins"/>
    </style:style>
    <style:style style:name="MailMergeTable2020-03-06T13_3a_43_3a_48Z47.A" style:display-name="MailMergeTable2020-03-06T13:43:48Z47.A" style:family="table-column">
      <style:table-column-properties style:column-width="0.291cm" style:rel-column-width="1387*"/>
    </style:style>
    <style:style style:name="MailMergeTable2020-03-06T13_3a_43_3a_48Z47.B" style:display-name="MailMergeTable2020-03-06T13:43:48Z47.B" style:family="table-column">
      <style:table-column-properties style:column-width="3.635cm" style:rel-column-width="17329*"/>
    </style:style>
    <style:style style:name="MailMergeTable2020-03-06T13_3a_43_3a_48Z47.C" style:display-name="MailMergeTable2020-03-06T13:43:48Z47.C" style:family="table-column">
      <style:table-column-properties style:column-width="1.963cm" style:rel-column-width="9358*"/>
    </style:style>
    <style:style style:name="MailMergeTable2020-03-06T13_3a_43_3a_48Z47.E" style:display-name="MailMergeTable2020-03-06T13:43:48Z47.E" style:family="table-column">
      <style:table-column-properties style:column-width="1.965cm" style:rel-column-width="9366*"/>
    </style:style>
    <style:style style:name="MailMergeTable2020-03-06T13_3a_43_3a_48Z47.G" style:display-name="MailMergeTable2020-03-06T13:43:48Z47.G" style:family="table-column">
      <style:table-column-properties style:column-width="1.967cm" style:rel-column-width="9379*"/>
    </style:style>
    <style:style style:name="MailMergeTable2020-03-06T13_3a_43_3a_48Z47.A1" style:display-name="MailMergeTable2020-03-06T13:43:48Z4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7.A2" style:display-name="MailMergeTable2020-03-06T13:43:48Z4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7.3" style:display-name="MailMergeTable2020-03-06T13:43:48Z47.3" style:family="table-row">
      <style:table-row-properties style:min-row-height="5.724cm"/>
    </style:style>
    <style:style style:name="MailMergeTable2020-03-06T13_3a_43_3a_48Z47.A3" style:display-name="MailMergeTable2020-03-06T13:43:48Z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7.B3" style:display-name="MailMergeTable2020-03-06T13:43:48Z4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7.4" style:display-name="MailMergeTable2020-03-06T13:43:48Z47.4" style:family="table-row">
      <style:table-row-properties style:min-row-height="0.515cm"/>
    </style:style>
    <style:style style:name="MailMergeTable2020-03-06T13_3a_43_3a_48Z47.G4" style:display-name="MailMergeTable2020-03-06T13:43:48Z4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6T13_3a_43_3a_48Z48" style:display-name="MailMergeTable2020-03-06T13:43:48Z48" style:family="table">
      <style:table-properties style:width="13.748cm" table:align="margins"/>
    </style:style>
    <style:style style:name="MailMergeTable2020-03-06T13_3a_43_3a_48Z48.A" style:display-name="MailMergeTable2020-03-06T13:43:48Z48.A" style:family="table-column">
      <style:table-column-properties style:column-width="0.291cm" style:rel-column-width="1387*"/>
    </style:style>
    <style:style style:name="MailMergeTable2020-03-06T13_3a_43_3a_48Z48.B" style:display-name="MailMergeTable2020-03-06T13:43:48Z48.B" style:family="table-column">
      <style:table-column-properties style:column-width="3.635cm" style:rel-column-width="17329*"/>
    </style:style>
    <style:style style:name="MailMergeTable2020-03-06T13_3a_43_3a_48Z48.C" style:display-name="MailMergeTable2020-03-06T13:43:48Z48.C" style:family="table-column">
      <style:table-column-properties style:column-width="1.963cm" style:rel-column-width="9358*"/>
    </style:style>
    <style:style style:name="MailMergeTable2020-03-06T13_3a_43_3a_48Z48.E" style:display-name="MailMergeTable2020-03-06T13:43:48Z48.E" style:family="table-column">
      <style:table-column-properties style:column-width="1.965cm" style:rel-column-width="9366*"/>
    </style:style>
    <style:style style:name="MailMergeTable2020-03-06T13_3a_43_3a_48Z48.G" style:display-name="MailMergeTable2020-03-06T13:43:48Z48.G" style:family="table-column">
      <style:table-column-properties style:column-width="1.967cm" style:rel-column-width="9379*"/>
    </style:style>
    <style:style style:name="MailMergeTable2020-03-06T13_3a_43_3a_48Z48.A1" style:display-name="MailMergeTable2020-03-06T13:43:48Z4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6T13_3a_43_3a_48Z48.A2" style:display-name="MailMergeTable2020-03-06T13:43:48Z4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6T13_3a_43_3a_48Z48.3" style:display-name="MailMergeTable2020-03-06T13:43:48Z48.3" style:family="table-row">
      <style:table-row-properties style:min-row-height="5.724cm"/>
    </style:style>
    <style:style style:name="MailMergeTable2020-03-06T13_3a_43_3a_48Z48.A3" style:display-name="MailMergeTable2020-03-06T13:43:48Z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6T13_3a_43_3a_48Z48.B3" style:display-name="MailMergeTable2020-03-06T13:43:48Z4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6T13_3a_43_3a_48Z48.4" style:display-name="MailMergeTable2020-03-06T13:43:48Z48.4" style:family="table-row">
      <style:table-row-properties style:min-row-height="0.515cm"/>
    </style:style>
    <style:style style:name="MailMergeTable2020-03-06T13_3a_43_3a_48Z48.G4" style:display-name="MailMergeTable2020-03-06T13:43:48Z48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Standard" style:master-page-name="Standard">
      <style:paragraph-properties style:page-number="1"/>
      <style:text-properties officeooo:paragraph-rsid="00167de0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8pt" style:font-size-asian="8pt" style:font-size-complex="8pt"/>
    </style:style>
    <style:style style:name="P9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10" style:family="paragraph" style:parent-style-name="Table_20_Contents">
      <style:text-properties style:font-name="Proxima Nova"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48" text:anchor-type="page" text:anchor-page-number="23" svg:x="14.349cm" svg:y="10.5cm" svg:width="13.85cm" svg:height="9.999cm" draw:z-index="47">
        <draw:text-box>
          <text:section text:style-name="Sect1" text:name="MailMergeSection2020-03-06T13:43:48Z49Bereich3" text:protected="true">
            <table:table table:name="MailMergeTable2020-03-06T13:43:48Z48" table:style-name="MailMergeTable2020-03-06T13_3a_43_3a_48Z48">
              <table:table-column table:style-name="MailMergeTable2020-03-06T13_3a_43_3a_48Z48.A"/>
              <table:table-column table:style-name="MailMergeTable2020-03-06T13_3a_43_3a_48Z48.B"/>
              <table:table-column table:style-name="MailMergeTable2020-03-06T13_3a_43_3a_48Z48.C" table:number-columns-repeated="2"/>
              <table:table-column table:style-name="MailMergeTable2020-03-06T13_3a_43_3a_48Z48.E"/>
              <table:table-column table:style-name="MailMergeTable2020-03-06T13_3a_43_3a_48Z48.C"/>
              <table:table-column table:style-name="MailMergeTable2020-03-06T13_3a_43_3a_48Z48.G"/>
              <table:table-row>
                <table:table-cell table:style-name="MailMergeTable2020-03-06T13_3a_43_3a_48Z48.A1" table:number-columns-spanned="7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8.A2" table:number-columns-spanned="7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8.3">
                <table:table-cell table:style-name="MailMergeTable2020-03-06T13_3a_43_3a_48Z48.A3" office:value-type="string">
                  <text:p text:style-name="P7"/>
                </table:table-cell>
                <table:table-cell table:style-name="MailMergeTable2020-03-06T13_3a_43_3a_48Z48.B3" table:number-columns-spanned="6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8.4">
                <table:table-cell table:style-name="MailMergeTable2020-03-06T13_3a_43_3a_48Z4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8.A3" office:value-type="string">
                  <text:p text:style-name="P8"/>
                </table:table-cell>
                <table:table-cell table:style-name="MailMergeTable2020-03-06T13_3a_43_3a_48Z48.A3" office:value-type="string">
                  <text:p text:style-name="P8"/>
                </table:table-cell>
                <table:table-cell table:style-name="MailMergeTable2020-03-06T13_3a_43_3a_48Z48.A3" office:value-type="string">
                  <text:p text:style-name="P8"/>
                </table:table-cell>
                <table:table-cell table:style-name="MailMergeTable2020-03-06T13_3a_43_3a_48Z48.A3" office:value-type="string">
                  <text:p text:style-name="P10">6. Mrz 20</text:p>
                </table:table-cell>
                <table:table-cell table:style-name="MailMergeTable2020-03-06T13_3a_43_3a_48Z48.G4" office:value-type="string">
                  <text:p text:style-name="P4">99.99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7" text:anchor-type="page" text:anchor-page-number="23" svg:x="0.499cm" svg:y="10.5cm" svg:width="13.85cm" svg:height="9.999cm" draw:z-index="46">
        <draw:text-box>
          <text:section text:style-name="Sect1" text:name="MailMergeSection2020-03-06T13:43:48Z48Bereich2" text:protected="true">
            <table:table table:name="MailMergeTable2020-03-06T13:43:48Z47" table:style-name="MailMergeTable2020-03-06T13_3a_43_3a_48Z47">
              <table:table-column table:style-name="MailMergeTable2020-03-06T13_3a_43_3a_48Z47.A"/>
              <table:table-column table:style-name="MailMergeTable2020-03-06T13_3a_43_3a_48Z47.B"/>
              <table:table-column table:style-name="MailMergeTable2020-03-06T13_3a_43_3a_48Z47.C" table:number-columns-repeated="2"/>
              <table:table-column table:style-name="MailMergeTable2020-03-06T13_3a_43_3a_48Z47.E"/>
              <table:table-column table:style-name="MailMergeTable2020-03-06T13_3a_43_3a_48Z47.C"/>
              <table:table-column table:style-name="MailMergeTable2020-03-06T13_3a_43_3a_48Z47.G"/>
              <table:table-row>
                <table:table-cell table:style-name="MailMergeTable2020-03-06T13_3a_43_3a_48Z4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7.3">
                <table:table-cell table:style-name="MailMergeTable2020-03-06T13_3a_43_3a_48Z47.A3" office:value-type="string">
                  <text:p text:style-name="P7"/>
                </table:table-cell>
                <table:table-cell table:style-name="MailMergeTable2020-03-06T13_3a_43_3a_48Z4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7.4">
                <table:table-cell table:style-name="MailMergeTable2020-03-06T13_3a_43_3a_48Z4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7.A3" office:value-type="string">
                  <text:p text:style-name="P8"/>
                </table:table-cell>
                <table:table-cell table:style-name="MailMergeTable2020-03-06T13_3a_43_3a_48Z47.A3" office:value-type="string">
                  <text:p text:style-name="P8"/>
                </table:table-cell>
                <table:table-cell table:style-name="MailMergeTable2020-03-06T13_3a_43_3a_48Z47.A3" office:value-type="string">
                  <text:p text:style-name="P8"/>
                </table:table-cell>
                <table:table-cell table:style-name="MailMergeTable2020-03-06T13_3a_43_3a_48Z47.A3" office:value-type="string">
                  <text:p text:style-name="P10">6. Mrz 20</text:p>
                </table:table-cell>
                <table:table-cell table:style-name="MailMergeTable2020-03-06T13_3a_43_3a_48Z4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6" text:anchor-type="page" text:anchor-page-number="23" svg:x="14.349cm" svg:y="0.499cm" svg:width="13.85cm" svg:height="9.999cm" draw:z-index="45">
        <draw:text-box>
          <text:section text:style-name="Sect1" text:name="MailMergeSection2020-03-06T13:43:48Z47Bereich1" text:protected="true">
            <table:table table:name="MailMergeTable2020-03-06T13:43:48Z46" table:style-name="MailMergeTable2020-03-06T13_3a_43_3a_48Z46">
              <table:table-column table:style-name="MailMergeTable2020-03-06T13_3a_43_3a_48Z46.A"/>
              <table:table-column table:style-name="MailMergeTable2020-03-06T13_3a_43_3a_48Z46.B"/>
              <table:table-column table:style-name="MailMergeTable2020-03-06T13_3a_43_3a_48Z46.C" table:number-columns-repeated="2"/>
              <table:table-column table:style-name="MailMergeTable2020-03-06T13_3a_43_3a_48Z46.E"/>
              <table:table-column table:style-name="MailMergeTable2020-03-06T13_3a_43_3a_48Z46.C"/>
              <table:table-column table:style-name="MailMergeTable2020-03-06T13_3a_43_3a_48Z46.G"/>
              <table:table-row>
                <table:table-cell table:style-name="MailMergeTable2020-03-06T13_3a_43_3a_48Z4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6.3">
                <table:table-cell table:style-name="MailMergeTable2020-03-06T13_3a_43_3a_48Z46.A3" office:value-type="string">
                  <text:p text:style-name="P7"/>
                </table:table-cell>
                <table:table-cell table:style-name="MailMergeTable2020-03-06T13_3a_43_3a_48Z4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6.4">
                <table:table-cell table:style-name="MailMergeTable2020-03-06T13_3a_43_3a_48Z4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6.A3" office:value-type="string">
                  <text:p text:style-name="P8"/>
                </table:table-cell>
                <table:table-cell table:style-name="MailMergeTable2020-03-06T13_3a_43_3a_48Z46.A3" office:value-type="string">
                  <text:p text:style-name="P8"/>
                </table:table-cell>
                <table:table-cell table:style-name="MailMergeTable2020-03-06T13_3a_43_3a_48Z46.A3" office:value-type="string">
                  <text:p text:style-name="P8"/>
                </table:table-cell>
                <table:table-cell table:style-name="MailMergeTable2020-03-06T13_3a_43_3a_48Z46.A3" office:value-type="string">
                  <text:p text:style-name="P10">6. Mrz 20</text:p>
                </table:table-cell>
                <table:table-cell table:style-name="MailMergeTable2020-03-06T13_3a_43_3a_48Z4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5" text:anchor-type="page" text:anchor-page-number="23" svg:x="0.499cm" svg:y="0.499cm" svg:width="13.85cm" svg:height="9.999cm" draw:z-index="44">
        <draw:text-box>
          <text:section text:style-name="Sect1" text:name="MailMergeSection2020-03-06T13:43:48Z46MasterLabel">
            <table:table table:name="MailMergeTable2020-03-06T13:43:48Z45" table:style-name="MailMergeTable2020-03-06T13_3a_43_3a_48Z45">
              <table:table-column table:style-name="MailMergeTable2020-03-06T13_3a_43_3a_48Z45.A"/>
              <table:table-column table:style-name="MailMergeTable2020-03-06T13_3a_43_3a_48Z45.B"/>
              <table:table-column table:style-name="MailMergeTable2020-03-06T13_3a_43_3a_48Z45.C" table:number-columns-repeated="2"/>
              <table:table-column table:style-name="MailMergeTable2020-03-06T13_3a_43_3a_48Z45.E"/>
              <table:table-column table:style-name="MailMergeTable2020-03-06T13_3a_43_3a_48Z45.C"/>
              <table:table-column table:style-name="MailMergeTable2020-03-06T13_3a_43_3a_48Z45.G"/>
              <table:table-row>
                <table:table-cell table:style-name="MailMergeTable2020-03-06T13_3a_43_3a_48Z4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5.3">
                <table:table-cell table:style-name="MailMergeTable2020-03-06T13_3a_43_3a_48Z45.A3" office:value-type="string">
                  <text:p text:style-name="P7"/>
                </table:table-cell>
                <table:table-cell table:style-name="MailMergeTable2020-03-06T13_3a_43_3a_48Z4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5.4">
                <table:table-cell table:style-name="MailMergeTable2020-03-06T13_3a_43_3a_48Z45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5.A3" office:value-type="string">
                  <text:p text:style-name="P8"/>
                </table:table-cell>
                <table:table-cell table:style-name="MailMergeTable2020-03-06T13_3a_43_3a_48Z45.A3" office:value-type="string">
                  <text:p text:style-name="P8"/>
                </table:table-cell>
                <table:table-cell table:style-name="MailMergeTable2020-03-06T13_3a_43_3a_48Z45.A3" office:value-type="string">
                  <text:p text:style-name="P8"/>
                </table:table-cell>
                <table:table-cell table:style-name="MailMergeTable2020-03-06T13_3a_43_3a_48Z45.A3" office:value-type="string">
                  <text:p text:style-name="P10">6. Mrz 20</text:p>
                </table:table-cell>
                <table:table-cell table:style-name="MailMergeTable2020-03-06T13_3a_43_3a_48Z4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4" text:anchor-type="page" text:anchor-page-number="21" svg:x="14.349cm" svg:y="10.5cm" svg:width="13.85cm" svg:height="9.999cm" draw:z-index="43">
        <draw:text-box>
          <text:section text:style-name="Sect1" text:name="MailMergeSection2020-03-06T13:43:48Z45Bereich3" text:protected="true">
            <table:table table:name="MailMergeTable2020-03-06T13:43:48Z44" table:style-name="MailMergeTable2020-03-06T13_3a_43_3a_48Z44">
              <table:table-column table:style-name="MailMergeTable2020-03-06T13_3a_43_3a_48Z44.A"/>
              <table:table-column table:style-name="MailMergeTable2020-03-06T13_3a_43_3a_48Z44.B"/>
              <table:table-column table:style-name="MailMergeTable2020-03-06T13_3a_43_3a_48Z44.C" table:number-columns-repeated="2"/>
              <table:table-column table:style-name="MailMergeTable2020-03-06T13_3a_43_3a_48Z44.E"/>
              <table:table-column table:style-name="MailMergeTable2020-03-06T13_3a_43_3a_48Z44.C"/>
              <table:table-column table:style-name="MailMergeTable2020-03-06T13_3a_43_3a_48Z44.G"/>
              <table:table-row>
                <table:table-cell table:style-name="MailMergeTable2020-03-06T13_3a_43_3a_48Z4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4.3">
                <table:table-cell table:style-name="MailMergeTable2020-03-06T13_3a_43_3a_48Z44.A3" office:value-type="string">
                  <text:p text:style-name="P7"/>
                </table:table-cell>
                <table:table-cell table:style-name="MailMergeTable2020-03-06T13_3a_43_3a_48Z4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4.4">
                <table:table-cell table:style-name="MailMergeTable2020-03-06T13_3a_43_3a_48Z44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4.A3" office:value-type="string">
                  <text:p text:style-name="P8"/>
                </table:table-cell>
                <table:table-cell table:style-name="MailMergeTable2020-03-06T13_3a_43_3a_48Z44.A3" office:value-type="string">
                  <text:p text:style-name="P8"/>
                </table:table-cell>
                <table:table-cell table:style-name="MailMergeTable2020-03-06T13_3a_43_3a_48Z44.A3" office:value-type="string">
                  <text:p text:style-name="P8"/>
                </table:table-cell>
                <table:table-cell table:style-name="MailMergeTable2020-03-06T13_3a_43_3a_48Z44.A3" office:value-type="string">
                  <text:p text:style-name="P10">6. Mrz 20</text:p>
                </table:table-cell>
                <table:table-cell table:style-name="MailMergeTable2020-03-06T13_3a_43_3a_48Z4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3" text:anchor-type="page" text:anchor-page-number="21" svg:x="0.499cm" svg:y="10.5cm" svg:width="13.85cm" svg:height="9.999cm" draw:z-index="42">
        <draw:text-box>
          <text:section text:style-name="Sect1" text:name="MailMergeSection2020-03-06T13:43:48Z44Bereich2" text:protected="true">
            <table:table table:name="MailMergeTable2020-03-06T13:43:48Z43" table:style-name="MailMergeTable2020-03-06T13_3a_43_3a_48Z43">
              <table:table-column table:style-name="MailMergeTable2020-03-06T13_3a_43_3a_48Z43.A"/>
              <table:table-column table:style-name="MailMergeTable2020-03-06T13_3a_43_3a_48Z43.B"/>
              <table:table-column table:style-name="MailMergeTable2020-03-06T13_3a_43_3a_48Z43.C" table:number-columns-repeated="2"/>
              <table:table-column table:style-name="MailMergeTable2020-03-06T13_3a_43_3a_48Z43.E"/>
              <table:table-column table:style-name="MailMergeTable2020-03-06T13_3a_43_3a_48Z43.C"/>
              <table:table-column table:style-name="MailMergeTable2020-03-06T13_3a_43_3a_48Z43.G"/>
              <table:table-row>
                <table:table-cell table:style-name="MailMergeTable2020-03-06T13_3a_43_3a_48Z4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3.3">
                <table:table-cell table:style-name="MailMergeTable2020-03-06T13_3a_43_3a_48Z43.A3" office:value-type="string">
                  <text:p text:style-name="P7"/>
                </table:table-cell>
                <table:table-cell table:style-name="MailMergeTable2020-03-06T13_3a_43_3a_48Z4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3.4">
                <table:table-cell table:style-name="MailMergeTable2020-03-06T13_3a_43_3a_48Z43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3.A3" office:value-type="string">
                  <text:p text:style-name="P8"/>
                </table:table-cell>
                <table:table-cell table:style-name="MailMergeTable2020-03-06T13_3a_43_3a_48Z43.A3" office:value-type="string">
                  <text:p text:style-name="P8"/>
                </table:table-cell>
                <table:table-cell table:style-name="MailMergeTable2020-03-06T13_3a_43_3a_48Z43.A3" office:value-type="string">
                  <text:p text:style-name="P8"/>
                </table:table-cell>
                <table:table-cell table:style-name="MailMergeTable2020-03-06T13_3a_43_3a_48Z43.A3" office:value-type="string">
                  <text:p text:style-name="P10">6. Mrz 20</text:p>
                </table:table-cell>
                <table:table-cell table:style-name="MailMergeTable2020-03-06T13_3a_43_3a_48Z4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2" text:anchor-type="page" text:anchor-page-number="21" svg:x="14.349cm" svg:y="0.499cm" svg:width="13.85cm" svg:height="9.999cm" draw:z-index="41">
        <draw:text-box>
          <text:section text:style-name="Sect1" text:name="MailMergeSection2020-03-06T13:43:48Z43Bereich1" text:protected="true">
            <table:table table:name="MailMergeTable2020-03-06T13:43:48Z42" table:style-name="MailMergeTable2020-03-06T13_3a_43_3a_48Z42">
              <table:table-column table:style-name="MailMergeTable2020-03-06T13_3a_43_3a_48Z42.A"/>
              <table:table-column table:style-name="MailMergeTable2020-03-06T13_3a_43_3a_48Z42.B"/>
              <table:table-column table:style-name="MailMergeTable2020-03-06T13_3a_43_3a_48Z42.C" table:number-columns-repeated="2"/>
              <table:table-column table:style-name="MailMergeTable2020-03-06T13_3a_43_3a_48Z42.E"/>
              <table:table-column table:style-name="MailMergeTable2020-03-06T13_3a_43_3a_48Z42.C"/>
              <table:table-column table:style-name="MailMergeTable2020-03-06T13_3a_43_3a_48Z42.G"/>
              <table:table-row>
                <table:table-cell table:style-name="MailMergeTable2020-03-06T13_3a_43_3a_48Z4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2.3">
                <table:table-cell table:style-name="MailMergeTable2020-03-06T13_3a_43_3a_48Z42.A3" office:value-type="string">
                  <text:p text:style-name="P7"/>
                </table:table-cell>
                <table:table-cell table:style-name="MailMergeTable2020-03-06T13_3a_43_3a_48Z4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2.4">
                <table:table-cell table:style-name="MailMergeTable2020-03-06T13_3a_43_3a_48Z42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2.A3" office:value-type="string">
                  <text:p text:style-name="P8"/>
                </table:table-cell>
                <table:table-cell table:style-name="MailMergeTable2020-03-06T13_3a_43_3a_48Z42.A3" office:value-type="string">
                  <text:p text:style-name="P8"/>
                </table:table-cell>
                <table:table-cell table:style-name="MailMergeTable2020-03-06T13_3a_43_3a_48Z42.A3" office:value-type="string">
                  <text:p text:style-name="P8"/>
                </table:table-cell>
                <table:table-cell table:style-name="MailMergeTable2020-03-06T13_3a_43_3a_48Z42.A3" office:value-type="string">
                  <text:p text:style-name="P10">6. Mrz 20</text:p>
                </table:table-cell>
                <table:table-cell table:style-name="MailMergeTable2020-03-06T13_3a_43_3a_48Z4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1" text:anchor-type="page" text:anchor-page-number="21" svg:x="0.499cm" svg:y="0.499cm" svg:width="13.85cm" svg:height="9.999cm" draw:z-index="40">
        <draw:text-box>
          <text:section text:style-name="Sect1" text:name="MailMergeSection2020-03-06T13:43:48Z42MasterLabel">
            <table:table table:name="MailMergeTable2020-03-06T13:43:48Z41" table:style-name="MailMergeTable2020-03-06T13_3a_43_3a_48Z41">
              <table:table-column table:style-name="MailMergeTable2020-03-06T13_3a_43_3a_48Z41.A"/>
              <table:table-column table:style-name="MailMergeTable2020-03-06T13_3a_43_3a_48Z41.B"/>
              <table:table-column table:style-name="MailMergeTable2020-03-06T13_3a_43_3a_48Z41.C" table:number-columns-repeated="2"/>
              <table:table-column table:style-name="MailMergeTable2020-03-06T13_3a_43_3a_48Z41.E"/>
              <table:table-column table:style-name="MailMergeTable2020-03-06T13_3a_43_3a_48Z41.C"/>
              <table:table-column table:style-name="MailMergeTable2020-03-06T13_3a_43_3a_48Z41.G"/>
              <table:table-row>
                <table:table-cell table:style-name="MailMergeTable2020-03-06T13_3a_43_3a_48Z4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1.3">
                <table:table-cell table:style-name="MailMergeTable2020-03-06T13_3a_43_3a_48Z41.A3" office:value-type="string">
                  <text:p text:style-name="P7"/>
                </table:table-cell>
                <table:table-cell table:style-name="MailMergeTable2020-03-06T13_3a_43_3a_48Z4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1.4">
                <table:table-cell table:style-name="MailMergeTable2020-03-06T13_3a_43_3a_48Z41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1.A3" office:value-type="string">
                  <text:p text:style-name="P8"/>
                </table:table-cell>
                <table:table-cell table:style-name="MailMergeTable2020-03-06T13_3a_43_3a_48Z41.A3" office:value-type="string">
                  <text:p text:style-name="P8"/>
                </table:table-cell>
                <table:table-cell table:style-name="MailMergeTable2020-03-06T13_3a_43_3a_48Z41.A3" office:value-type="string">
                  <text:p text:style-name="P8"/>
                </table:table-cell>
                <table:table-cell table:style-name="MailMergeTable2020-03-06T13_3a_43_3a_48Z41.A3" office:value-type="string">
                  <text:p text:style-name="P10">6. Mrz 20</text:p>
                </table:table-cell>
                <table:table-cell table:style-name="MailMergeTable2020-03-06T13_3a_43_3a_48Z4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0" text:anchor-type="page" text:anchor-page-number="19" svg:x="14.349cm" svg:y="10.5cm" svg:width="13.85cm" svg:height="9.999cm" draw:z-index="39">
        <draw:text-box>
          <text:section text:style-name="Sect1" text:name="MailMergeSection2020-03-06T13:43:48Z41Bereich3" text:protected="true">
            <table:table table:name="MailMergeTable2020-03-06T13:43:48Z40" table:style-name="MailMergeTable2020-03-06T13_3a_43_3a_48Z40">
              <table:table-column table:style-name="MailMergeTable2020-03-06T13_3a_43_3a_48Z40.A"/>
              <table:table-column table:style-name="MailMergeTable2020-03-06T13_3a_43_3a_48Z40.B"/>
              <table:table-column table:style-name="MailMergeTable2020-03-06T13_3a_43_3a_48Z40.C" table:number-columns-repeated="2"/>
              <table:table-column table:style-name="MailMergeTable2020-03-06T13_3a_43_3a_48Z40.E"/>
              <table:table-column table:style-name="MailMergeTable2020-03-06T13_3a_43_3a_48Z40.C"/>
              <table:table-column table:style-name="MailMergeTable2020-03-06T13_3a_43_3a_48Z40.G"/>
              <table:table-row>
                <table:table-cell table:style-name="MailMergeTable2020-03-06T13_3a_43_3a_48Z4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4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0.3">
                <table:table-cell table:style-name="MailMergeTable2020-03-06T13_3a_43_3a_48Z40.A3" office:value-type="string">
                  <text:p text:style-name="P7"/>
                </table:table-cell>
                <table:table-cell table:style-name="MailMergeTable2020-03-06T13_3a_43_3a_48Z4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40.4">
                <table:table-cell table:style-name="MailMergeTable2020-03-06T13_3a_43_3a_48Z40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40.A3" office:value-type="string">
                  <text:p text:style-name="P8"/>
                </table:table-cell>
                <table:table-cell table:style-name="MailMergeTable2020-03-06T13_3a_43_3a_48Z40.A3" office:value-type="string">
                  <text:p text:style-name="P8"/>
                </table:table-cell>
                <table:table-cell table:style-name="MailMergeTable2020-03-06T13_3a_43_3a_48Z40.A3" office:value-type="string">
                  <text:p text:style-name="P8"/>
                </table:table-cell>
                <table:table-cell table:style-name="MailMergeTable2020-03-06T13_3a_43_3a_48Z40.A3" office:value-type="string">
                  <text:p text:style-name="P10">6. Mrz 20</text:p>
                </table:table-cell>
                <table:table-cell table:style-name="MailMergeTable2020-03-06T13_3a_43_3a_48Z4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9" text:anchor-type="page" text:anchor-page-number="19" svg:x="0.499cm" svg:y="10.5cm" svg:width="13.85cm" svg:height="9.999cm" draw:z-index="38">
        <draw:text-box>
          <text:section text:style-name="Sect1" text:name="MailMergeSection2020-03-06T13:43:48Z40Bereich2" text:protected="true">
            <table:table table:name="MailMergeTable2020-03-06T13:43:48Z39" table:style-name="MailMergeTable2020-03-06T13_3a_43_3a_48Z39">
              <table:table-column table:style-name="MailMergeTable2020-03-06T13_3a_43_3a_48Z39.A"/>
              <table:table-column table:style-name="MailMergeTable2020-03-06T13_3a_43_3a_48Z39.B"/>
              <table:table-column table:style-name="MailMergeTable2020-03-06T13_3a_43_3a_48Z39.C" table:number-columns-repeated="2"/>
              <table:table-column table:style-name="MailMergeTable2020-03-06T13_3a_43_3a_48Z39.E"/>
              <table:table-column table:style-name="MailMergeTable2020-03-06T13_3a_43_3a_48Z39.C"/>
              <table:table-column table:style-name="MailMergeTable2020-03-06T13_3a_43_3a_48Z39.G"/>
              <table:table-row>
                <table:table-cell table:style-name="MailMergeTable2020-03-06T13_3a_43_3a_48Z3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9.3">
                <table:table-cell table:style-name="MailMergeTable2020-03-06T13_3a_43_3a_48Z39.A3" office:value-type="string">
                  <text:p text:style-name="P7"/>
                </table:table-cell>
                <table:table-cell table:style-name="MailMergeTable2020-03-06T13_3a_43_3a_48Z3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9.4">
                <table:table-cell table:style-name="MailMergeTable2020-03-06T13_3a_43_3a_48Z39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39.A3" office:value-type="string">
                  <text:p text:style-name="P8"/>
                </table:table-cell>
                <table:table-cell table:style-name="MailMergeTable2020-03-06T13_3a_43_3a_48Z39.A3" office:value-type="string">
                  <text:p text:style-name="P8"/>
                </table:table-cell>
                <table:table-cell table:style-name="MailMergeTable2020-03-06T13_3a_43_3a_48Z39.A3" office:value-type="string">
                  <text:p text:style-name="P8"/>
                </table:table-cell>
                <table:table-cell table:style-name="MailMergeTable2020-03-06T13_3a_43_3a_48Z39.A3" office:value-type="string">
                  <text:p text:style-name="P10">6. Mrz 20</text:p>
                </table:table-cell>
                <table:table-cell table:style-name="MailMergeTable2020-03-06T13_3a_43_3a_48Z3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8" text:anchor-type="page" text:anchor-page-number="19" svg:x="14.349cm" svg:y="0.499cm" svg:width="13.85cm" svg:height="9.999cm" draw:z-index="37">
        <draw:text-box>
          <text:section text:style-name="Sect1" text:name="MailMergeSection2020-03-06T13:43:48Z39Bereich1" text:protected="true">
            <table:table table:name="MailMergeTable2020-03-06T13:43:48Z38" table:style-name="MailMergeTable2020-03-06T13_3a_43_3a_48Z38">
              <table:table-column table:style-name="MailMergeTable2020-03-06T13_3a_43_3a_48Z38.A"/>
              <table:table-column table:style-name="MailMergeTable2020-03-06T13_3a_43_3a_48Z38.B"/>
              <table:table-column table:style-name="MailMergeTable2020-03-06T13_3a_43_3a_48Z38.C" table:number-columns-repeated="2"/>
              <table:table-column table:style-name="MailMergeTable2020-03-06T13_3a_43_3a_48Z38.E"/>
              <table:table-column table:style-name="MailMergeTable2020-03-06T13_3a_43_3a_48Z38.C"/>
              <table:table-column table:style-name="MailMergeTable2020-03-06T13_3a_43_3a_48Z38.G"/>
              <table:table-row>
                <table:table-cell table:style-name="MailMergeTable2020-03-06T13_3a_43_3a_48Z3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8.3">
                <table:table-cell table:style-name="MailMergeTable2020-03-06T13_3a_43_3a_48Z38.A3" office:value-type="string">
                  <text:p text:style-name="P7"/>
                </table:table-cell>
                <table:table-cell table:style-name="MailMergeTable2020-03-06T13_3a_43_3a_48Z3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8.4">
                <table:table-cell table:style-name="MailMergeTable2020-03-06T13_3a_43_3a_48Z3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8Z38.A3" office:value-type="string">
                  <text:p text:style-name="P8"/>
                </table:table-cell>
                <table:table-cell table:style-name="MailMergeTable2020-03-06T13_3a_43_3a_48Z38.A3" office:value-type="string">
                  <text:p text:style-name="P8"/>
                </table:table-cell>
                <table:table-cell table:style-name="MailMergeTable2020-03-06T13_3a_43_3a_48Z38.A3" office:value-type="string">
                  <text:p text:style-name="P8"/>
                </table:table-cell>
                <table:table-cell table:style-name="MailMergeTable2020-03-06T13_3a_43_3a_48Z38.A3" office:value-type="string">
                  <text:p text:style-name="P10">6. Mrz 20</text:p>
                </table:table-cell>
                <table:table-cell table:style-name="MailMergeTable2020-03-06T13_3a_43_3a_48Z3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7" text:anchor-type="page" text:anchor-page-number="19" svg:x="0.499cm" svg:y="0.499cm" svg:width="13.85cm" svg:height="9.999cm" draw:z-index="36">
        <draw:text-box>
          <text:section text:style-name="Sect1" text:name="MailMergeSection2020-03-06T13:43:48Z38MasterLabel">
            <table:table table:name="MailMergeTable2020-03-06T13:43:48Z37" table:style-name="MailMergeTable2020-03-06T13_3a_43_3a_48Z37">
              <table:table-column table:style-name="MailMergeTable2020-03-06T13_3a_43_3a_48Z37.A"/>
              <table:table-column table:style-name="MailMergeTable2020-03-06T13_3a_43_3a_48Z37.B"/>
              <table:table-column table:style-name="MailMergeTable2020-03-06T13_3a_43_3a_48Z37.C" table:number-columns-repeated="2"/>
              <table:table-column table:style-name="MailMergeTable2020-03-06T13_3a_43_3a_48Z37.E"/>
              <table:table-column table:style-name="MailMergeTable2020-03-06T13_3a_43_3a_48Z37.C"/>
              <table:table-column table:style-name="MailMergeTable2020-03-06T13_3a_43_3a_48Z37.G"/>
              <table:table-row>
                <table:table-cell table:style-name="MailMergeTable2020-03-06T13_3a_43_3a_48Z37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7.A2" table:number-columns-spanned="7" office:value-type="string">
                  <text:p text:style-name="P2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7.3">
                <table:table-cell table:style-name="MailMergeTable2020-03-06T13_3a_43_3a_48Z37.A3" office:value-type="string">
                  <text:p text:style-name="P7"/>
                </table:table-cell>
                <table:table-cell table:style-name="MailMergeTable2020-03-06T13_3a_43_3a_48Z37.B3" table:number-columns-spanned="6" office:value-type="string">
                  <text:p text:style-name="P3">a) Zielerreichung kontrollieren, insbesondere Soll-Ist-Vergleich aufgrund der Planungsdaten durchführen<text:line-break/>b) Qualitätssicherungsmaßnahmen projektbegleitend durchführen<text:line-break/>c) Projektablauf sowie Qualitätskontrollen und durchgeführte Testläufe dokumentieren<text:line-break/>d) bei Störungen im Projektablauf Kunden informieren und Lösungsalternativen aufzeigen<text:line-break/>e) Leistungen abrechnen, Nachkalkulation durchführen, abrechnungsrelevante Daten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7.4">
                <table:table-cell table:style-name="MailMergeTable2020-03-06T13_3a_43_3a_48Z37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8Z37.A3" office:value-type="string">
                  <text:p text:style-name="P8"/>
                </table:table-cell>
                <table:table-cell table:style-name="MailMergeTable2020-03-06T13_3a_43_3a_48Z37.A3" office:value-type="string">
                  <text:p text:style-name="P8"/>
                </table:table-cell>
                <table:table-cell table:style-name="MailMergeTable2020-03-06T13_3a_43_3a_48Z37.A3" office:value-type="string">
                  <text:p text:style-name="P8"/>
                </table:table-cell>
                <table:table-cell table:style-name="MailMergeTable2020-03-06T13_3a_43_3a_48Z37.A3" office:value-type="string">
                  <text:p text:style-name="P10">6. Mrz 20</text:p>
                </table:table-cell>
                <table:table-cell table:style-name="MailMergeTable2020-03-06T13_3a_43_3a_48Z37.G4" office:value-type="string">
                  <text:p text:style-name="P4">10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6" text:anchor-type="page" text:anchor-page-number="17" svg:x="14.349cm" svg:y="10.5cm" svg:width="13.85cm" svg:height="9.999cm" draw:z-index="35">
        <draw:text-box>
          <text:section text:style-name="Sect1" text:name="MailMergeSection2020-03-06T13:43:48Z37Bereich3" text:protected="true">
            <table:table table:name="MailMergeTable2020-03-06T13:43:48Z36" table:style-name="MailMergeTable2020-03-06T13_3a_43_3a_48Z36">
              <table:table-column table:style-name="MailMergeTable2020-03-06T13_3a_43_3a_48Z36.A"/>
              <table:table-column table:style-name="MailMergeTable2020-03-06T13_3a_43_3a_48Z36.B"/>
              <table:table-column table:style-name="MailMergeTable2020-03-06T13_3a_43_3a_48Z36.C" table:number-columns-repeated="2"/>
              <table:table-column table:style-name="MailMergeTable2020-03-06T13_3a_43_3a_48Z36.E"/>
              <table:table-column table:style-name="MailMergeTable2020-03-06T13_3a_43_3a_48Z36.C"/>
              <table:table-column table:style-name="MailMergeTable2020-03-06T13_3a_43_3a_48Z36.G"/>
              <table:table-row>
                <table:table-cell table:style-name="MailMergeTable2020-03-06T13_3a_43_3a_48Z36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6.A2" table:number-columns-spanned="7" office:value-type="string">
                  <text:p text:style-name="P2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6.3">
                <table:table-cell table:style-name="MailMergeTable2020-03-06T13_3a_43_3a_48Z36.A3" office:value-type="string">
                  <text:p text:style-name="P7"/>
                </table:table-cell>
                <table:table-cell table:style-name="MailMergeTable2020-03-06T13_3a_43_3a_48Z36.B3" table:number-columns-spanned="6" office:value-type="string">
                  <text:p text:style-name="P3">a) einsatzgebietsspezifische Systemlösungen unter Beachtung wirtschaftlicher und terminlicher Vorgaben erstellen<text:line-break/>b) die im Einsatzgebiet typischen Werkzeuge und Verfahren anwenden sowie Systemkomponenten einsetzen<text:line-break/>c) bei der Auftragsbearbeitung mit Kunden, internen Stellen und externen Dienstleistern zusammenarbeiten<text:line-break/>d) Gesamtsystem an Kunden übergeben, Abnahmeprotokolle anfertigen<text:line-break/>e) Einführung von Systemlösungen unter Brücksichtigung der organisatorischen und terminlichen Vorgaben mit Kunden abstimmen und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6.4">
                <table:table-cell table:style-name="MailMergeTable2020-03-06T13_3a_43_3a_48Z36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8Z36.A3" office:value-type="string">
                  <text:p text:style-name="P8"/>
                </table:table-cell>
                <table:table-cell table:style-name="MailMergeTable2020-03-06T13_3a_43_3a_48Z36.A3" office:value-type="string">
                  <text:p text:style-name="P8"/>
                </table:table-cell>
                <table:table-cell table:style-name="MailMergeTable2020-03-06T13_3a_43_3a_48Z36.A3" office:value-type="string">
                  <text:p text:style-name="P8"/>
                </table:table-cell>
                <table:table-cell table:style-name="MailMergeTable2020-03-06T13_3a_43_3a_48Z36.A3" office:value-type="string">
                  <text:p text:style-name="P10">6. Mrz 20</text:p>
                </table:table-cell>
                <table:table-cell table:style-name="MailMergeTable2020-03-06T13_3a_43_3a_48Z36.G4" office:value-type="string">
                  <text:p text:style-name="P4">10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5" text:anchor-type="page" text:anchor-page-number="17" svg:x="0.499cm" svg:y="10.5cm" svg:width="13.85cm" svg:height="9.999cm" draw:z-index="34">
        <draw:text-box>
          <text:section text:style-name="Sect1" text:name="MailMergeSection2020-03-06T13:43:48Z36Bereich2" text:protected="true">
            <table:table table:name="MailMergeTable2020-03-06T13:43:48Z35" table:style-name="MailMergeTable2020-03-06T13_3a_43_3a_48Z35">
              <table:table-column table:style-name="MailMergeTable2020-03-06T13_3a_43_3a_48Z35.A"/>
              <table:table-column table:style-name="MailMergeTable2020-03-06T13_3a_43_3a_48Z35.B"/>
              <table:table-column table:style-name="MailMergeTable2020-03-06T13_3a_43_3a_48Z35.C" table:number-columns-repeated="2"/>
              <table:table-column table:style-name="MailMergeTable2020-03-06T13_3a_43_3a_48Z35.E"/>
              <table:table-column table:style-name="MailMergeTable2020-03-06T13_3a_43_3a_48Z35.C"/>
              <table:table-column table:style-name="MailMergeTable2020-03-06T13_3a_43_3a_48Z35.G"/>
              <table:table-row>
                <table:table-cell table:style-name="MailMergeTable2020-03-06T13_3a_43_3a_48Z35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5.A2" table:number-columns-spanned="7" office:value-type="string">
                  <text:p text:style-name="P2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5.3">
                <table:table-cell table:style-name="MailMergeTable2020-03-06T13_3a_43_3a_48Z35.A3" office:value-type="string">
                  <text:p text:style-name="P7"/>
                </table:table-cell>
                <table:table-cell table:style-name="MailMergeTable2020-03-06T13_3a_43_3a_48Z35.B3" table:number-columns-spanned="6" office:value-type="string">
                  <text:p text:style-name="P3">a) Projektziele festlegen und Teilaufgaben definieren<text:line-break/>b) Teilaufgaben unter Beachtung arbeitsorganisatorischer, sicherheitstechnischer und wirtschaftlicher Gesichtspunkte planen, insbesondere Personalplanung, Sachmittelplanung, Terminplanung und Kostenplanung durchführen<text:line-break/>c) Systemkonzeptionen unter Anwendung einsatzgebietstypischer Verfahren erstellen<text:line-break/>d) 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5.4">
                <table:table-cell table:style-name="MailMergeTable2020-03-06T13_3a_43_3a_48Z35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8Z35.A3" office:value-type="string">
                  <text:p text:style-name="P8"/>
                </table:table-cell>
                <table:table-cell table:style-name="MailMergeTable2020-03-06T13_3a_43_3a_48Z35.A3" office:value-type="string">
                  <text:p text:style-name="P8"/>
                </table:table-cell>
                <table:table-cell table:style-name="MailMergeTable2020-03-06T13_3a_43_3a_48Z35.A3" office:value-type="string">
                  <text:p text:style-name="P8"/>
                </table:table-cell>
                <table:table-cell table:style-name="MailMergeTable2020-03-06T13_3a_43_3a_48Z35.A3" office:value-type="string">
                  <text:p text:style-name="P10">6. Mrz 20</text:p>
                </table:table-cell>
                <table:table-cell table:style-name="MailMergeTable2020-03-06T13_3a_43_3a_48Z35.G4" office:value-type="string">
                  <text:p text:style-name="P4">10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4" text:anchor-type="page" text:anchor-page-number="17" svg:x="14.349cm" svg:y="0.499cm" svg:width="13.85cm" svg:height="9.999cm" draw:z-index="33">
        <draw:text-box>
          <text:section text:style-name="Sect1" text:name="MailMergeSection2020-03-06T13:43:48Z35Bereich1" text:protected="true">
            <table:table table:name="MailMergeTable2020-03-06T13:43:48Z34" table:style-name="MailMergeTable2020-03-06T13_3a_43_3a_48Z34">
              <table:table-column table:style-name="MailMergeTable2020-03-06T13_3a_43_3a_48Z34.A"/>
              <table:table-column table:style-name="MailMergeTable2020-03-06T13_3a_43_3a_48Z34.B"/>
              <table:table-column table:style-name="MailMergeTable2020-03-06T13_3a_43_3a_48Z34.C" table:number-columns-repeated="2"/>
              <table:table-column table:style-name="MailMergeTable2020-03-06T13_3a_43_3a_48Z34.E"/>
              <table:table-column table:style-name="MailMergeTable2020-03-06T13_3a_43_3a_48Z34.C"/>
              <table:table-column table:style-name="MailMergeTable2020-03-06T13_3a_43_3a_48Z34.G"/>
              <table:table-row>
                <table:table-cell table:style-name="MailMergeTable2020-03-06T13_3a_43_3a_48Z34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4.A2" table:number-columns-spanned="7" office:value-type="string">
                  <text:p text:style-name="P2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4.3">
                <table:table-cell table:style-name="MailMergeTable2020-03-06T13_3a_43_3a_48Z34.A3" office:value-type="string">
                  <text:p text:style-name="P7"/>
                </table:table-cell>
                <table:table-cell table:style-name="MailMergeTable2020-03-06T13_3a_43_3a_48Z34.B3" table:number-columns-spanned="6" office:value-type="string">
                  <text:p text:style-name="P3">a) bereichs- und produktspezifische Informationen nutzen<text:line-break/>b) die für das Einsatzgebiet typischen Produkte, Prozesse und Verfahren im Hinblick auf die Anforderungen an komplexe Systemlösungen analysieren und in ein Lösungskonzept umsetzen<text:line-break/>c) Informationswege, -strukturen und -verarbeitung sowie Schnittstellen zwischen verschiedenen Funktionsbereichen des Einsatzgebietes analysieren<text:line-break/>d) vorhandene System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4.4">
                <table:table-cell table:style-name="MailMergeTable2020-03-06T13_3a_43_3a_48Z34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8Z34.A3" office:value-type="string">
                  <text:p text:style-name="P8"/>
                </table:table-cell>
                <table:table-cell table:style-name="MailMergeTable2020-03-06T13_3a_43_3a_48Z34.A3" office:value-type="string">
                  <text:p text:style-name="P8"/>
                </table:table-cell>
                <table:table-cell table:style-name="MailMergeTable2020-03-06T13_3a_43_3a_48Z34.A3" office:value-type="string">
                  <text:p text:style-name="P8"/>
                </table:table-cell>
                <table:table-cell table:style-name="MailMergeTable2020-03-06T13_3a_43_3a_48Z34.A3" office:value-type="string">
                  <text:p text:style-name="P10">6. Mrz 20</text:p>
                </table:table-cell>
                <table:table-cell table:style-name="MailMergeTable2020-03-06T13_3a_43_3a_48Z34.G4" office:value-type="string">
                  <text:p text:style-name="P4">10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3" text:anchor-type="page" text:anchor-page-number="17" svg:x="0.499cm" svg:y="0.499cm" svg:width="13.85cm" svg:height="9.999cm" draw:z-index="32">
        <draw:text-box>
          <text:section text:style-name="Sect1" text:name="MailMergeSection2020-03-06T13:43:48Z34MasterLabel">
            <table:table table:name="MailMergeTable2020-03-06T13:43:48Z33" table:style-name="MailMergeTable2020-03-06T13_3a_43_3a_48Z33">
              <table:table-column table:style-name="MailMergeTable2020-03-06T13_3a_43_3a_48Z33.A"/>
              <table:table-column table:style-name="MailMergeTable2020-03-06T13_3a_43_3a_48Z33.B"/>
              <table:table-column table:style-name="MailMergeTable2020-03-06T13_3a_43_3a_48Z33.C" table:number-columns-repeated="2"/>
              <table:table-column table:style-name="MailMergeTable2020-03-06T13_3a_43_3a_48Z33.E"/>
              <table:table-column table:style-name="MailMergeTable2020-03-06T13_3a_43_3a_48Z33.C"/>
              <table:table-column table:style-name="MailMergeTable2020-03-06T13_3a_43_3a_48Z33.G"/>
              <table:table-row>
                <table:table-cell table:style-name="MailMergeTable2020-03-06T13_3a_43_3a_48Z33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8Z33.A2" table:number-columns-spanned="7" office:value-type="string">
                  <text:p text:style-name="P2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3.3">
                <table:table-cell table:style-name="MailMergeTable2020-03-06T13_3a_43_3a_48Z33.A3" office:value-type="string">
                  <text:p text:style-name="P7"/>
                </table:table-cell>
                <table:table-cell table:style-name="MailMergeTable2020-03-06T13_3a_43_3a_48Z33.B3" table:number-columns-spanned="6" office:value-type="string">
                  <text:p text:style-name="P3">a_aa) Richtlinien zur Nutzung informations- und telekommunikationstechnischer Systeme erstellen und einführen, insbesondere <text:s/>zur Einhaltung von Lizenzbestimmungen<text:line-break/>a_bb) Richtlinien zur Nutzung informations- und telekommunikationstechnischer Systeme erstellen und einführen, insbesondere für Zugriffsberechtigung auf Datenbestände, deren Weitergabe und Speicherung<text:line-break/>a_cc) Richtlinien zur Nutzung informations- und telekommunikationstechnischer Systeme erstellen und einführen, insbesondere zur Datensicherung und Archivierung<text:line-break/>a_dd) Richtlinien zur Nutzung informations- und telekommunikationstechnischer Systeme erstellen und einführen, insbesondere für Notfallmaßnahmen beim Ausfall von Systemen<text:line-break/>b) Geräte, Software, Dokumentationen und Verbrauchsmaterialien für die Nutzung informations- und telekommunikationstechnischer Systeme beschaffen, bereitstellen und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8Z33.4">
                <table:table-cell table:style-name="MailMergeTable2020-03-06T13_3a_43_3a_48Z33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8Z33.A3" office:value-type="string">
                  <text:p text:style-name="P8"/>
                </table:table-cell>
                <table:table-cell table:style-name="MailMergeTable2020-03-06T13_3a_43_3a_48Z33.A3" office:value-type="string">
                  <text:p text:style-name="P8"/>
                </table:table-cell>
                <table:table-cell table:style-name="MailMergeTable2020-03-06T13_3a_43_3a_48Z33.A3" office:value-type="string">
                  <text:p text:style-name="P8"/>
                </table:table-cell>
                <table:table-cell table:style-name="MailMergeTable2020-03-06T13_3a_43_3a_48Z33.A3" office:value-type="string">
                  <text:p text:style-name="P10">6. Mrz 20</text:p>
                </table:table-cell>
                <table:table-cell table:style-name="MailMergeTable2020-03-06T13_3a_43_3a_48Z33.G4" office:value-type="string">
                  <text:p text:style-name="P4">9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2" text:anchor-type="page" text:anchor-page-number="15" svg:x="14.349cm" svg:y="10.5cm" svg:width="13.85cm" svg:height="9.999cm" draw:z-index="31">
        <draw:text-box>
          <text:section text:style-name="Sect1" text:name="MailMergeSection2020-03-06T13:43:47Z33Bereich3" text:protected="true">
            <table:table table:name="MailMergeTable2020-03-06T13:43:47Z32" table:style-name="MailMergeTable2020-03-06T13_3a_43_3a_47Z32">
              <table:table-column table:style-name="MailMergeTable2020-03-06T13_3a_43_3a_47Z32.A"/>
              <table:table-column table:style-name="MailMergeTable2020-03-06T13_3a_43_3a_47Z32.B"/>
              <table:table-column table:style-name="MailMergeTable2020-03-06T13_3a_43_3a_47Z32.C" table:number-columns-repeated="2"/>
              <table:table-column table:style-name="MailMergeTable2020-03-06T13_3a_43_3a_47Z32.E"/>
              <table:table-column table:style-name="MailMergeTable2020-03-06T13_3a_43_3a_47Z32.C"/>
              <table:table-column table:style-name="MailMergeTable2020-03-06T13_3a_43_3a_47Z32.G"/>
              <table:table-row>
                <table:table-cell table:style-name="MailMergeTable2020-03-06T13_3a_43_3a_47Z32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32.A2" table:number-columns-spanned="7" office:value-type="string">
                  <text:p text:style-name="P2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2.3">
                <table:table-cell table:style-name="MailMergeTable2020-03-06T13_3a_43_3a_47Z32.A3" office:value-type="string">
                  <text:p text:style-name="P7"/>
                </table:table-cell>
                <table:table-cell table:style-name="MailMergeTable2020-03-06T13_3a_43_3a_47Z32.B3" table:number-columns-spanned="6" office:value-type="string">
                  <text:p text:style-name="P3">a) Geräte prüfen, Fehler systematisch ermitteln und beseitigen, Instandhaltung veranlassen<text:line-break/>b) Daten von defekten Geräten retten und bereitstellen<text:line-break/>c) Präventivmaßnahmen zur Fehlervermeidung konzipieren und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2.4">
                <table:table-cell table:style-name="MailMergeTable2020-03-06T13_3a_43_3a_47Z32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7Z32.A3" office:value-type="string">
                  <text:p text:style-name="P8"/>
                </table:table-cell>
                <table:table-cell table:style-name="MailMergeTable2020-03-06T13_3a_43_3a_47Z32.A3" office:value-type="string">
                  <text:p text:style-name="P8"/>
                </table:table-cell>
                <table:table-cell table:style-name="MailMergeTable2020-03-06T13_3a_43_3a_47Z32.A3" office:value-type="string">
                  <text:p text:style-name="P8"/>
                </table:table-cell>
                <table:table-cell table:style-name="MailMergeTable2020-03-06T13_3a_43_3a_47Z32.A3" office:value-type="string">
                  <text:p text:style-name="P10">6. Mrz 20</text:p>
                </table:table-cell>
                <table:table-cell table:style-name="MailMergeTable2020-03-06T13_3a_43_3a_47Z32.G4" office:value-type="string">
                  <text:p text:style-name="P4">9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1" text:anchor-type="page" text:anchor-page-number="15" svg:x="0.499cm" svg:y="10.5cm" svg:width="13.85cm" svg:height="9.999cm" draw:z-index="30">
        <draw:text-box>
          <text:section text:style-name="Sect1" text:name="MailMergeSection2020-03-06T13:43:47Z32Bereich2" text:protected="true">
            <table:table table:name="MailMergeTable2020-03-06T13:43:47Z31" table:style-name="MailMergeTable2020-03-06T13_3a_43_3a_47Z31">
              <table:table-column table:style-name="MailMergeTable2020-03-06T13_3a_43_3a_47Z31.A"/>
              <table:table-column table:style-name="MailMergeTable2020-03-06T13_3a_43_3a_47Z31.B"/>
              <table:table-column table:style-name="MailMergeTable2020-03-06T13_3a_43_3a_47Z31.C" table:number-columns-repeated="2"/>
              <table:table-column table:style-name="MailMergeTable2020-03-06T13_3a_43_3a_47Z31.E"/>
              <table:table-column table:style-name="MailMergeTable2020-03-06T13_3a_43_3a_47Z31.C"/>
              <table:table-column table:style-name="MailMergeTable2020-03-06T13_3a_43_3a_47Z31.G"/>
              <table:table-row>
                <table:table-cell table:style-name="MailMergeTable2020-03-06T13_3a_43_3a_47Z31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31.A2" table:number-columns-spanned="7" office:value-type="string">
                  <text:p text:style-name="P2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1.3">
                <table:table-cell table:style-name="MailMergeTable2020-03-06T13_3a_43_3a_47Z31.A3" office:value-type="string">
                  <text:p text:style-name="P7"/>
                </table:table-cell>
                <table:table-cell table:style-name="MailMergeTable2020-03-06T13_3a_43_3a_47Z31.B3" table:number-columns-spanned="6" office:value-type="string">
                  <text:p text:style-name="P3">a) Anwendungsmöglichkeiten, Leistungsspektrum und Bedienung komplexer Systeme vor Benutzern präsentieren<text:line-break/>b) Bedienungsunterlagen und Hilfe-Programme zur Benutzerunterstützung bereitstellen sowie Systeme zur interaktiven Benutzerunterstützung einrichten<text:line-break/>c) Benutzerprobleme aufnehmen und analysieren sowie Vorschläge zur Problemlös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1.4">
                <table:table-cell table:style-name="MailMergeTable2020-03-06T13_3a_43_3a_47Z31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7Z31.A3" office:value-type="string">
                  <text:p text:style-name="P8"/>
                </table:table-cell>
                <table:table-cell table:style-name="MailMergeTable2020-03-06T13_3a_43_3a_47Z31.A3" office:value-type="string">
                  <text:p text:style-name="P8"/>
                </table:table-cell>
                <table:table-cell table:style-name="MailMergeTable2020-03-06T13_3a_43_3a_47Z31.A3" office:value-type="string">
                  <text:p text:style-name="P8"/>
                </table:table-cell>
                <table:table-cell table:style-name="MailMergeTable2020-03-06T13_3a_43_3a_47Z31.A3" office:value-type="string">
                  <text:p text:style-name="P10">6. Mrz 20</text:p>
                </table:table-cell>
                <table:table-cell table:style-name="MailMergeTable2020-03-06T13_3a_43_3a_47Z31.G4" office:value-type="string">
                  <text:p text:style-name="P4">9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0" text:anchor-type="page" text:anchor-page-number="15" svg:x="14.349cm" svg:y="0.499cm" svg:width="13.85cm" svg:height="9.999cm" draw:z-index="29">
        <draw:text-box>
          <text:section text:style-name="Sect1" text:name="MailMergeSection2020-03-06T13:43:47Z31Bereich1" text:protected="true">
            <table:table table:name="MailMergeTable2020-03-06T13:43:47Z30" table:style-name="MailMergeTable2020-03-06T13_3a_43_3a_47Z30">
              <table:table-column table:style-name="MailMergeTable2020-03-06T13_3a_43_3a_47Z30.A"/>
              <table:table-column table:style-name="MailMergeTable2020-03-06T13_3a_43_3a_47Z30.B"/>
              <table:table-column table:style-name="MailMergeTable2020-03-06T13_3a_43_3a_47Z30.C" table:number-columns-repeated="2"/>
              <table:table-column table:style-name="MailMergeTable2020-03-06T13_3a_43_3a_47Z30.E"/>
              <table:table-column table:style-name="MailMergeTable2020-03-06T13_3a_43_3a_47Z30.C"/>
              <table:table-column table:style-name="MailMergeTable2020-03-06T13_3a_43_3a_47Z30.G"/>
              <table:table-row>
                <table:table-cell table:style-name="MailMergeTable2020-03-06T13_3a_43_3a_47Z30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30.A2" table:number-columns-spanned="7" office:value-type="string">
                  <text:p text:style-name="P2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0.3">
                <table:table-cell table:style-name="MailMergeTable2020-03-06T13_3a_43_3a_47Z30.A3" office:value-type="string">
                  <text:p text:style-name="P7"/>
                </table:table-cell>
                <table:table-cell table:style-name="MailMergeTable2020-03-06T13_3a_43_3a_47Z30.B3" table:number-columns-spanned="6" office:value-type="string">
                  <text:p text:style-name="P3">a) Dokumentationen zielgruppengerecht erstellen, archivieren und pflegen, insbesondere Programmierhandbücher, technische Dokumentationen, Hersteller-, System- sowie Benutzerdokumentationen<text:line-break/>b) Systemeinführung planen und mit den beteiligten Organisationseinheiten abstimmen<text:line-break/>c) Datenübernahmen planen und durchführen<text:line-break/>d) Systeme unter Beachtung der Betriebsabläufe steuern<text:line-break/>e) Systemkomponenten aus integrierten Systemen entfer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30.4">
                <table:table-cell table:style-name="MailMergeTable2020-03-06T13_3a_43_3a_47Z30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7Z30.A3" office:value-type="string">
                  <text:p text:style-name="P8"/>
                </table:table-cell>
                <table:table-cell table:style-name="MailMergeTable2020-03-06T13_3a_43_3a_47Z30.A3" office:value-type="string">
                  <text:p text:style-name="P8"/>
                </table:table-cell>
                <table:table-cell table:style-name="MailMergeTable2020-03-06T13_3a_43_3a_47Z30.A3" office:value-type="string">
                  <text:p text:style-name="P8"/>
                </table:table-cell>
                <table:table-cell table:style-name="MailMergeTable2020-03-06T13_3a_43_3a_47Z30.A3" office:value-type="string">
                  <text:p text:style-name="P10">6. Mrz 20</text:p>
                </table:table-cell>
                <table:table-cell table:style-name="MailMergeTable2020-03-06T13_3a_43_3a_47Z30.G4" office:value-type="string">
                  <text:p text:style-name="P4">8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9" text:anchor-type="page" text:anchor-page-number="15" svg:x="0.499cm" svg:y="0.499cm" svg:width="13.85cm" svg:height="9.999cm" draw:z-index="28">
        <draw:text-box>
          <text:section text:style-name="Sect1" text:name="MailMergeSection2020-03-06T13:43:47Z30MasterLabel">
            <table:table table:name="MailMergeTable2020-03-06T13:43:47Z29" table:style-name="MailMergeTable2020-03-06T13_3a_43_3a_47Z29">
              <table:table-column table:style-name="MailMergeTable2020-03-06T13_3a_43_3a_47Z29.A"/>
              <table:table-column table:style-name="MailMergeTable2020-03-06T13_3a_43_3a_47Z29.B"/>
              <table:table-column table:style-name="MailMergeTable2020-03-06T13_3a_43_3a_47Z29.C" table:number-columns-repeated="2"/>
              <table:table-column table:style-name="MailMergeTable2020-03-06T13_3a_43_3a_47Z29.E"/>
              <table:table-column table:style-name="MailMergeTable2020-03-06T13_3a_43_3a_47Z29.C"/>
              <table:table-column table:style-name="MailMergeTable2020-03-06T13_3a_43_3a_47Z29.G"/>
              <table:table-row>
                <table:table-cell table:style-name="MailMergeTable2020-03-06T13_3a_43_3a_47Z29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9.A2" table:number-columns-spanned="7" office:value-type="string">
                  <text:p text:style-name="P2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9.3">
                <table:table-cell table:style-name="MailMergeTable2020-03-06T13_3a_43_3a_47Z29.A3" office:value-type="string">
                  <text:p text:style-name="P7"/>
                </table:table-cell>
                <table:table-cell table:style-name="MailMergeTable2020-03-06T13_3a_43_3a_47Z29.B3" table:number-columns-spanned="6" office:value-type="string">
                  <text:p text:style-name="P3">a) Anwendungsprogramme und Softwarekomponenten hinsichtlich ihres Leistungsumfanges beurteilen und entsprechend den Kundenanforderungen auswählen<text:line-break/>b) Softwarekomponenten unter Beachtung von Arbeitsabläufen und Datenflüssen zu komplexen Systemlösungen integrieren<text:line-break/>c) Systemlösungen entsprechend den kundenspezifischen Anforderungen einrichten, konfigurieren und anpassen<text:line-break/>d) Prozeduren zur Automatisierung von Abläufen erstellen und in den Systemablauf einbinden<text:line-break/>e) Sicherheitsmechanismen, insbesondere Zugriffsmöglichkeiten, festlegen und implementieren<text:line-break/>f) Bedienoberflächen und Benutzerdialoge einrichten<text:line-break/>g) Leistungsfähigkeit von Systemen der Informations- und Telekommunikationstechnik ermitteln, beurteilen und optim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9.4">
                <table:table-cell table:style-name="MailMergeTable2020-03-06T13_3a_43_3a_47Z29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29.A3" office:value-type="string">
                  <text:p text:style-name="P8"/>
                </table:table-cell>
                <table:table-cell table:style-name="MailMergeTable2020-03-06T13_3a_43_3a_47Z29.A3" office:value-type="string">
                  <text:p text:style-name="P8"/>
                </table:table-cell>
                <table:table-cell table:style-name="MailMergeTable2020-03-06T13_3a_43_3a_47Z29.A3" office:value-type="string">
                  <text:p text:style-name="P8"/>
                </table:table-cell>
                <table:table-cell table:style-name="MailMergeTable2020-03-06T13_3a_43_3a_47Z29.A3" office:value-type="string">
                  <text:p text:style-name="P10">6. Mrz 20</text:p>
                </table:table-cell>
                <table:table-cell table:style-name="MailMergeTable2020-03-06T13_3a_43_3a_47Z29.G4" office:value-type="string">
                  <text:p text:style-name="P4">8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8" text:anchor-type="page" text:anchor-page-number="13" svg:x="14.349cm" svg:y="10.5cm" svg:width="13.85cm" svg:height="9.999cm" draw:z-index="27">
        <draw:text-box>
          <text:section text:style-name="Sect1" text:name="MailMergeSection2020-03-06T13:43:47Z29Bereich3" text:protected="true">
            <table:table table:name="MailMergeTable2020-03-06T13:43:47Z28" table:style-name="MailMergeTable2020-03-06T13_3a_43_3a_47Z28">
              <table:table-column table:style-name="MailMergeTable2020-03-06T13_3a_43_3a_47Z28.A"/>
              <table:table-column table:style-name="MailMergeTable2020-03-06T13_3a_43_3a_47Z28.B"/>
              <table:table-column table:style-name="MailMergeTable2020-03-06T13_3a_43_3a_47Z28.C" table:number-columns-repeated="2"/>
              <table:table-column table:style-name="MailMergeTable2020-03-06T13_3a_43_3a_47Z28.E"/>
              <table:table-column table:style-name="MailMergeTable2020-03-06T13_3a_43_3a_47Z28.C"/>
              <table:table-column table:style-name="MailMergeTable2020-03-06T13_3a_43_3a_47Z28.G"/>
              <table:table-row>
                <table:table-cell table:style-name="MailMergeTable2020-03-06T13_3a_43_3a_47Z28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8.A2" table:number-columns-spanned="7" office:value-type="string">
                  <text:p text:style-name="P2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8.3">
                <table:table-cell table:style-name="MailMergeTable2020-03-06T13_3a_43_3a_47Z28.A3" office:value-type="string">
                  <text:p text:style-name="P7"/>
                </table:table-cell>
                <table:table-cell table:style-name="MailMergeTable2020-03-06T13_3a_43_3a_47Z28.B3" table:number-columns-spanned="6" office:value-type="string">
                  <text:p text:style-name="P3">a) Vor- und Nachteile verschiedener Netzwerktopologien, -protokolle und –schnittstellen für unterschiedliche Anwendungsbereiche bewerten<text:line-break/>b) Netzwerkprodukte und Netzwerkbetriebssysteme auswählen, Netzwerkkomponenten und Netzwerkbetriebssysteme installieren und konfigurieren<text:line-break/>c) Übergänge zwischen verschiedenen Netzwerken herstellen<text:line-break/>d) Softwarearchitekturen in Netze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8.4">
                <table:table-cell table:style-name="MailMergeTable2020-03-06T13_3a_43_3a_47Z28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28.A3" office:value-type="string">
                  <text:p text:style-name="P8"/>
                </table:table-cell>
                <table:table-cell table:style-name="MailMergeTable2020-03-06T13_3a_43_3a_47Z28.A3" office:value-type="string">
                  <text:p text:style-name="P8"/>
                </table:table-cell>
                <table:table-cell table:style-name="MailMergeTable2020-03-06T13_3a_43_3a_47Z28.A3" office:value-type="string">
                  <text:p text:style-name="P8"/>
                </table:table-cell>
                <table:table-cell table:style-name="MailMergeTable2020-03-06T13_3a_43_3a_47Z28.A3" office:value-type="string">
                  <text:p text:style-name="P10">6. Mrz 20</text:p>
                </table:table-cell>
                <table:table-cell table:style-name="MailMergeTable2020-03-06T13_3a_43_3a_47Z28.G4" office:value-type="string">
                  <text:p text:style-name="P4">8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7" text:anchor-type="page" text:anchor-page-number="13" svg:x="0.499cm" svg:y="10.5cm" svg:width="13.85cm" svg:height="9.999cm" draw:z-index="26">
        <draw:text-box>
          <text:section text:style-name="Sect1" text:name="MailMergeSection2020-03-06T13:43:47Z28Bereich2" text:protected="true">
            <table:table table:name="MailMergeTable2020-03-06T13:43:47Z27" table:style-name="MailMergeTable2020-03-06T13_3a_43_3a_47Z27">
              <table:table-column table:style-name="MailMergeTable2020-03-06T13_3a_43_3a_47Z27.A"/>
              <table:table-column table:style-name="MailMergeTable2020-03-06T13_3a_43_3a_47Z27.B"/>
              <table:table-column table:style-name="MailMergeTable2020-03-06T13_3a_43_3a_47Z27.C" table:number-columns-repeated="2"/>
              <table:table-column table:style-name="MailMergeTable2020-03-06T13_3a_43_3a_47Z27.E"/>
              <table:table-column table:style-name="MailMergeTable2020-03-06T13_3a_43_3a_47Z27.C"/>
              <table:table-column table:style-name="MailMergeTable2020-03-06T13_3a_43_3a_47Z27.G"/>
              <table:table-row>
                <table:table-cell table:style-name="MailMergeTable2020-03-06T13_3a_43_3a_47Z27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7.A2" table:number-columns-spanned="7" office:value-type="string">
                  <text:p text:style-name="P2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7.3">
                <table:table-cell table:style-name="MailMergeTable2020-03-06T13_3a_43_3a_47Z27.A3" office:value-type="string">
                  <text:p text:style-name="P7"/>
                </table:table-cell>
                <table:table-cell table:style-name="MailMergeTable2020-03-06T13_3a_43_3a_47Z27.B3" table:number-columns-spanned="6" office:value-type="string">
                  <text:p text:style-name="P3">a) Rechner- und Systemarchitekturen sowie Betriebssysteme beurteilen und einordnen<text:line-break/>b) Betriebssysteme unter Berücksichtigung ihrer Vor- und Nachteile für bestimmte Anwendungsbereiche auswählen und konfigurieren<text:line-break/>c) Betriebssystemsteuersprachen anwenden<text:line-break/>d) Speichermedien, Systemkomponenten und Ein- und Ausgabegeräte auswählen<text:line-break/>e) Hardwarekomponenten hard- und softwareseitig einstellen, insbesondere Peripheriegeräte, Schnittstellen, Übergangswege und Übergangsprotokolle, sowie gerätespezifische Hilfs- und Steuerprogramme installieren und konfigurieren<text:line-break/>f) Kompatibilität von Systemkomponenten und Peripheriegeräten beurteilen und Kompatibilitätsprobleme lösen<text:line-break/>g) Hard- und Softwarekomponenten in bestehende Systeme einpassen und in Betrieb 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7.4">
                <table:table-cell table:style-name="MailMergeTable2020-03-06T13_3a_43_3a_47Z27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27.A3" office:value-type="string">
                  <text:p text:style-name="P8"/>
                </table:table-cell>
                <table:table-cell table:style-name="MailMergeTable2020-03-06T13_3a_43_3a_47Z27.A3" office:value-type="string">
                  <text:p text:style-name="P8"/>
                </table:table-cell>
                <table:table-cell table:style-name="MailMergeTable2020-03-06T13_3a_43_3a_47Z27.A3" office:value-type="string">
                  <text:p text:style-name="P8"/>
                </table:table-cell>
                <table:table-cell table:style-name="MailMergeTable2020-03-06T13_3a_43_3a_47Z27.A3" office:value-type="string">
                  <text:p text:style-name="P10">6. Mrz 20</text:p>
                </table:table-cell>
                <table:table-cell table:style-name="MailMergeTable2020-03-06T13_3a_43_3a_47Z27.G4" office:value-type="string">
                  <text:p text:style-name="P4">8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6" text:anchor-type="page" text:anchor-page-number="13" svg:x="14.349cm" svg:y="0.499cm" svg:width="13.85cm" svg:height="9.999cm" draw:z-index="25">
        <draw:text-box>
          <text:section text:style-name="Sect1" text:name="MailMergeSection2020-03-06T13:43:47Z27Bereich1" text:protected="true">
            <table:table table:name="MailMergeTable2020-03-06T13:43:47Z26" table:style-name="MailMergeTable2020-03-06T13_3a_43_3a_47Z26">
              <table:table-column table:style-name="MailMergeTable2020-03-06T13_3a_43_3a_47Z26.A"/>
              <table:table-column table:style-name="MailMergeTable2020-03-06T13_3a_43_3a_47Z26.B"/>
              <table:table-column table:style-name="MailMergeTable2020-03-06T13_3a_43_3a_47Z26.C" table:number-columns-repeated="2"/>
              <table:table-column table:style-name="MailMergeTable2020-03-06T13_3a_43_3a_47Z26.E"/>
              <table:table-column table:style-name="MailMergeTable2020-03-06T13_3a_43_3a_47Z26.C"/>
              <table:table-column table:style-name="MailMergeTable2020-03-06T13_3a_43_3a_47Z26.G"/>
              <table:table-row>
                <table:table-cell table:style-name="MailMergeTable2020-03-06T13_3a_43_3a_47Z26.A1" table:number-columns-spanned="7" office:value-type="string">
                  <text:p text:style-name="P1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6.A2" table:number-columns-spanned="7" office:value-type="string">
                  <text:p text:style-name="P2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6.3">
                <table:table-cell table:style-name="MailMergeTable2020-03-06T13_3a_43_3a_47Z26.A3" office:value-type="string">
                  <text:p text:style-name="P7"/>
                </table:table-cell>
                <table:table-cell table:style-name="MailMergeTable2020-03-06T13_3a_43_3a_47Z26.B3" table:number-columns-spanned="6" office:value-type="string">
                  <text:p text:style-name="P3">a) Schulungsziele und -methoden festlegen<text:line-break/>b) Schulungsmaßnahmen, insbesondere Termine, Sachmittel und Personaleinsatz, planen und mit Kunden abstimmen<text:line-break/>c) Schulungsveranstaltungen organisatorisch vorbereiten<text:line-break/>d) Schulungsinhalte strukturieren und aufbereiten<text:line-break/>e) 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6.4">
                <table:table-cell table:style-name="MailMergeTable2020-03-06T13_3a_43_3a_47Z26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7Z26.A3" office:value-type="string">
                  <text:p text:style-name="P8"/>
                </table:table-cell>
                <table:table-cell table:style-name="MailMergeTable2020-03-06T13_3a_43_3a_47Z26.A3" office:value-type="string">
                  <text:p text:style-name="P8"/>
                </table:table-cell>
                <table:table-cell table:style-name="MailMergeTable2020-03-06T13_3a_43_3a_47Z26.A3" office:value-type="string">
                  <text:p text:style-name="P8"/>
                </table:table-cell>
                <table:table-cell table:style-name="MailMergeTable2020-03-06T13_3a_43_3a_47Z26.A3" office:value-type="string">
                  <text:p text:style-name="P10">6. Mrz 20</text:p>
                </table:table-cell>
                <table:table-cell table:style-name="MailMergeTable2020-03-06T13_3a_43_3a_47Z26.G4" office:value-type="string">
                  <text:p text:style-name="P4">7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5" text:anchor-type="page" text:anchor-page-number="13" svg:x="0.499cm" svg:y="0.499cm" svg:width="13.85cm" svg:height="9.999cm" draw:z-index="24">
        <draw:text-box>
          <text:section text:style-name="Sect1" text:name="MailMergeSection2020-03-06T13:43:47Z26MasterLabel">
            <table:table table:name="MailMergeTable2020-03-06T13:43:47Z25" table:style-name="MailMergeTable2020-03-06T13_3a_43_3a_47Z25">
              <table:table-column table:style-name="MailMergeTable2020-03-06T13_3a_43_3a_47Z25.A"/>
              <table:table-column table:style-name="MailMergeTable2020-03-06T13_3a_43_3a_47Z25.B"/>
              <table:table-column table:style-name="MailMergeTable2020-03-06T13_3a_43_3a_47Z25.C" table:number-columns-repeated="2"/>
              <table:table-column table:style-name="MailMergeTable2020-03-06T13_3a_43_3a_47Z25.E"/>
              <table:table-column table:style-name="MailMergeTable2020-03-06T13_3a_43_3a_47Z25.C"/>
              <table:table-column table:style-name="MailMergeTable2020-03-06T13_3a_43_3a_47Z25.G"/>
              <table:table-row>
                <table:table-cell table:style-name="MailMergeTable2020-03-06T13_3a_43_3a_47Z25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5.A2" table:number-columns-spanned="7" office:value-type="string">
                  <text:p text:style-name="P2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5.3">
                <table:table-cell table:style-name="MailMergeTable2020-03-06T13_3a_43_3a_47Z25.A3" office:value-type="string">
                  <text:p text:style-name="P7"/>
                </table:table-cell>
                <table:table-cell table:style-name="MailMergeTable2020-03-06T13_3a_43_3a_47Z25.B3" table:number-columns-spanned="6" office:value-type="string">
                  <text:p text:style-name="P3">a) Testkonzept und Testplan erstellen<text:line-break/>b) Testumfang festlegen, Testdaten generieren und auswählen<text:line-break/>c) informations- und telekommunikationstechnische Systeme testen<text:line-break/>d) 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5.4">
                <table:table-cell table:style-name="MailMergeTable2020-03-06T13_3a_43_3a_47Z25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6T13_3a_43_3a_47Z25.A3" office:value-type="string">
                  <text:p text:style-name="P8"/>
                </table:table-cell>
                <table:table-cell table:style-name="MailMergeTable2020-03-06T13_3a_43_3a_47Z25.A3" office:value-type="string">
                  <text:p text:style-name="P8"/>
                </table:table-cell>
                <table:table-cell table:style-name="MailMergeTable2020-03-06T13_3a_43_3a_47Z25.A3" office:value-type="string">
                  <text:p text:style-name="P8"/>
                </table:table-cell>
                <table:table-cell table:style-name="MailMergeTable2020-03-06T13_3a_43_3a_47Z25.A3" office:value-type="string">
                  <text:p text:style-name="P10">6. Mrz 20</text:p>
                </table:table-cell>
                <table:table-cell table:style-name="MailMergeTable2020-03-06T13_3a_43_3a_47Z25.G4" office:value-type="string">
                  <text:p text:style-name="P4">6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4" text:anchor-type="page" text:anchor-page-number="11" svg:x="14.349cm" svg:y="10.5cm" svg:width="13.85cm" svg:height="9.999cm" draw:z-index="23">
        <draw:text-box>
          <text:section text:style-name="Sect1" text:name="MailMergeSection2020-03-06T13:43:47Z25Bereich3" text:protected="true">
            <table:table table:name="MailMergeTable2020-03-06T13:43:47Z24" table:style-name="MailMergeTable2020-03-06T13_3a_43_3a_47Z24">
              <table:table-column table:style-name="MailMergeTable2020-03-06T13_3a_43_3a_47Z24.A"/>
              <table:table-column table:style-name="MailMergeTable2020-03-06T13_3a_43_3a_47Z24.B"/>
              <table:table-column table:style-name="MailMergeTable2020-03-06T13_3a_43_3a_47Z24.C" table:number-columns-repeated="2"/>
              <table:table-column table:style-name="MailMergeTable2020-03-06T13_3a_43_3a_47Z24.E"/>
              <table:table-column table:style-name="MailMergeTable2020-03-06T13_3a_43_3a_47Z24.C"/>
              <table:table-column table:style-name="MailMergeTable2020-03-06T13_3a_43_3a_47Z24.G"/>
              <table:table-row>
                <table:table-cell table:style-name="MailMergeTable2020-03-06T13_3a_43_3a_47Z24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4.A2" table:number-columns-spanned="7" office:value-type="string">
                  <text:p text:style-name="P2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4.3">
                <table:table-cell table:style-name="MailMergeTable2020-03-06T13_3a_43_3a_47Z24.A3" office:value-type="string">
                  <text:p text:style-name="P7"/>
                </table:table-cell>
                <table:table-cell table:style-name="MailMergeTable2020-03-06T13_3a_43_3a_47Z24.B3" table:number-columns-spanned="6" office:value-type="string">
                  <text:p text:style-name="P3">a) Verfahren des Datenaustausches anwenden, Produkte zum Datenaustausch einsetzen<text:line-break/>b) 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4.4">
                <table:table-cell table:style-name="MailMergeTable2020-03-06T13_3a_43_3a_47Z24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24.A3" office:value-type="string">
                  <text:p text:style-name="P8"/>
                </table:table-cell>
                <table:table-cell table:style-name="MailMergeTable2020-03-06T13_3a_43_3a_47Z24.A3" office:value-type="string">
                  <text:p text:style-name="P8"/>
                </table:table-cell>
                <table:table-cell table:style-name="MailMergeTable2020-03-06T13_3a_43_3a_47Z24.A3" office:value-type="string">
                  <text:p text:style-name="P8"/>
                </table:table-cell>
                <table:table-cell table:style-name="MailMergeTable2020-03-06T13_3a_43_3a_47Z24.A3" office:value-type="string">
                  <text:p text:style-name="P10">6. Mrz 20</text:p>
                </table:table-cell>
                <table:table-cell table:style-name="MailMergeTable2020-03-06T13_3a_43_3a_47Z24.G4" office:value-type="string">
                  <text:p text:style-name="P4">6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3" text:anchor-type="page" text:anchor-page-number="11" svg:x="0.499cm" svg:y="10.5cm" svg:width="13.85cm" svg:height="9.999cm" draw:z-index="22">
        <draw:text-box>
          <text:section text:style-name="Sect1" text:name="MailMergeSection2020-03-06T13:43:47Z24Bereich2" text:protected="true">
            <table:table table:name="MailMergeTable2020-03-06T13:43:47Z23" table:style-name="MailMergeTable2020-03-06T13_3a_43_3a_47Z23">
              <table:table-column table:style-name="MailMergeTable2020-03-06T13_3a_43_3a_47Z23.A"/>
              <table:table-column table:style-name="MailMergeTable2020-03-06T13_3a_43_3a_47Z23.B"/>
              <table:table-column table:style-name="MailMergeTable2020-03-06T13_3a_43_3a_47Z23.C" table:number-columns-repeated="2"/>
              <table:table-column table:style-name="MailMergeTable2020-03-06T13_3a_43_3a_47Z23.E"/>
              <table:table-column table:style-name="MailMergeTable2020-03-06T13_3a_43_3a_47Z23.C"/>
              <table:table-column table:style-name="MailMergeTable2020-03-06T13_3a_43_3a_47Z23.G"/>
              <table:table-row>
                <table:table-cell table:style-name="MailMergeTable2020-03-06T13_3a_43_3a_47Z23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3.A2" table:number-columns-spanned="7" office:value-type="string">
                  <text:p text:style-name="P2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3.3">
                <table:table-cell table:style-name="MailMergeTable2020-03-06T13_3a_43_3a_47Z23.A3" office:value-type="string">
                  <text:p text:style-name="P7"/>
                </table:table-cell>
                <table:table-cell table:style-name="MailMergeTable2020-03-06T13_3a_43_3a_47Z23.B3" table:number-columns-spanned="6" office:value-type="string">
                  <text:p text:style-name="P3">a) Programmiersprachen auswählen, unterschiedliche Programmiersprachen anwenden<text:line-break/>b) Softwareentwicklungsumgebungen an das Systemumfeld anpassen<text:line-break/>c) Schnittstellen, insbesondere zum Betriebssystem, zu graphischen Oberflächen und zu Datenbanken, aus Programmen ansprechen<text:line-break/>d) Programme entsprechend der fachlichen Funktionen modular aufbauen<text:line-break/>e) Programme unter Berücksichtigung der Wartbarkeit und Wiederverwendbarkeit und Sicherheit erstellen<text:line-break/>f) Software-Entwicklungswerkzeuge aufgabenbezogen anwenden<text:line-break/>g) 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3.4">
                <table:table-cell table:style-name="MailMergeTable2020-03-06T13_3a_43_3a_47Z23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6T13_3a_43_3a_47Z23.A3" office:value-type="string">
                  <text:p text:style-name="P8"/>
                </table:table-cell>
                <table:table-cell table:style-name="MailMergeTable2020-03-06T13_3a_43_3a_47Z23.A3" office:value-type="string">
                  <text:p text:style-name="P8"/>
                </table:table-cell>
                <table:table-cell table:style-name="MailMergeTable2020-03-06T13_3a_43_3a_47Z23.A3" office:value-type="string">
                  <text:p text:style-name="P8"/>
                </table:table-cell>
                <table:table-cell table:style-name="MailMergeTable2020-03-06T13_3a_43_3a_47Z23.A3" office:value-type="string">
                  <text:p text:style-name="P10">6. Mrz 20</text:p>
                </table:table-cell>
                <table:table-cell table:style-name="MailMergeTable2020-03-06T13_3a_43_3a_47Z23.G4" office:value-type="string">
                  <text:p text:style-name="P4">6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2" text:anchor-type="page" text:anchor-page-number="11" svg:x="14.349cm" svg:y="0.499cm" svg:width="13.85cm" svg:height="9.999cm" draw:z-index="21">
        <draw:text-box>
          <text:section text:style-name="Sect1" text:name="MailMergeSection2020-03-06T13:43:47Z23Bereich1" text:protected="true">
            <table:table table:name="MailMergeTable2020-03-06T13:43:47Z22" table:style-name="MailMergeTable2020-03-06T13_3a_43_3a_47Z22">
              <table:table-column table:style-name="MailMergeTable2020-03-06T13_3a_43_3a_47Z22.A"/>
              <table:table-column table:style-name="MailMergeTable2020-03-06T13_3a_43_3a_47Z22.B"/>
              <table:table-column table:style-name="MailMergeTable2020-03-06T13_3a_43_3a_47Z22.C" table:number-columns-repeated="2"/>
              <table:table-column table:style-name="MailMergeTable2020-03-06T13_3a_43_3a_47Z22.E"/>
              <table:table-column table:style-name="MailMergeTable2020-03-06T13_3a_43_3a_47Z22.C"/>
              <table:table-column table:style-name="MailMergeTable2020-03-06T13_3a_43_3a_47Z22.G"/>
              <table:table-row>
                <table:table-cell table:style-name="MailMergeTable2020-03-06T13_3a_43_3a_47Z22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2.A2" table:number-columns-spanned="7" office:value-type="string">
                  <text:p text:style-name="P2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2.3">
                <table:table-cell table:style-name="MailMergeTable2020-03-06T13_3a_43_3a_47Z22.A3" office:value-type="string">
                  <text:p text:style-name="P7"/>
                </table:table-cell>
                <table:table-cell table:style-name="MailMergeTable2020-03-06T13_3a_43_3a_47Z22.B3" table:number-columns-spanned="6" office:value-type="string">
                  <text:p text:style-name="P3">a) Vorgehensmodelle und -methoden sowie Entwicklungsumgebungen aufgabenbezogen auswählen und anwenden<text:line-break/>b) strukturierte und objektorientierte Analyse- und Designverfahren anwenden<text:line-break/>c) Programmspezifikationen festlegen, Datenmodelle und Strukturen aus fachlichen Anforderungen ableiten, Schnittstellen festlegen<text:line-break/>d) Methoden zur Strukturierung von Daten und Programmen anwenden<text:line-break/>e) 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2.4">
                <table:table-cell table:style-name="MailMergeTable2020-03-06T13_3a_43_3a_47Z2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6T13_3a_43_3a_47Z22.A3" office:value-type="string">
                  <text:p text:style-name="P8"/>
                </table:table-cell>
                <table:table-cell table:style-name="MailMergeTable2020-03-06T13_3a_43_3a_47Z22.A3" office:value-type="string">
                  <text:p text:style-name="P8"/>
                </table:table-cell>
                <table:table-cell table:style-name="MailMergeTable2020-03-06T13_3a_43_3a_47Z22.A3" office:value-type="string">
                  <text:p text:style-name="P8"/>
                </table:table-cell>
                <table:table-cell table:style-name="MailMergeTable2020-03-06T13_3a_43_3a_47Z22.A3" office:value-type="string">
                  <text:p text:style-name="P10">6. Mrz 20</text:p>
                </table:table-cell>
                <table:table-cell table:style-name="MailMergeTable2020-03-06T13_3a_43_3a_47Z22.G4" office:value-type="string">
                  <text:p text:style-name="P4">6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1" text:anchor-type="page" text:anchor-page-number="11" svg:x="0.499cm" svg:y="0.499cm" svg:width="13.85cm" svg:height="9.999cm" draw:z-index="20">
        <draw:text-box>
          <text:section text:style-name="Sect1" text:name="MailMergeSection2020-03-06T13:43:47Z22MasterLabel">
            <table:table table:name="MailMergeTable2020-03-06T13:43:47Z21" table:style-name="MailMergeTable2020-03-06T13_3a_43_3a_47Z21">
              <table:table-column table:style-name="MailMergeTable2020-03-06T13_3a_43_3a_47Z21.A"/>
              <table:table-column table:style-name="MailMergeTable2020-03-06T13_3a_43_3a_47Z21.B"/>
              <table:table-column table:style-name="MailMergeTable2020-03-06T13_3a_43_3a_47Z21.C" table:number-columns-repeated="2"/>
              <table:table-column table:style-name="MailMergeTable2020-03-06T13_3a_43_3a_47Z21.E"/>
              <table:table-column table:style-name="MailMergeTable2020-03-06T13_3a_43_3a_47Z21.C"/>
              <table:table-column table:style-name="MailMergeTable2020-03-06T13_3a_43_3a_47Z21.G"/>
              <table:table-row>
                <table:table-cell table:style-name="MailMergeTable2020-03-06T13_3a_43_3a_47Z21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1.A2" table:number-columns-spanned="7" office:value-type="string">
                  <text:p text:style-name="P2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1.3">
                <table:table-cell table:style-name="MailMergeTable2020-03-06T13_3a_43_3a_47Z21.A3" office:value-type="string">
                  <text:p text:style-name="P7"/>
                </table:table-cell>
                <table:table-cell table:style-name="MailMergeTable2020-03-06T13_3a_43_3a_47Z21.B3" table:number-columns-spanned="6" office:value-type="string">
                  <text:p text:style-name="P3">a) Datenbankmodelle unterscheiden<text:line-break/>b) Datenbanken einrichten und verwalten, Datenbankabfragen durchführen<text:line-break/>c) Daten unterschiedlicher Formate übernehmen<text:line-break/>d) Daten für unterschiedliche Hard- und Softwaresysteme konvertieren<text:line-break/>e) Datensicherung durchführen<text:line-break/>f) Methoden zur Wiederherstellung von Daten einschließlich Daten defekter Datenträger anwenden<text:line-break/>g) Versionswechsel von Betriebssystemen und Anwendungssoftware durchführen<text:line-break/>h) Störungen unter Einsatz von Diagnosewerkzeugen analysieren und beheben, Fehlertypologie und Fehlerhäufigkeiten ermitteln<text:line-break/>i) Wartungsmaßnahmen durchführen<text:line-break/>k) 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1.4">
                <table:table-cell table:style-name="MailMergeTable2020-03-06T13_3a_43_3a_47Z21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6T13_3a_43_3a_47Z21.A3" office:value-type="string">
                  <text:p text:style-name="P8"/>
                </table:table-cell>
                <table:table-cell table:style-name="MailMergeTable2020-03-06T13_3a_43_3a_47Z21.A3" office:value-type="string">
                  <text:p text:style-name="P8"/>
                </table:table-cell>
                <table:table-cell table:style-name="MailMergeTable2020-03-06T13_3a_43_3a_47Z21.A3" office:value-type="string">
                  <text:p text:style-name="P8"/>
                </table:table-cell>
                <table:table-cell table:style-name="MailMergeTable2020-03-06T13_3a_43_3a_47Z21.A3" office:value-type="string">
                  <text:p text:style-name="P10">6. Mrz 20</text:p>
                </table:table-cell>
                <table:table-cell table:style-name="MailMergeTable2020-03-06T13_3a_43_3a_47Z21.G4" office:value-type="string">
                  <text:p text:style-name="P4">5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0" text:anchor-type="page" text:anchor-page-number="9" svg:x="14.349cm" svg:y="10.5cm" svg:width="13.85cm" svg:height="9.999cm" draw:z-index="19">
        <draw:text-box>
          <text:section text:style-name="Sect1" text:name="MailMergeSection2020-03-06T13:43:47Z21Bereich3" text:protected="true">
            <table:table table:name="MailMergeTable2020-03-06T13:43:47Z20" table:style-name="MailMergeTable2020-03-06T13_3a_43_3a_47Z20">
              <table:table-column table:style-name="MailMergeTable2020-03-06T13_3a_43_3a_47Z20.A"/>
              <table:table-column table:style-name="MailMergeTable2020-03-06T13_3a_43_3a_47Z20.B"/>
              <table:table-column table:style-name="MailMergeTable2020-03-06T13_3a_43_3a_47Z20.C" table:number-columns-repeated="2"/>
              <table:table-column table:style-name="MailMergeTable2020-03-06T13_3a_43_3a_47Z20.E"/>
              <table:table-column table:style-name="MailMergeTable2020-03-06T13_3a_43_3a_47Z20.C"/>
              <table:table-column table:style-name="MailMergeTable2020-03-06T13_3a_43_3a_47Z20.G"/>
              <table:table-row>
                <table:table-cell table:style-name="MailMergeTable2020-03-06T13_3a_43_3a_47Z20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20.A2" table:number-columns-spanned="7" office:value-type="string">
                  <text:p text:style-name="P2">IT-Sicherheit, 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0.3">
                <table:table-cell table:style-name="MailMergeTable2020-03-06T13_3a_43_3a_47Z20.A3" office:value-type="string">
                  <text:p text:style-name="P7"/>
                </table:table-cell>
                <table:table-cell table:style-name="MailMergeTable2020-03-06T13_3a_43_3a_47Z20.B3" table:number-columns-spanned="6" office:value-type="string">
                  <text:p text:style-name="P3">a) Rechtliche Regelungen und betriebliche Vorgaben zur IT-Sicherheit einhalten<text:line-break/>b) Bedrohungsszenarien und Schadenspotentiale erkennen und bewerten<text:line-break/>c) Schutzmechanismen für IT-Sicherheit anwenden<text:line-break/>d) Vorschriften zum Datenschutz eihalten<text:line-break/>e) Vorschriften zum Urheberrecht einh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20.4">
                <table:table-cell table:style-name="MailMergeTable2020-03-06T13_3a_43_3a_47Z20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6T13_3a_43_3a_47Z20.A3" office:value-type="string">
                  <text:p text:style-name="P8"/>
                </table:table-cell>
                <table:table-cell table:style-name="MailMergeTable2020-03-06T13_3a_43_3a_47Z20.A3" office:value-type="string">
                  <text:p text:style-name="P8"/>
                </table:table-cell>
                <table:table-cell table:style-name="MailMergeTable2020-03-06T13_3a_43_3a_47Z20.A3" office:value-type="string">
                  <text:p text:style-name="P8"/>
                </table:table-cell>
                <table:table-cell table:style-name="MailMergeTable2020-03-06T13_3a_43_3a_47Z20.A3" office:value-type="string">
                  <text:p text:style-name="P10">6. Mrz 20</text:p>
                </table:table-cell>
                <table:table-cell table:style-name="MailMergeTable2020-03-06T13_3a_43_3a_47Z20.G4" office:value-type="string">
                  <text:p text:style-name="P4">5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9" text:anchor-type="page" text:anchor-page-number="9" svg:x="0.499cm" svg:y="10.5cm" svg:width="13.85cm" svg:height="9.999cm" draw:z-index="18">
        <draw:text-box>
          <text:section text:style-name="Sect1" text:name="MailMergeSection2020-03-06T13:43:47Z20Bereich2" text:protected="true">
            <table:table table:name="MailMergeTable2020-03-06T13:43:47Z19" table:style-name="MailMergeTable2020-03-06T13_3a_43_3a_47Z19">
              <table:table-column table:style-name="MailMergeTable2020-03-06T13_3a_43_3a_47Z19.A"/>
              <table:table-column table:style-name="MailMergeTable2020-03-06T13_3a_43_3a_47Z19.B"/>
              <table:table-column table:style-name="MailMergeTable2020-03-06T13_3a_43_3a_47Z19.C" table:number-columns-repeated="2"/>
              <table:table-column table:style-name="MailMergeTable2020-03-06T13_3a_43_3a_47Z19.E"/>
              <table:table-column table:style-name="MailMergeTable2020-03-06T13_3a_43_3a_47Z19.C"/>
              <table:table-column table:style-name="MailMergeTable2020-03-06T13_3a_43_3a_47Z19.G"/>
              <table:table-row>
                <table:table-cell table:style-name="MailMergeTable2020-03-06T13_3a_43_3a_47Z19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9.A2" table:number-columns-spanned="7" office:value-type="string">
                  <text:p text:style-name="P2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9.3">
                <table:table-cell table:style-name="MailMergeTable2020-03-06T13_3a_43_3a_47Z19.A3" office:value-type="string">
                  <text:p text:style-name="P7"/>
                </table:table-cell>
                <table:table-cell table:style-name="MailMergeTable2020-03-06T13_3a_43_3a_47Z19.B3" table:number-columns-spanned="6" office:value-type="string">
                  <text:p text:style-name="P3">a) Systeme zusammenstellen und verbinden<text:line-break/>b) Hardware und Betriebssystem installieren und konfigurieren<text:line-break/>c) Anwendungsprogramme, insbesondere marktübliche Büroanwendungen, installieren und konfigurieren<text:line-break/>d) Systeme testen<text:line-break/>e) 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9.4">
                <table:table-cell table:style-name="MailMergeTable2020-03-06T13_3a_43_3a_47Z19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6T13_3a_43_3a_47Z19.A3" office:value-type="string">
                  <text:p text:style-name="P8"/>
                </table:table-cell>
                <table:table-cell table:style-name="MailMergeTable2020-03-06T13_3a_43_3a_47Z19.A3" office:value-type="string">
                  <text:p text:style-name="P8"/>
                </table:table-cell>
                <table:table-cell table:style-name="MailMergeTable2020-03-06T13_3a_43_3a_47Z19.A3" office:value-type="string">
                  <text:p text:style-name="P8"/>
                </table:table-cell>
                <table:table-cell table:style-name="MailMergeTable2020-03-06T13_3a_43_3a_47Z19.A3" office:value-type="string">
                  <text:p text:style-name="P10">6. Mrz 20</text:p>
                </table:table-cell>
                <table:table-cell table:style-name="MailMergeTable2020-03-06T13_3a_43_3a_47Z19.G4" office:value-type="string">
                  <text:p text:style-name="P4">5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" text:anchor-type="page" text:anchor-page-number="9" svg:x="14.349cm" svg:y="0.499cm" svg:width="13.85cm" svg:height="9.999cm" draw:z-index="17">
        <draw:text-box>
          <text:section text:style-name="Sect1" text:name="MailMergeSection2020-03-06T13:43:47Z19Bereich1" text:protected="true">
            <table:table table:name="MailMergeTable2020-03-06T13:43:47Z18" table:style-name="MailMergeTable2020-03-06T13_3a_43_3a_47Z18">
              <table:table-column table:style-name="MailMergeTable2020-03-06T13_3a_43_3a_47Z18.A"/>
              <table:table-column table:style-name="MailMergeTable2020-03-06T13_3a_43_3a_47Z18.B"/>
              <table:table-column table:style-name="MailMergeTable2020-03-06T13_3a_43_3a_47Z18.C" table:number-columns-repeated="2"/>
              <table:table-column table:style-name="MailMergeTable2020-03-06T13_3a_43_3a_47Z18.E"/>
              <table:table-column table:style-name="MailMergeTable2020-03-06T13_3a_43_3a_47Z18.C"/>
              <table:table-column table:style-name="MailMergeTable2020-03-06T13_3a_43_3a_47Z18.G"/>
              <table:table-row>
                <table:table-cell table:style-name="MailMergeTable2020-03-06T13_3a_43_3a_47Z18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8.A2" table:number-columns-spanned="7" office:value-type="string">
                  <text:p text:style-name="P2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8.3">
                <table:table-cell table:style-name="MailMergeTable2020-03-06T13_3a_43_3a_47Z18.A3" office:value-type="string">
                  <text:p text:style-name="P7"/>
                </table:table-cell>
                <table:table-cell table:style-name="MailMergeTable2020-03-06T13_3a_43_3a_47Z18.B3" table:number-columns-spanned="6" office:value-type="string">
                  <text:p text:style-name="P3">a) prozedurale und objektorientierte Programmiersprachen unterscheiden<text:line-break/>b) Programmierlogik und Programmiermethoden anwenden<text:line-break/>c) 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8.4">
                <table:table-cell table:style-name="MailMergeTable2020-03-06T13_3a_43_3a_47Z18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6T13_3a_43_3a_47Z18.A3" office:value-type="string">
                  <text:p text:style-name="P8"/>
                </table:table-cell>
                <table:table-cell table:style-name="MailMergeTable2020-03-06T13_3a_43_3a_47Z18.A3" office:value-type="string">
                  <text:p text:style-name="P8"/>
                </table:table-cell>
                <table:table-cell table:style-name="MailMergeTable2020-03-06T13_3a_43_3a_47Z18.A3" office:value-type="string">
                  <text:p text:style-name="P8"/>
                </table:table-cell>
                <table:table-cell table:style-name="MailMergeTable2020-03-06T13_3a_43_3a_47Z18.A3" office:value-type="string">
                  <text:p text:style-name="P10">6. Mrz 20</text:p>
                </table:table-cell>
                <table:table-cell table:style-name="MailMergeTable2020-03-06T13_3a_43_3a_47Z18.G4" office:value-type="string">
                  <text:p text:style-name="P4">5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" text:anchor-type="page" text:anchor-page-number="9" svg:x="0.499cm" svg:y="0.499cm" svg:width="13.85cm" svg:height="9.999cm" draw:z-index="16">
        <draw:text-box>
          <text:section text:style-name="Sect1" text:name="MailMergeSection2020-03-06T13:43:47Z18MasterLabel">
            <table:table table:name="MailMergeTable2020-03-06T13:43:47Z17" table:style-name="MailMergeTable2020-03-06T13_3a_43_3a_47Z17">
              <table:table-column table:style-name="MailMergeTable2020-03-06T13_3a_43_3a_47Z17.A"/>
              <table:table-column table:style-name="MailMergeTable2020-03-06T13_3a_43_3a_47Z17.B"/>
              <table:table-column table:style-name="MailMergeTable2020-03-06T13_3a_43_3a_47Z17.C" table:number-columns-repeated="2"/>
              <table:table-column table:style-name="MailMergeTable2020-03-06T13_3a_43_3a_47Z17.E"/>
              <table:table-column table:style-name="MailMergeTable2020-03-06T13_3a_43_3a_47Z17.C"/>
              <table:table-column table:style-name="MailMergeTable2020-03-06T13_3a_43_3a_47Z17.G"/>
              <table:table-row>
                <table:table-cell table:style-name="MailMergeTable2020-03-06T13_3a_43_3a_47Z17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7.A2" table:number-columns-spanned="7" office:value-type="string">
                  <text:p text:style-name="P2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7.3">
                <table:table-cell table:style-name="MailMergeTable2020-03-06T13_3a_43_3a_47Z17.A3" office:value-type="string">
                  <text:p text:style-name="P7"/>
                </table:table-cell>
                <table:table-cell table:style-name="MailMergeTable2020-03-06T13_3a_43_3a_47Z17.B3" table:number-columns-spanned="6" office:value-type="string">
                  <text:p text:style-name="P3">a) Hard- und Software-Ausstattung eines Arbeitsplatzsystems zur Bearbeitung betrieblicher Fachaufgaben ermitteln sowie Arbeitsablauf, Datenflüsse und Schnittstellen analysieren<text:line-break/>b) Anforderungen an ein Arbeitsplatzsystem unter Berücksichtigung der organisatorischen Abläufe und der Anforderungen der Benutzer feststellen<text:line-break/>c) Hard- und Softwarekomponenten auswählen sowie Lösungsvarianten entwickeln und beurteilen<text:line-break/>d) Datenmodelle entwerfen<text:line-break/>e) 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7.4">
                <table:table-cell table:style-name="MailMergeTable2020-03-06T13_3a_43_3a_47Z17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6T13_3a_43_3a_47Z17.A3" office:value-type="string">
                  <text:p text:style-name="P8"/>
                </table:table-cell>
                <table:table-cell table:style-name="MailMergeTable2020-03-06T13_3a_43_3a_47Z17.A3" office:value-type="string">
                  <text:p text:style-name="P8"/>
                </table:table-cell>
                <table:table-cell table:style-name="MailMergeTable2020-03-06T13_3a_43_3a_47Z17.A3" office:value-type="string">
                  <text:p text:style-name="P8"/>
                </table:table-cell>
                <table:table-cell table:style-name="MailMergeTable2020-03-06T13_3a_43_3a_47Z17.A3" office:value-type="string">
                  <text:p text:style-name="P10">6. Mrz 20</text:p>
                </table:table-cell>
                <table:table-cell table:style-name="MailMergeTable2020-03-06T13_3a_43_3a_47Z17.G4" office:value-type="string">
                  <text:p text:style-name="P4">5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" text:anchor-type="page" text:anchor-page-number="7" svg:x="14.349cm" svg:y="10.5cm" svg:width="13.85cm" svg:height="9.999cm" draw:z-index="15">
        <draw:text-box>
          <text:section text:style-name="Sect1" text:name="MailMergeSection2020-03-06T13:43:47Z17Bereich3" text:protected="true">
            <table:table table:name="MailMergeTable2020-03-06T13:43:47Z16" table:style-name="MailMergeTable2020-03-06T13_3a_43_3a_47Z16">
              <table:table-column table:style-name="MailMergeTable2020-03-06T13_3a_43_3a_47Z16.A"/>
              <table:table-column table:style-name="MailMergeTable2020-03-06T13_3a_43_3a_47Z16.B"/>
              <table:table-column table:style-name="MailMergeTable2020-03-06T13_3a_43_3a_47Z16.C" table:number-columns-repeated="2"/>
              <table:table-column table:style-name="MailMergeTable2020-03-06T13_3a_43_3a_47Z16.E"/>
              <table:table-column table:style-name="MailMergeTable2020-03-06T13_3a_43_3a_47Z16.C"/>
              <table:table-column table:style-name="MailMergeTable2020-03-06T13_3a_43_3a_47Z16.G"/>
              <table:table-row>
                <table:table-cell table:style-name="MailMergeTable2020-03-06T13_3a_43_3a_47Z16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6.A2" table:number-columns-spanned="7" office:value-type="string">
                  <text:p text:style-name="P2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6.3">
                <table:table-cell table:style-name="MailMergeTable2020-03-06T13_3a_43_3a_47Z16.A3" office:value-type="string">
                  <text:p text:style-name="P7"/>
                </table:table-cell>
                <table:table-cell table:style-name="MailMergeTable2020-03-06T13_3a_43_3a_47Z16.B3" table:number-columns-spanned="6" office:value-type="string">
                  <text:p text:style-name="P3">a) Hard- und Softwaresysteme sowie gängige Datenformate zur Datenübertragung unterscheiden<text:line-break/>b) Netzwerkarchitekturen unterscheiden<text:line-break/>c) Netzwerkbetriebssysteme nach Leistungsfähigkeit und Einsatzbereichen beurteilen<text:line-break/>d) Angebote von Informations- und Telekommunikationsdiensten und Konditionen zur Nutzung vergleichen<text:line-break/>e) 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6.4">
                <table:table-cell table:style-name="MailMergeTable2020-03-06T13_3a_43_3a_47Z16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16.A3" office:value-type="string">
                  <text:p text:style-name="P8"/>
                </table:table-cell>
                <table:table-cell table:style-name="MailMergeTable2020-03-06T13_3a_43_3a_47Z16.A3" office:value-type="string">
                  <text:p text:style-name="P8"/>
                </table:table-cell>
                <table:table-cell table:style-name="MailMergeTable2020-03-06T13_3a_43_3a_47Z16.A3" office:value-type="string">
                  <text:p text:style-name="P8"/>
                </table:table-cell>
                <table:table-cell table:style-name="MailMergeTable2020-03-06T13_3a_43_3a_47Z16.A3" office:value-type="string">
                  <text:p text:style-name="P10">6. Mrz 20</text:p>
                </table:table-cell>
                <table:table-cell table:style-name="MailMergeTable2020-03-06T13_3a_43_3a_47Z16.G4" office:value-type="string">
                  <text:p text:style-name="P4">4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" text:anchor-type="page" text:anchor-page-number="7" svg:x="0.499cm" svg:y="10.5cm" svg:width="13.85cm" svg:height="9.999cm" draw:z-index="14">
        <draw:text-box>
          <text:section text:style-name="Sect1" text:name="MailMergeSection2020-03-06T13:43:47Z16Bereich2" text:protected="true">
            <table:table table:name="MailMergeTable2020-03-06T13:43:47Z15" table:style-name="MailMergeTable2020-03-06T13_3a_43_3a_47Z15">
              <table:table-column table:style-name="MailMergeTable2020-03-06T13_3a_43_3a_47Z15.A"/>
              <table:table-column table:style-name="MailMergeTable2020-03-06T13_3a_43_3a_47Z15.B"/>
              <table:table-column table:style-name="MailMergeTable2020-03-06T13_3a_43_3a_47Z15.C" table:number-columns-repeated="2"/>
              <table:table-column table:style-name="MailMergeTable2020-03-06T13_3a_43_3a_47Z15.E"/>
              <table:table-column table:style-name="MailMergeTable2020-03-06T13_3a_43_3a_47Z15.C"/>
              <table:table-column table:style-name="MailMergeTable2020-03-06T13_3a_43_3a_47Z15.G"/>
              <table:table-row>
                <table:table-cell table:style-name="MailMergeTable2020-03-06T13_3a_43_3a_47Z15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5.A2" table:number-columns-spanned="7" office:value-type="string">
                  <text:p text:style-name="P2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5.3">
                <table:table-cell table:style-name="MailMergeTable2020-03-06T13_3a_43_3a_47Z15.A3" office:value-type="string">
                  <text:p text:style-name="P7"/>
                </table:table-cell>
                <table:table-cell table:style-name="MailMergeTable2020-03-06T13_3a_43_3a_47Z15.B3" table:number-columns-spanned="6" office:value-type="string">
                  <text:p text:style-name="P3">a) Anwendungssoftware nach Einsatzbereichen unterscheiden<text:line-break/>b) Hardware- und Systemvoraussetzungen beurteilen<text:line-break/>c) 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5.4">
                <table:table-cell table:style-name="MailMergeTable2020-03-06T13_3a_43_3a_47Z15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6T13_3a_43_3a_47Z15.A3" office:value-type="string">
                  <text:p text:style-name="P8"/>
                </table:table-cell>
                <table:table-cell table:style-name="MailMergeTable2020-03-06T13_3a_43_3a_47Z15.A3" office:value-type="string">
                  <text:p text:style-name="P8"/>
                </table:table-cell>
                <table:table-cell table:style-name="MailMergeTable2020-03-06T13_3a_43_3a_47Z15.A3" office:value-type="string">
                  <text:p text:style-name="P8"/>
                </table:table-cell>
                <table:table-cell table:style-name="MailMergeTable2020-03-06T13_3a_43_3a_47Z15.A3" office:value-type="string">
                  <text:p text:style-name="P10">6. Mrz 20</text:p>
                </table:table-cell>
                <table:table-cell table:style-name="MailMergeTable2020-03-06T13_3a_43_3a_47Z15.G4" office:value-type="string">
                  <text:p text:style-name="P4">4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" text:anchor-type="page" text:anchor-page-number="7" svg:x="14.349cm" svg:y="0.499cm" svg:width="13.85cm" svg:height="9.999cm" draw:z-index="13">
        <draw:text-box>
          <text:section text:style-name="Sect1" text:name="MailMergeSection2020-03-06T13:43:47Z15Bereich1" text:protected="true">
            <table:table table:name="MailMergeTable2020-03-06T13:43:47Z14" table:style-name="MailMergeTable2020-03-06T13_3a_43_3a_47Z14">
              <table:table-column table:style-name="MailMergeTable2020-03-06T13_3a_43_3a_47Z14.A"/>
              <table:table-column table:style-name="MailMergeTable2020-03-06T13_3a_43_3a_47Z14.B"/>
              <table:table-column table:style-name="MailMergeTable2020-03-06T13_3a_43_3a_47Z14.C" table:number-columns-repeated="2"/>
              <table:table-column table:style-name="MailMergeTable2020-03-06T13_3a_43_3a_47Z14.E"/>
              <table:table-column table:style-name="MailMergeTable2020-03-06T13_3a_43_3a_47Z14.C"/>
              <table:table-column table:style-name="MailMergeTable2020-03-06T13_3a_43_3a_47Z14.G"/>
              <table:table-row>
                <table:table-cell table:style-name="MailMergeTable2020-03-06T13_3a_43_3a_47Z14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4.A2" table:number-columns-spanned="7" office:value-type="string">
                  <text:p text:style-name="P2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4.3">
                <table:table-cell table:style-name="MailMergeTable2020-03-06T13_3a_43_3a_47Z14.A3" office:value-type="string">
                  <text:p text:style-name="P7"/>
                </table:table-cell>
                <table:table-cell table:style-name="MailMergeTable2020-03-06T13_3a_43_3a_47Z14.B3" table:number-columns-spanned="6" office:value-type="string">
                  <text:p text:style-name="P3">a) Systemarchitekturen und Hardwareschnittstellen marktgängiger informations- und telekommunikationstechnischer Systeme unterscheiden sowie Kompatibilität von Speicherbausteinen, Ein-/Ausgabekomponenten und Peripheriegeräten beurteilen<text:line-break/>b) verschiedene Speichermedien sowie Ein- und Ausgabegeräte nach Einsatzbereichen unterscheiden<text:line-break/>c) 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4.4">
                <table:table-cell table:style-name="MailMergeTable2020-03-06T13_3a_43_3a_47Z14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6T13_3a_43_3a_47Z14.A3" office:value-type="string">
                  <text:p text:style-name="P8"/>
                </table:table-cell>
                <table:table-cell table:style-name="MailMergeTable2020-03-06T13_3a_43_3a_47Z14.A3" office:value-type="string">
                  <text:p text:style-name="P8"/>
                </table:table-cell>
                <table:table-cell table:style-name="MailMergeTable2020-03-06T13_3a_43_3a_47Z14.A3" office:value-type="string">
                  <text:p text:style-name="P8"/>
                </table:table-cell>
                <table:table-cell table:style-name="MailMergeTable2020-03-06T13_3a_43_3a_47Z14.A3" office:value-type="string">
                  <text:p text:style-name="P10">6. Mrz 20</text:p>
                </table:table-cell>
                <table:table-cell table:style-name="MailMergeTable2020-03-06T13_3a_43_3a_47Z14.G4" office:value-type="string">
                  <text:p text:style-name="P4">4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" text:anchor-type="page" text:anchor-page-number="7" svg:x="0.499cm" svg:y="0.499cm" svg:width="13.85cm" svg:height="9.999cm" draw:z-index="12">
        <draw:text-box>
          <text:section text:style-name="Sect1" text:name="MailMergeSection2020-03-06T13:43:47Z14MasterLabel">
            <table:table table:name="MailMergeTable2020-03-06T13:43:47Z13" table:style-name="MailMergeTable2020-03-06T13_3a_43_3a_47Z13">
              <table:table-column table:style-name="MailMergeTable2020-03-06T13_3a_43_3a_47Z13.A"/>
              <table:table-column table:style-name="MailMergeTable2020-03-06T13_3a_43_3a_47Z13.B"/>
              <table:table-column table:style-name="MailMergeTable2020-03-06T13_3a_43_3a_47Z13.C" table:number-columns-repeated="2"/>
              <table:table-column table:style-name="MailMergeTable2020-03-06T13_3a_43_3a_47Z13.E"/>
              <table:table-column table:style-name="MailMergeTable2020-03-06T13_3a_43_3a_47Z13.C"/>
              <table:table-column table:style-name="MailMergeTable2020-03-06T13_3a_43_3a_47Z13.G"/>
              <table:table-row>
                <table:table-cell table:style-name="MailMergeTable2020-03-06T13_3a_43_3a_47Z13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3.A2" table:number-columns-spanned="7" office:value-type="string">
                  <text:p text:style-name="P2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3.3">
                <table:table-cell table:style-name="MailMergeTable2020-03-06T13_3a_43_3a_47Z13.A3" office:value-type="string">
                  <text:p text:style-name="P7"/>
                </table:table-cell>
                <table:table-cell table:style-name="MailMergeTable2020-03-06T13_3a_43_3a_47Z13.B3" table:number-columns-spanned="6" office:value-type="string">
                  <text:p text:style-name="P3">a) marktgängige Systeme der Informations- und Telekommunikationstechnik nach Einsatzbereichen, Leistungsfähigkeit und Wirtschaftlichkeit unterscheiden<text:line-break/>b) Veränderungen von Einsatzfeldern für Systeme der Informations- und Telekommunikationstechnik aufgrund technischer, wirtschaftlicher und gesellschaftlicher Entwicklungen feststellen<text:line-break/>c) technologische Entwicklungstrends von Systemen der Informations- und Telekommunikationstechnik feststellen, sowie ihre wirtschaftlichen, sozialen und beruflichen Auswirkungen bewerten<text:line-break/>d) 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3.4">
                <table:table-cell table:style-name="MailMergeTable2020-03-06T13_3a_43_3a_47Z13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6T13_3a_43_3a_47Z13.A3" office:value-type="string">
                  <text:p text:style-name="P8"/>
                </table:table-cell>
                <table:table-cell table:style-name="MailMergeTable2020-03-06T13_3a_43_3a_47Z13.A3" office:value-type="string">
                  <text:p text:style-name="P8"/>
                </table:table-cell>
                <table:table-cell table:style-name="MailMergeTable2020-03-06T13_3a_43_3a_47Z13.A3" office:value-type="string">
                  <text:p text:style-name="P8"/>
                </table:table-cell>
                <table:table-cell table:style-name="MailMergeTable2020-03-06T13_3a_43_3a_47Z13.A3" office:value-type="string">
                  <text:p text:style-name="P10">6. Mrz 20</text:p>
                </table:table-cell>
                <table:table-cell table:style-name="MailMergeTable2020-03-06T13_3a_43_3a_47Z13.G4" office:value-type="string">
                  <text:p text:style-name="P4">4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" text:anchor-type="page" text:anchor-page-number="5" svg:x="14.349cm" svg:y="10.5cm" svg:width="13.85cm" svg:height="9.999cm" draw:z-index="11">
        <draw:text-box>
          <text:section text:style-name="Sect1" text:name="MailMergeSection2020-03-06T13:43:47Z13Bereich3" text:protected="true">
            <table:table table:name="MailMergeTable2020-03-06T13:43:47Z12" table:style-name="MailMergeTable2020-03-06T13_3a_43_3a_47Z12">
              <table:table-column table:style-name="MailMergeTable2020-03-06T13_3a_43_3a_47Z12.A"/>
              <table:table-column table:style-name="MailMergeTable2020-03-06T13_3a_43_3a_47Z12.B"/>
              <table:table-column table:style-name="MailMergeTable2020-03-06T13_3a_43_3a_47Z12.C" table:number-columns-repeated="2"/>
              <table:table-column table:style-name="MailMergeTable2020-03-06T13_3a_43_3a_47Z12.E"/>
              <table:table-column table:style-name="MailMergeTable2020-03-06T13_3a_43_3a_47Z12.C"/>
              <table:table-column table:style-name="MailMergeTable2020-03-06T13_3a_43_3a_47Z12.G"/>
              <table:table-row>
                <table:table-cell table:style-name="MailMergeTable2020-03-06T13_3a_43_3a_47Z12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2.A2" table:number-columns-spanned="7" office:value-type="string">
                  <text:p text:style-name="P2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2.3">
                <table:table-cell table:style-name="MailMergeTable2020-03-06T13_3a_43_3a_47Z12.A3" office:value-type="string">
                  <text:p text:style-name="P7"/>
                </table:table-cell>
                <table:table-cell table:style-name="MailMergeTable2020-03-06T13_3a_43_3a_47Z12.B3" table:number-columns-spanned="6" office:value-type="string">
                  <text:p text:style-name="P3">a) Aufgaben im Team planen, entsprechend den individuellen Fähigkeiten aufteilen, Zusammenarbeit aktiv gestalten<text:line-break/>b) Aufgaben im Team bearbeiten, Ergebnisse abstimmen und auswerten<text:line-break/>c) 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2.4">
                <table:table-cell table:style-name="MailMergeTable2020-03-06T13_3a_43_3a_47Z12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6T13_3a_43_3a_47Z12.A3" office:value-type="string">
                  <text:p text:style-name="P8"/>
                </table:table-cell>
                <table:table-cell table:style-name="MailMergeTable2020-03-06T13_3a_43_3a_47Z12.A3" office:value-type="string">
                  <text:p text:style-name="P8"/>
                </table:table-cell>
                <table:table-cell table:style-name="MailMergeTable2020-03-06T13_3a_43_3a_47Z12.A3" office:value-type="string">
                  <text:p text:style-name="P8"/>
                </table:table-cell>
                <table:table-cell table:style-name="MailMergeTable2020-03-06T13_3a_43_3a_47Z12.A3" office:value-type="string">
                  <text:p text:style-name="P10">6. Mrz 20</text:p>
                </table:table-cell>
                <table:table-cell table:style-name="MailMergeTable2020-03-06T13_3a_43_3a_47Z12.G4" office:value-type="string">
                  <text:p text:style-name="P4">3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" text:anchor-type="page" text:anchor-page-number="5" svg:x="0.499cm" svg:y="10.5cm" svg:width="13.85cm" svg:height="9.999cm" draw:z-index="10">
        <draw:text-box>
          <text:section text:style-name="Sect1" text:name="MailMergeSection2020-03-06T13:43:47Z12Bereich2" text:protected="true">
            <table:table table:name="MailMergeTable2020-03-06T13:43:47Z11" table:style-name="MailMergeTable2020-03-06T13_3a_43_3a_47Z11">
              <table:table-column table:style-name="MailMergeTable2020-03-06T13_3a_43_3a_47Z11.A"/>
              <table:table-column table:style-name="MailMergeTable2020-03-06T13_3a_43_3a_47Z11.B"/>
              <table:table-column table:style-name="MailMergeTable2020-03-06T13_3a_43_3a_47Z11.C" table:number-columns-repeated="2"/>
              <table:table-column table:style-name="MailMergeTable2020-03-06T13_3a_43_3a_47Z11.E"/>
              <table:table-column table:style-name="MailMergeTable2020-03-06T13_3a_43_3a_47Z11.C"/>
              <table:table-column table:style-name="MailMergeTable2020-03-06T13_3a_43_3a_47Z11.G"/>
              <table:table-row>
                <table:table-cell table:style-name="MailMergeTable2020-03-06T13_3a_43_3a_47Z11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1.A2" table:number-columns-spanned="7" office:value-type="string">
                  <text:p text:style-name="P2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1.3">
                <table:table-cell table:style-name="MailMergeTable2020-03-06T13_3a_43_3a_47Z11.A3" office:value-type="string">
                  <text:p text:style-name="P7"/>
                </table:table-cell>
                <table:table-cell table:style-name="MailMergeTable2020-03-06T13_3a_43_3a_47Z11.B3" table:number-columns-spanned="6" office:value-type="string">
                  <text:p text:style-name="P3">a) Zeitplan und Reihenfolge der Arbeitsschritte für den eigenen Arbeitsbereich festlegen<text:line-break/>b) den eigenen Arbeitsplatz unter Berücksichtigung betrieblicher Vorgaben und ergonomischer Aspekte gestalten<text:line-break/>c) Termine planen und abstimmen, Terminüberwachung durchführen<text:line-break/>d) Probleme analysieren und als Aufgabe definieren, Lösungsalternativen entwickeln und beurteilen<text:line-break/>e) unterschiedliche Lerntechniken anwenden<text:line-break/>f) Maßnahmen zur Verbesserung der Arbeitsorganisation und der Arbeitsgestaltung vorschlagen<text:line-break/>g) 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1.4">
                <table:table-cell table:style-name="MailMergeTable2020-03-06T13_3a_43_3a_47Z11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11.A3" office:value-type="string">
                  <text:p text:style-name="P8"/>
                </table:table-cell>
                <table:table-cell table:style-name="MailMergeTable2020-03-06T13_3a_43_3a_47Z11.A3" office:value-type="string">
                  <text:p text:style-name="P8"/>
                </table:table-cell>
                <table:table-cell table:style-name="MailMergeTable2020-03-06T13_3a_43_3a_47Z11.A3" office:value-type="string">
                  <text:p text:style-name="P8"/>
                </table:table-cell>
                <table:table-cell table:style-name="MailMergeTable2020-03-06T13_3a_43_3a_47Z11.A3" office:value-type="string">
                  <text:p text:style-name="P10">6. Mrz 20</text:p>
                </table:table-cell>
                <table:table-cell table:style-name="MailMergeTable2020-03-06T13_3a_43_3a_47Z11.G4" office:value-type="string">
                  <text:p text:style-name="P4">3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" text:anchor-type="page" text:anchor-page-number="5" svg:x="14.349cm" svg:y="0.499cm" svg:width="13.85cm" svg:height="9.999cm" draw:z-index="9">
        <draw:text-box>
          <text:section text:style-name="Sect1" text:name="MailMergeSection2020-03-06T13:43:47Z11Bereich1" text:protected="true">
            <table:table table:name="MailMergeTable2020-03-06T13:43:47Z10" table:style-name="MailMergeTable2020-03-06T13_3a_43_3a_47Z10">
              <table:table-column table:style-name="MailMergeTable2020-03-06T13_3a_43_3a_47Z10.A"/>
              <table:table-column table:style-name="MailMergeTable2020-03-06T13_3a_43_3a_47Z10.B"/>
              <table:table-column table:style-name="MailMergeTable2020-03-06T13_3a_43_3a_47Z10.C" table:number-columns-repeated="2"/>
              <table:table-column table:style-name="MailMergeTable2020-03-06T13_3a_43_3a_47Z10.E"/>
              <table:table-column table:style-name="MailMergeTable2020-03-06T13_3a_43_3a_47Z10.C"/>
              <table:table-column table:style-name="MailMergeTable2020-03-06T13_3a_43_3a_47Z10.G"/>
              <table:table-row>
                <table:table-cell table:style-name="MailMergeTable2020-03-06T13_3a_43_3a_47Z10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10.A2" table:number-columns-spanned="7" office:value-type="string">
                  <text:p text:style-name="P2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0.3">
                <table:table-cell table:style-name="MailMergeTable2020-03-06T13_3a_43_3a_47Z10.A3" office:value-type="string">
                  <text:p text:style-name="P7"/>
                </table:table-cell>
                <table:table-cell table:style-name="MailMergeTable2020-03-06T13_3a_43_3a_47Z10.B3" table:number-columns-spanned="6" office:value-type="string">
                  <text:p text:style-name="P3">a) Informationsquellen, insbesondere technische Unterlagen, Dokumentationen und Handbücher, in deutscher und englischer Sprache aufgabenbezogen auswerten<text:line-break/>b) Gespräche situationsgerecht führen und Sachverhalte präsentieren, deutsche und englische Fachbegriffe anwenden<text:line-break/>c) Informationen aufgabenbezogen bewerten und auswählen<text:line-break/>d) Schriftverkehr durchführen und Protokolle anfertigen<text:line-break/>e) 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10.4">
                <table:table-cell table:style-name="MailMergeTable2020-03-06T13_3a_43_3a_47Z10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6T13_3a_43_3a_47Z10.A3" office:value-type="string">
                  <text:p text:style-name="P8"/>
                </table:table-cell>
                <table:table-cell table:style-name="MailMergeTable2020-03-06T13_3a_43_3a_47Z10.A3" office:value-type="string">
                  <text:p text:style-name="P8"/>
                </table:table-cell>
                <table:table-cell table:style-name="MailMergeTable2020-03-06T13_3a_43_3a_47Z10.A3" office:value-type="string">
                  <text:p text:style-name="P8"/>
                </table:table-cell>
                <table:table-cell table:style-name="MailMergeTable2020-03-06T13_3a_43_3a_47Z10.A3" office:value-type="string">
                  <text:p text:style-name="P10">6. Mrz 20</text:p>
                </table:table-cell>
                <table:table-cell table:style-name="MailMergeTable2020-03-06T13_3a_43_3a_47Z10.G4" office:value-type="string">
                  <text:p text:style-name="P4">3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" text:anchor-type="page" text:anchor-page-number="5" svg:x="0.499cm" svg:y="0.499cm" svg:width="13.85cm" svg:height="9.999cm" draw:z-index="8">
        <draw:text-box>
          <text:section text:style-name="Sect1" text:name="MailMergeSection2020-03-06T13:43:47Z10MasterLabel">
            <table:table table:name="MailMergeTable2020-03-06T13:43:47Z9" table:style-name="MailMergeTable2020-03-06T13_3a_43_3a_47Z9">
              <table:table-column table:style-name="MailMergeTable2020-03-06T13_3a_43_3a_47Z9.A"/>
              <table:table-column table:style-name="MailMergeTable2020-03-06T13_3a_43_3a_47Z9.B"/>
              <table:table-column table:style-name="MailMergeTable2020-03-06T13_3a_43_3a_47Z9.C" table:number-columns-repeated="2"/>
              <table:table-column table:style-name="MailMergeTable2020-03-06T13_3a_43_3a_47Z9.E"/>
              <table:table-column table:style-name="MailMergeTable2020-03-06T13_3a_43_3a_47Z9.C"/>
              <table:table-column table:style-name="MailMergeTable2020-03-06T13_3a_43_3a_47Z9.G"/>
              <table:table-row>
                <table:table-cell table:style-name="MailMergeTable2020-03-06T13_3a_43_3a_47Z9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9.A2" table:number-columns-spanned="7" office:value-type="string">
                  <text:p text:style-name="P2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9.3">
                <table:table-cell table:style-name="MailMergeTable2020-03-06T13_3a_43_3a_47Z9.A3" office:value-type="string">
                  <text:p text:style-name="P7"/>
                </table:table-cell>
                <table:table-cell table:style-name="MailMergeTable2020-03-06T13_3a_43_3a_47Z9.B3" table:number-columns-spanned="6" office:value-type="string">
                  <text:p text:style-name="P3">a) die Notwendigkeit der Steuerung und Kontrolle der Geschäftsprozesse begründen<text:line-break/>b) Kosten und Erträge für erbrachte Leistungen errechnen sowie im Zeitvergleich und im Soll-Ist-Vergleich bewerten<text:line-break/>c) Ergebnisse der Betriebsabrechnung für Controllingzwecke auswerten<text:line-break/>d) 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9.4">
                <table:table-cell table:style-name="MailMergeTable2020-03-06T13_3a_43_3a_47Z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6T13_3a_43_3a_47Z9.A3" office:value-type="string">
                  <text:p text:style-name="P8"/>
                </table:table-cell>
                <table:table-cell table:style-name="MailMergeTable2020-03-06T13_3a_43_3a_47Z9.A3" office:value-type="string">
                  <text:p text:style-name="P8"/>
                </table:table-cell>
                <table:table-cell table:style-name="MailMergeTable2020-03-06T13_3a_43_3a_47Z9.A3" office:value-type="string">
                  <text:p text:style-name="P8"/>
                </table:table-cell>
                <table:table-cell table:style-name="MailMergeTable2020-03-06T13_3a_43_3a_47Z9.A3" office:value-type="string">
                  <text:p text:style-name="P10">6. Mrz 20</text:p>
                </table:table-cell>
                <table:table-cell table:style-name="MailMergeTable2020-03-06T13_3a_43_3a_47Z9.G4" office:value-type="string">
                  <text:p text:style-name="P4">2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" text:anchor-type="page" text:anchor-page-number="3" svg:x="14.349cm" svg:y="10.5cm" svg:width="13.85cm" svg:height="9.999cm" draw:z-index="7">
        <draw:text-box>
          <text:section text:style-name="Sect1" text:name="MailMergeSection2020-03-06T13:43:47Z9Bereich3" text:protected="true">
            <table:table table:name="MailMergeTable2020-03-06T13:43:47Z8" table:style-name="MailMergeTable2020-03-06T13_3a_43_3a_47Z8">
              <table:table-column table:style-name="MailMergeTable2020-03-06T13_3a_43_3a_47Z8.A"/>
              <table:table-column table:style-name="MailMergeTable2020-03-06T13_3a_43_3a_47Z8.B"/>
              <table:table-column table:style-name="MailMergeTable2020-03-06T13_3a_43_3a_47Z8.C" table:number-columns-repeated="2"/>
              <table:table-column table:style-name="MailMergeTable2020-03-06T13_3a_43_3a_47Z8.E"/>
              <table:table-column table:style-name="MailMergeTable2020-03-06T13_3a_43_3a_47Z8.C"/>
              <table:table-column table:style-name="MailMergeTable2020-03-06T13_3a_43_3a_47Z8.G"/>
              <table:table-row>
                <table:table-cell table:style-name="MailMergeTable2020-03-06T13_3a_43_3a_47Z8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8.A2" table:number-columns-spanned="7" office:value-type="string">
                  <text:p text:style-name="P2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8.3">
                <table:table-cell table:style-name="MailMergeTable2020-03-06T13_3a_43_3a_47Z8.A3" office:value-type="string">
                  <text:p text:style-name="P7"/>
                </table:table-cell>
                <table:table-cell table:style-name="MailMergeTable2020-03-06T13_3a_43_3a_47Z8.B3" table:number-columns-spanned="6" office:value-type="string">
                  <text:p text:style-name="P3">a) bei der Marktbeobachtung mitwirken, insbesondere Preise, Leistungen, Konditionen von Wettbewerbern vergleichen<text:line-break/>b) Bedürfnisse und Kaufverhalten von Benutzern informations- und telekommunikationstechnischer Systeme feststellen sowie Zielgruppen unterscheiden<text:line-break/>c) Kunden unter Beachtung von Kommunikationsregeln informieren und beraten sowie Kundeninteressen berücksichtigen<text:line-break/>d) Kundenbeziehungen unter Berücksichtigung betrieblicher Grundsätze gestalten<text:line-break/>e) an der Vorbereitung von Verträgen und Vertragsverhandlungen mitwirken, über Finanzierungsmöglichkeiten informieren<text:line-break/>f) an Marketing- und Verkaufsförderungsmaßnahmen mitwirken<text:line-break/>g) 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8.4">
                <table:table-cell table:style-name="MailMergeTable2020-03-06T13_3a_43_3a_47Z8.A3" table:number-columns-spanned="2" office:value-type="string">
                  <text:p text:style-name="P9">Jahr 1,2</text:p>
                </table:table-cell>
                <table:covered-table-cell/>
                <table:table-cell table:style-name="MailMergeTable2020-03-06T13_3a_43_3a_47Z8.A3" office:value-type="string">
                  <text:p text:style-name="P8"/>
                </table:table-cell>
                <table:table-cell table:style-name="MailMergeTable2020-03-06T13_3a_43_3a_47Z8.A3" office:value-type="string">
                  <text:p text:style-name="P8"/>
                </table:table-cell>
                <table:table-cell table:style-name="MailMergeTable2020-03-06T13_3a_43_3a_47Z8.A3" office:value-type="string">
                  <text:p text:style-name="P8"/>
                </table:table-cell>
                <table:table-cell table:style-name="MailMergeTable2020-03-06T13_3a_43_3a_47Z8.A3" office:value-type="string">
                  <text:p text:style-name="P10">6. Mrz 20</text:p>
                </table:table-cell>
                <table:table-cell table:style-name="MailMergeTable2020-03-06T13_3a_43_3a_47Z8.G4" office:value-type="string">
                  <text:p text:style-name="P4">2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" text:anchor-type="page" text:anchor-page-number="3" svg:x="0.499cm" svg:y="10.5cm" svg:width="13.85cm" svg:height="9.999cm" draw:z-index="6">
        <draw:text-box>
          <text:section text:style-name="Sect1" text:name="MailMergeSection2020-03-06T13:43:47Z8Bereich2" text:protected="true">
            <table:table table:name="MailMergeTable2020-03-06T13:43:47Z7" table:style-name="MailMergeTable2020-03-06T13_3a_43_3a_47Z7">
              <table:table-column table:style-name="MailMergeTable2020-03-06T13_3a_43_3a_47Z7.A"/>
              <table:table-column table:style-name="MailMergeTable2020-03-06T13_3a_43_3a_47Z7.B"/>
              <table:table-column table:style-name="MailMergeTable2020-03-06T13_3a_43_3a_47Z7.C" table:number-columns-repeated="2"/>
              <table:table-column table:style-name="MailMergeTable2020-03-06T13_3a_43_3a_47Z7.E"/>
              <table:table-column table:style-name="MailMergeTable2020-03-06T13_3a_43_3a_47Z7.C"/>
              <table:table-column table:style-name="MailMergeTable2020-03-06T13_3a_43_3a_47Z7.G"/>
              <table:table-row>
                <table:table-cell table:style-name="MailMergeTable2020-03-06T13_3a_43_3a_47Z7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7.A2" table:number-columns-spanned="7" office:value-type="string">
                  <text:p text:style-name="P2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7.3">
                <table:table-cell table:style-name="MailMergeTable2020-03-06T13_3a_43_3a_47Z7.A3" office:value-type="string">
                  <text:p text:style-name="P7"/>
                </table:table-cell>
                <table:table-cell table:style-name="MailMergeTable2020-03-06T13_3a_43_3a_47Z7.B3" table:number-columns-spanned="6" office:value-type="string">
                  <text:p text:style-name="P3">a) Bedarf an informations- und telekommunikationstechnischen Produkten und Dienstleistungen ermitteln<text:line-break/>b) Produktionsinformationen von Anbietern unter wirtschaftlichen und fachlichen Gesichtspunkten auswerten<text:line-break/>c) Angebote einholen und vergleichen<text:line-break/>d) 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7.4">
                <table:table-cell table:style-name="MailMergeTable2020-03-06T13_3a_43_3a_47Z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7Z7.A3" office:value-type="string">
                  <text:p text:style-name="P8"/>
                </table:table-cell>
                <table:table-cell table:style-name="MailMergeTable2020-03-06T13_3a_43_3a_47Z7.A3" office:value-type="string">
                  <text:p text:style-name="P8"/>
                </table:table-cell>
                <table:table-cell table:style-name="MailMergeTable2020-03-06T13_3a_43_3a_47Z7.A3" office:value-type="string">
                  <text:p text:style-name="P8"/>
                </table:table-cell>
                <table:table-cell table:style-name="MailMergeTable2020-03-06T13_3a_43_3a_47Z7.A3" office:value-type="string">
                  <text:p text:style-name="P10">6. Mrz 20</text:p>
                </table:table-cell>
                <table:table-cell table:style-name="MailMergeTable2020-03-06T13_3a_43_3a_47Z7.G4" office:value-type="string">
                  <text:p text:style-name="P4">2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" text:anchor-type="page" text:anchor-page-number="3" svg:x="14.349cm" svg:y="0.499cm" svg:width="13.85cm" svg:height="9.999cm" draw:z-index="5">
        <draw:text-box>
          <text:section text:style-name="Sect1" text:name="MailMergeSection2020-03-06T13:43:47Z7Bereich1" text:protected="true">
            <table:table table:name="MailMergeTable2020-03-06T13:43:47Z6" table:style-name="MailMergeTable2020-03-06T13_3a_43_3a_47Z6">
              <table:table-column table:style-name="MailMergeTable2020-03-06T13_3a_43_3a_47Z6.A"/>
              <table:table-column table:style-name="MailMergeTable2020-03-06T13_3a_43_3a_47Z6.B"/>
              <table:table-column table:style-name="MailMergeTable2020-03-06T13_3a_43_3a_47Z6.C" table:number-columns-repeated="2"/>
              <table:table-column table:style-name="MailMergeTable2020-03-06T13_3a_43_3a_47Z6.E"/>
              <table:table-column table:style-name="MailMergeTable2020-03-06T13_3a_43_3a_47Z6.C"/>
              <table:table-column table:style-name="MailMergeTable2020-03-06T13_3a_43_3a_47Z6.G"/>
              <table:table-row>
                <table:table-cell table:style-name="MailMergeTable2020-03-06T13_3a_43_3a_47Z6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6.A2" table:number-columns-spanned="7" office:value-type="string">
                  <text:p text:style-name="P2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6.3">
                <table:table-cell table:style-name="MailMergeTable2020-03-06T13_3a_43_3a_47Z6.A3" office:value-type="string">
                  <text:p text:style-name="P7"/>
                </table:table-cell>
                <table:table-cell table:style-name="MailMergeTable2020-03-06T13_3a_43_3a_47Z6.B3" table:number-columns-spanned="6" office:value-type="string">
                  <text:p text:style-name="P3">a) Zuständigkeiten für die unterschiedlichen Aufgaben im Ausbildungsbetrieb unterscheiden<text:line-break/>b) die Zusammenarbeit zwischen den einzelnen Organisationseinheiten beschreiben, insbesondere Informationsflüsse und Entscheidungsprozesse darstellen<text:line-break/>c) Vor- und Nachteile von zentralen und dezentralen Organisationsformen erläutern<text:line-break/>d) 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6.4">
                <table:table-cell table:style-name="MailMergeTable2020-03-06T13_3a_43_3a_47Z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6T13_3a_43_3a_47Z6.A3" office:value-type="string">
                  <text:p text:style-name="P8"/>
                </table:table-cell>
                <table:table-cell table:style-name="MailMergeTable2020-03-06T13_3a_43_3a_47Z6.A3" office:value-type="string">
                  <text:p text:style-name="P8"/>
                </table:table-cell>
                <table:table-cell table:style-name="MailMergeTable2020-03-06T13_3a_43_3a_47Z6.A3" office:value-type="string">
                  <text:p text:style-name="P8"/>
                </table:table-cell>
                <table:table-cell table:style-name="MailMergeTable2020-03-06T13_3a_43_3a_47Z6.A3" office:value-type="string">
                  <text:p text:style-name="P10">6. Mrz 20</text:p>
                </table:table-cell>
                <table:table-cell table:style-name="MailMergeTable2020-03-06T13_3a_43_3a_47Z6.G4" office:value-type="string">
                  <text:p text:style-name="P4">2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" text:anchor-type="page" text:anchor-page-number="3" svg:x="0.499cm" svg:y="0.499cm" svg:width="13.85cm" svg:height="9.999cm" draw:z-index="4">
        <draw:text-box>
          <text:section text:style-name="Sect1" text:name="MailMergeSection2020-03-06T13:43:47Z6MasterLabel">
            <table:table table:name="MailMergeTable2020-03-06T13:43:47Z5" table:style-name="MailMergeTable2020-03-06T13_3a_43_3a_47Z5">
              <table:table-column table:style-name="MailMergeTable2020-03-06T13_3a_43_3a_47Z5.A"/>
              <table:table-column table:style-name="MailMergeTable2020-03-06T13_3a_43_3a_47Z5.B"/>
              <table:table-column table:style-name="MailMergeTable2020-03-06T13_3a_43_3a_47Z5.C" table:number-columns-repeated="2"/>
              <table:table-column table:style-name="MailMergeTable2020-03-06T13_3a_43_3a_47Z5.E"/>
              <table:table-column table:style-name="MailMergeTable2020-03-06T13_3a_43_3a_47Z5.C"/>
              <table:table-column table:style-name="MailMergeTable2020-03-06T13_3a_43_3a_47Z5.G"/>
              <table:table-row>
                <table:table-cell table:style-name="MailMergeTable2020-03-06T13_3a_43_3a_47Z5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6T13_3a_43_3a_47Z5.A2" table:number-columns-spanned="7" office:value-type="string">
                  <text:p text:style-name="P2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5.3">
                <table:table-cell table:style-name="MailMergeTable2020-03-06T13_3a_43_3a_47Z5.A3" office:value-type="string">
                  <text:p text:style-name="P7"/>
                </table:table-cell>
                <table:table-cell table:style-name="MailMergeTable2020-03-06T13_3a_43_3a_47Z5.B3" table:number-columns-spanned="6" office:value-type="string">
                  <text:p text:style-name="P3">a) den Prozess der Leistungserstellung im Ausbildungsbetrieb beschreiben<text:line-break/>b) Wirtschaftlichkeit und Produktivität betrieblicher Leistungen beurteilen<text:line-break/>c) Einfluss der Wettbewerbssituation auf die Leistungserstellung und -verwertung darstellen<text:line-break/>d) 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6T13_3a_43_3a_47Z5.4">
                <table:table-cell table:style-name="MailMergeTable2020-03-06T13_3a_43_3a_47Z5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6T13_3a_43_3a_47Z5.A3" office:value-type="string">
                  <text:p text:style-name="P8"/>
                </table:table-cell>
                <table:table-cell table:style-name="MailMergeTable2020-03-06T13_3a_43_3a_47Z5.A3" office:value-type="string">
                  <text:p text:style-name="P8"/>
                </table:table-cell>
                <table:table-cell table:style-name="MailMergeTable2020-03-06T13_3a_43_3a_47Z5.A3" office:value-type="string">
                  <text:p text:style-name="P8"/>
                </table:table-cell>
                <table:table-cell table:style-name="MailMergeTable2020-03-06T13_3a_43_3a_47Z5.A3" office:value-type="string">
                  <text:p text:style-name="P10">6. Mrz 20</text:p>
                </table:table-cell>
                <table:table-cell table:style-name="MailMergeTable2020-03-06T13_3a_43_3a_47Z5.G4" office:value-type="string">
                  <text:p text:style-name="P4">2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MailMergeSection2020-03-06T13:43:47Z5Bereich3" text:protected="true"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7"/>
                </table:table-cell>
                <table:table-cell table:style-name="Tabelle4.B3" table:number-columns-spanned="6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9">Jahr 2,3</text:p>
                </table:table-cell>
                <table:covered-table-cell/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10">6. Mrz 20</text:p>
                </table:table-cell>
                <table:table-cell table:style-name="Tabelle4.G4" office:value-type="string">
                  <text:p text:style-name="P4">1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MailMergeSection2020-03-06T13:43:47Z4Bereich2" text:protected="true"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7"/>
                </table:table-cell>
                <table:table-cell table:style-name="Tabelle3.B3" table:number-columns-spanned="6" office:value-type="string">
                  <text:p text:style-name="P3">a) Gefährdung von Sicherheit und Gesundheit am Arbeitsplatz feststellen und Maßnahmen zu ihrer Vermeidung ergreifen<text:line-break/>b) berufsbezogene Arbeitsschutz- und Unfallverhütungsvorschriften anwenden<text:line-break/>c) Verhaltensweisen bei Unfällen beschreiben sowie erste Maßnahmen einleiten<text:line-break/>d) 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9">Jahr 3</text:p>
                </table:table-cell>
                <table:covered-table-cell/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10">6. Mrz 20</text:p>
                </table:table-cell>
                <table:table-cell table:style-name="Tabelle3.G4" office:value-type="string">
                  <text:p text:style-name="P4">1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MailMergeSection2020-03-06T13:43:47Z3Bereich1" text:protected="true"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7"/>
                </table:table-cell>
                <table:table-cell table:style-name="Tabelle2.B3" table:number-columns-spanned="6" office:value-type="string">
                  <text:p text:style-name="P3">a) rechtliche Vorschriften zur Berufsausbildung erläutern, Rechte und Pflichten aus dem Ausbildungsverhältnis erklären<text:line-break/>b) die Ausbildungsordnung mit dem betrieblichen Ausbildungsplan vergleichen<text:line-break/>c) die Notwendigkeit weiterer beruflicher Qualifizierung begründen<text:line-break/>d) berufliche Fortbildungsmöglichkeiten beschreiben und Aufstiegsmöglichkeiten nennen<text:line-break/>e) wesentliche Bestimmungen des Arbeits- und Tarifrechtes beschreiben und ihre Bedeutung für das Arbeitsverhältnis erklären<text:line-break/>f) eigene Entgeltabrechnung erläutern<text:line-break/>g) 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9">Jahr 3</text:p>
                </table:table-cell>
                <table:covered-table-cell/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10">6. Mrz 20</text:p>
                </table:table-cell>
                <table:table-cell table:style-name="Tabelle2.G4" office:value-type="string">
                  <text:p text:style-name="P4">1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ilMergeSection2020-03-06T13:43:47Z2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7"/>
                </table:table-cell>
                <table:table-cell table:style-name="Tabelle1.B3" table:number-columns-spanned="6" office:value-type="string">
                  <text:p text:style-name="P3">a) Aufgaben und Stellung des Ausbildungsbetriebes im gesamtwirtschaftlichen Zusammenhang beschreiben<text:line-break/>b) Aufbau des ausbildenden Betriebes erläutern<text:line-break/>c) Art und Rechtsform des Betriebes erläutern<text:line-break/>d) 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9">Jahr </text:p>
                </table:table-cell>
                <table:covered-table-cell/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10">6. Mrz 20</text:p>
                </table:table-cell>
                <table:table-cell table:style-name="Tabelle1.G4" office:value-type="string">
                  <text:p text:style-name="P4">1.1</text:p>
                </table:table-cell>
              </table:table-row>
            </table:table>
            <text:p text:style-name="P5"><text:s/>- <text:s/>-</text:p>
          </text:section>
        </draw:text-box>
      </draw:fram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7-08-07T13:01:51.223464160</meta:creation-date>
    <dc:creator>Jürgen Geinitz</dc:creator>
    <dc:date>2020-03-06T13:43:48.496384604</dc:date>
    <meta:editing-cycles>29</meta:editing-cycles>
    <meta:editing-duration>PT1H57M53S</meta:editing-duration>
    <meta:document-statistic meta:table-count="48" meta:image-count="0" meta:object-count="0" meta:page-count="23" meta:paragraph-count="296" meta:word-count="2242" meta:character-count="19701" meta:non-whitespace-character-count="17644"/>
  </office:meta>
</office:document-meta>
</file>